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Liberation Mono" svg:font-family="'Liberation Mono', 'Courier New'" style:font-family-generic="modern"/>
    <style:font-face style:name="FreeSans1" svg:font-family="FreeSans"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atin Modern Roman" svg:font-family="'Latin Modern Roman'"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Таблица4" style:family="table">
      <style:table-properties style:width="17cm" table:align="left"/>
    </style:style>
    <style:style style:name="Таблица4.A" style:family="table-column">
      <style:table-column-properties style:column-width="3.611cm"/>
    </style:style>
    <style:style style:name="Таблица4.B" style:family="table-column">
      <style:table-column-properties style:column-width="3.595cm"/>
    </style:style>
    <style:style style:name="Таблица4.C" style:family="table-column">
      <style:table-column-properties style:column-width="3.623cm"/>
    </style:style>
    <style:style style:name="Таблица4.D" style:family="table-column">
      <style:table-column-properties style:column-width="4.018cm"/>
    </style:style>
    <style:style style:name="Таблица4.E" style:family="table-column">
      <style:table-column-properties style:column-width="2.154cm"/>
    </style:style>
    <style:style style:name="Таблица4.A1" style:family="table-cell">
      <style:table-cell-properties style:vertical-align="middle" fo:padding="0.049cm" fo:border="none"/>
    </style:style>
    <style:style style:name="P1" style:family="paragraph" style:parent-style-name="Text_20_body">
      <style:text-properties officeooo:paragraph-rsid="0043f48f"/>
    </style:style>
    <style:style style:name="P2" style:family="paragraph" style:parent-style-name="Text_20_body">
      <style:text-properties officeooo:paragraph-rsid="004eb5b5"/>
    </style:style>
    <style:style style:name="P3" style:family="paragraph" style:parent-style-name="Text_20_body">
      <style:text-properties officeooo:paragraph-rsid="0050d52a"/>
    </style:style>
    <style:style style:name="P4" style:family="paragraph" style:parent-style-name="Text_20_body">
      <style:text-properties officeooo:paragraph-rsid="00522790"/>
    </style:style>
    <style:style style:name="P5" style:family="paragraph" style:parent-style-name="Text_20_body">
      <style:text-properties officeooo:paragraph-rsid="00309eed"/>
    </style:style>
    <style:style style:name="P6" style:family="paragraph" style:parent-style-name="Text_20_body">
      <style:text-properties officeooo:paragraph-rsid="00587a2e"/>
    </style:style>
    <style:style style:name="P7" style:family="paragraph" style:parent-style-name="Text_20_body">
      <style:text-properties style:font-name="Latin Modern Roman" fo:font-size="14pt" fo:language="uk" fo:country="UA" fo:font-weight="normal" officeooo:rsid="003f84f8" officeooo:paragraph-rsid="00587a2e" style:font-size-asian="14pt" style:font-weight-asian="normal" style:font-size-complex="14pt" style:font-weight-complex="normal"/>
    </style:style>
    <style:style style:name="P8" style:family="paragraph" style:parent-style-name="Text_20_body">
      <style:paragraph-properties fo:margin-top="0cm" fo:margin-bottom="0cm" loext:contextual-spacing="false"/>
      <style:text-properties style:font-name="Latin Modern Roman" fo:font-size="14pt" fo:font-weight="normal" officeooo:paragraph-rsid="00013c53" style:font-size-asian="14pt" style:font-weight-asian="normal" style:font-size-complex="14pt" style:font-weight-complex="normal"/>
    </style:style>
    <style:style style:name="P9" style:family="paragraph" style:parent-style-name="Text_20_body">
      <style:paragraph-properties fo:margin-top="0cm" fo:margin-bottom="0cm" loext:contextual-spacing="false"/>
      <style:text-properties style:font-name="Latin Modern Roman" fo:font-size="14pt" fo:font-weight="normal" officeooo:rsid="000069ec" officeooo:paragraph-rsid="000069ec" style:font-size-asian="14pt" style:font-weight-asian="normal" style:font-size-complex="14pt" style:font-weight-complex="normal"/>
    </style:style>
    <style:style style:name="P10" style:family="paragraph" style:parent-style-name="Text_20_body">
      <style:paragraph-properties fo:margin-top="0cm" fo:margin-bottom="0cm" loext:contextual-spacing="false"/>
      <style:text-properties style:font-name="Latin Modern Roman" fo:font-size="14pt" fo:font-weight="normal" officeooo:paragraph-rsid="000a5b7a" style:font-size-asian="14pt" style:font-weight-asian="normal" style:font-size-complex="14pt" style:font-weight-complex="normal"/>
    </style:style>
    <style:style style:name="P11" style:family="paragraph" style:parent-style-name="Text_20_body">
      <style:paragraph-properties fo:margin-top="0cm" fo:margin-bottom="0cm" loext:contextual-spacing="false"/>
      <style:text-properties style:font-name="Latin Modern Roman" fo:font-size="14pt" fo:font-weight="normal" officeooo:rsid="00013c53" officeooo:paragraph-rsid="00013c53" style:font-size-asian="14pt" style:font-weight-asian="normal" style:font-size-complex="14pt" style:font-weight-complex="normal"/>
    </style:style>
    <style:style style:name="P12" style:family="paragraph" style:parent-style-name="Text_20_body">
      <style:paragraph-properties fo:margin-top="0cm" fo:margin-bottom="0cm" loext:contextual-spacing="false"/>
      <style:text-properties style:font-name="Latin Modern Roman" fo:font-size="14pt" fo:font-weight="normal" officeooo:rsid="003d1ab4" officeooo:paragraph-rsid="003d1ab4" style:font-size-asian="14pt" style:font-weight-asian="normal" style:font-size-complex="14pt" style:font-weight-complex="normal"/>
    </style:style>
    <style:style style:name="P13" style:family="paragraph" style:parent-style-name="Text_20_body">
      <style:paragraph-properties fo:margin-top="0cm" fo:margin-bottom="0cm" loext:contextual-spacing="false"/>
      <style:text-properties style:font-name="Latin Modern Roman" fo:font-size="14pt" fo:font-weight="normal" officeooo:paragraph-rsid="000069ec" style:font-size-asian="14pt" style:font-weight-asian="normal" style:font-size-complex="14pt" style:font-weight-complex="normal"/>
    </style:style>
    <style:style style:name="P14" style:family="paragraph" style:parent-style-name="Text_20_body">
      <style:paragraph-properties fo:margin-top="0cm" fo:margin-bottom="0cm" loext:contextual-spacing="false"/>
      <style:text-properties style:font-name="Latin Modern Roman" fo:font-size="14pt" fo:font-weight="normal" officeooo:rsid="003f84f8" officeooo:paragraph-rsid="003f84f8" style:font-size-asian="14pt" style:font-weight-asian="normal" style:font-size-complex="14pt" style:font-weight-complex="normal"/>
    </style:style>
    <style:style style:name="P15" style:family="paragraph" style:parent-style-name="Text_20_body">
      <style:paragraph-properties fo:margin-top="0cm" fo:margin-bottom="0cm" loext:contextual-spacing="false"/>
      <style:text-properties style:font-name="Latin Modern Roman" fo:font-size="14pt" fo:font-weight="normal" officeooo:rsid="003f84f8" officeooo:paragraph-rsid="00587a2e" style:font-size-asian="14pt" style:font-weight-asian="normal" style:font-size-complex="14pt" style:font-weight-complex="normal"/>
    </style:style>
    <style:style style:name="P16" style:family="paragraph" style:parent-style-name="Text_20_body">
      <style:paragraph-properties fo:margin-top="0cm" fo:margin-bottom="0cm" loext:contextual-spacing="false"/>
      <style:text-properties style:font-name="Latin Modern Roman" fo:font-size="14pt" fo:font-weight="normal" officeooo:rsid="00407d90" officeooo:paragraph-rsid="00407d90" style:font-size-asian="14pt" style:font-weight-asian="normal" style:font-size-complex="14pt" style:font-weight-complex="normal"/>
    </style:style>
    <style:style style:name="P17" style:family="paragraph" style:parent-style-name="Text_20_body">
      <style:paragraph-properties fo:margin-top="0cm" fo:margin-bottom="0cm" loext:contextual-spacing="false"/>
      <style:text-properties style:font-name="Latin Modern Roman" fo:font-size="14pt" fo:font-weight="normal" officeooo:rsid="0040e838" officeooo:paragraph-rsid="0040e838" style:font-size-asian="14pt" style:font-weight-asian="normal" style:font-size-complex="14pt" style:font-weight-complex="normal"/>
    </style:style>
    <style:style style:name="P18" style:family="paragraph" style:parent-style-name="Text_20_body">
      <style:paragraph-properties fo:margin-top="0cm" fo:margin-bottom="0cm" loext:contextual-spacing="false"/>
      <style:text-properties style:font-name="Latin Modern Roman" fo:font-size="14pt" fo:font-weight="normal" officeooo:paragraph-rsid="001e7113" style:font-size-asian="14pt" style:font-weight-asian="normal" style:font-size-complex="14pt" style:font-weight-complex="normal"/>
    </style:style>
    <style:style style:name="P19" style:family="paragraph" style:parent-style-name="Text_20_body">
      <style:paragraph-properties fo:margin-top="0cm" fo:margin-bottom="0cm" loext:contextual-spacing="false"/>
      <style:text-properties style:font-name="Latin Modern Roman" fo:font-size="14pt" fo:font-weight="normal" officeooo:paragraph-rsid="003488f6" style:font-size-asian="14pt" style:font-weight-asian="normal" style:font-size-complex="14pt" style:font-weight-complex="normal"/>
    </style:style>
    <style:style style:name="P20" style:family="paragraph" style:parent-style-name="Text_20_body">
      <style:paragraph-properties fo:margin-top="0cm" fo:margin-bottom="0cm" loext:contextual-spacing="false"/>
      <style:text-properties style:font-name="Latin Modern Roman" fo:font-size="14pt" fo:font-weight="normal" officeooo:rsid="003488f6" officeooo:paragraph-rsid="003488f6" style:font-size-asian="14pt" style:font-weight-asian="normal" style:font-size-complex="14pt" style:font-weight-complex="normal"/>
    </style:style>
    <style:style style:name="P21" style:family="paragraph" style:parent-style-name="Text_20_body">
      <style:paragraph-properties fo:margin-top="0cm" fo:margin-bottom="0cm" loext:contextual-spacing="false"/>
      <style:text-properties style:font-name="Latin Modern Roman" fo:font-size="14pt" fo:language="uk" fo:country="UA" fo:font-weight="normal" officeooo:rsid="0004d6b1" officeooo:paragraph-rsid="0004d6b1" style:font-size-asian="14pt" style:font-weight-asian="normal" style:font-size-complex="14pt" style:font-weight-complex="normal"/>
    </style:style>
    <style:style style:name="P22" style:family="paragraph" style:parent-style-name="Text_20_body">
      <style:paragraph-properties fo:margin-top="0cm" fo:margin-bottom="0cm" loext:contextual-spacing="false"/>
      <style:text-properties style:font-name="Latin Modern Roman" fo:font-size="14pt" fo:language="uk" fo:country="UA" fo:font-weight="normal" officeooo:rsid="0008cad2" officeooo:paragraph-rsid="0008cad2" style:font-size-asian="14pt" style:font-weight-asian="normal" style:font-size-complex="14pt" style:font-weight-complex="normal"/>
    </style:style>
    <style:style style:name="P23" style:family="paragraph" style:parent-style-name="Text_20_body">
      <style:paragraph-properties fo:margin-top="0cm" fo:margin-bottom="0cm" loext:contextual-spacing="false"/>
      <style:text-properties style:font-name="Latin Modern Roman" fo:font-size="14pt" fo:language="uk" fo:country="UA" fo:font-weight="normal" officeooo:rsid="0009166a" officeooo:paragraph-rsid="00095939" style:font-size-asian="14pt" style:font-weight-asian="normal" style:font-size-complex="14pt" style:font-weight-complex="normal"/>
    </style:style>
    <style:style style:name="P24" style:family="paragraph" style:parent-style-name="Text_20_body">
      <style:paragraph-properties fo:margin-top="0cm" fo:margin-bottom="0cm" loext:contextual-spacing="false"/>
      <style:text-properties style:font-name="Latin Modern Roman" fo:font-size="14pt" fo:language="uk" fo:country="UA" fo:font-weight="normal" officeooo:rsid="0009166a" officeooo:paragraph-rsid="000a5b7a" style:font-size-asian="14pt" style:font-weight-asian="normal" style:font-size-complex="14pt" style:font-weight-complex="normal"/>
    </style:style>
    <style:style style:name="P25" style:family="paragraph" style:parent-style-name="Text_20_body">
      <style:paragraph-properties fo:margin-top="0cm" fo:margin-bottom="0cm" loext:contextual-spacing="false"/>
      <style:text-properties style:font-name="Latin Modern Roman" fo:font-size="14pt" fo:language="uk" fo:country="UA" fo:font-weight="normal" officeooo:rsid="0009166a" officeooo:paragraph-rsid="00653774" style:font-size-asian="14pt" style:font-weight-asian="normal" style:font-size-complex="14pt" style:font-weight-complex="normal"/>
    </style:style>
    <style:style style:name="P26" style:family="paragraph" style:parent-style-name="Text_20_body">
      <style:paragraph-properties fo:margin-top="0cm" fo:margin-bottom="0cm" loext:contextual-spacing="false"/>
      <style:text-properties style:font-name="Latin Modern Roman" fo:font-size="14pt" fo:language="uk" fo:country="UA" fo:font-weight="normal" officeooo:rsid="000a5b7a" officeooo:paragraph-rsid="000a5b7a" style:font-size-asian="14pt" style:font-weight-asian="normal" style:font-size-complex="14pt" style:font-weight-complex="normal"/>
    </style:style>
    <style:style style:name="P27" style:family="paragraph" style:parent-style-name="Text_20_body">
      <style:paragraph-properties fo:margin-top="0cm" fo:margin-bottom="0cm" loext:contextual-spacing="false"/>
      <style:text-properties style:font-name="Latin Modern Roman" fo:font-size="14pt" fo:language="uk" fo:country="UA" fo:font-weight="normal" officeooo:rsid="00396fb8" officeooo:paragraph-rsid="00396fb8" style:font-size-asian="14pt" style:font-weight-asian="normal" style:font-size-complex="14pt" style:font-weight-complex="normal"/>
    </style:style>
    <style:style style:name="P28" style:family="paragraph" style:parent-style-name="Text_20_body">
      <style:paragraph-properties fo:margin-top="0cm" fo:margin-bottom="0cm" loext:contextual-spacing="false"/>
      <style:text-properties style:font-name="Latin Modern Roman" fo:font-size="14pt" fo:language="uk" fo:country="UA" fo:font-weight="normal" officeooo:rsid="003a257c" officeooo:paragraph-rsid="003a257c" style:font-size-asian="14pt" style:font-weight-asian="normal" style:font-size-complex="14pt" style:font-weight-complex="normal"/>
    </style:style>
    <style:style style:name="P29" style:family="paragraph" style:parent-style-name="Text_20_body">
      <style:paragraph-properties fo:margin-top="0cm" fo:margin-bottom="0cm" loext:contextual-spacing="false"/>
      <style:text-properties style:font-name="Latin Modern Roman" fo:font-size="14pt" fo:language="uk" fo:country="UA" fo:font-weight="normal" officeooo:rsid="003bc035" officeooo:paragraph-rsid="003bc035" style:font-size-asian="14pt" style:font-weight-asian="normal" style:font-size-complex="14pt" style:font-weight-complex="normal"/>
    </style:style>
    <style:style style:name="P30" style:family="paragraph" style:parent-style-name="Text_20_body">
      <style:paragraph-properties fo:margin-top="0cm" fo:margin-bottom="0cm" loext:contextual-spacing="false"/>
      <style:text-properties style:font-name="Latin Modern Roman" fo:font-size="14pt" fo:language="uk" fo:country="UA" fo:font-weight="normal" officeooo:rsid="000069ec" officeooo:paragraph-rsid="00587a2e" style:font-size-asian="14pt" style:font-weight-asian="normal" style:font-size-complex="14pt" style:font-weight-complex="normal"/>
    </style:style>
    <style:style style:name="P31" style:family="paragraph" style:parent-style-name="Text_20_body">
      <style:paragraph-properties fo:margin-top="0cm" fo:margin-bottom="0cm" loext:contextual-spacing="false"/>
      <style:text-properties style:font-name="Latin Modern Roman" fo:font-size="14pt" fo:language="uk" fo:country="UA" fo:font-weight="normal" officeooo:rsid="00095939" officeooo:paragraph-rsid="00653774" style:font-size-asian="14pt" style:font-weight-asian="normal" style:font-size-complex="14pt" style:font-weight-complex="normal"/>
    </style:style>
    <style:style style:name="P32" style:family="paragraph" style:parent-style-name="Text_20_body">
      <style:paragraph-properties fo:margin-top="0cm" fo:margin-bottom="0cm" loext:contextual-spacing="false"/>
      <style:text-properties fo:language="uk" fo:country="UA" fo:font-weight="normal" officeooo:rsid="0009166a" officeooo:paragraph-rsid="000ece00" style:font-weight-asian="normal" style:font-weight-complex="normal"/>
    </style:style>
    <style:style style:name="P33" style:family="paragraph" style:parent-style-name="Text_20_body">
      <style:paragraph-properties fo:margin-top="0cm" fo:margin-bottom="0cm" loext:contextual-spacing="false"/>
      <style:text-properties fo:language="uk" fo:country="UA" fo:font-weight="normal" officeooo:rsid="0009166a" officeooo:paragraph-rsid="000f84af" style:font-weight-asian="normal" style:font-weight-complex="normal"/>
    </style:style>
    <style:style style:name="P34" style:family="paragraph" style:parent-style-name="Text_20_body">
      <style:paragraph-properties fo:margin-top="0cm" fo:margin-bottom="0cm" loext:contextual-spacing="false"/>
      <style:text-properties fo:language="uk" fo:country="UA" fo:font-weight="normal" officeooo:rsid="0009166a" officeooo:paragraph-rsid="001089c0" style:font-weight-asian="normal" style:font-weight-complex="normal"/>
    </style:style>
    <style:style style:name="P35" style:family="paragraph" style:parent-style-name="Text_20_body">
      <style:paragraph-properties fo:margin-top="0cm" fo:margin-bottom="0cm" loext:contextual-spacing="false"/>
      <style:text-properties fo:language="uk" fo:country="UA" fo:font-weight="normal" officeooo:rsid="0009166a" officeooo:paragraph-rsid="00120e47" style:font-weight-asian="normal" style:font-weight-complex="normal"/>
    </style:style>
    <style:style style:name="P36" style:family="paragraph" style:parent-style-name="Text_20_body">
      <style:paragraph-properties fo:margin-top="0cm" fo:margin-bottom="0cm" loext:contextual-spacing="false"/>
      <style:text-properties officeooo:paragraph-rsid="000b18c1"/>
    </style:style>
    <style:style style:name="P37" style:family="paragraph" style:parent-style-name="Text_20_body">
      <style:paragraph-properties fo:margin-top="0cm" fo:margin-bottom="0cm" loext:contextual-spacing="false"/>
      <style:text-properties officeooo:paragraph-rsid="000c3308"/>
    </style:style>
    <style:style style:name="P38" style:family="paragraph" style:parent-style-name="Text_20_body">
      <style:paragraph-properties fo:margin-top="0cm" fo:margin-bottom="0cm" loext:contextual-spacing="false"/>
      <style:text-properties officeooo:paragraph-rsid="000ece00"/>
    </style:style>
    <style:style style:name="P39" style:family="paragraph" style:parent-style-name="Text_20_body">
      <style:paragraph-properties fo:margin-top="0cm" fo:margin-bottom="0cm" loext:contextual-spacing="false"/>
      <style:text-properties officeooo:paragraph-rsid="001089c0"/>
    </style:style>
    <style:style style:name="P40" style:family="paragraph" style:parent-style-name="Text_20_body">
      <style:paragraph-properties fo:margin-top="0cm" fo:margin-bottom="0cm" loext:contextual-spacing="false"/>
      <style:text-properties officeooo:paragraph-rsid="00120e47"/>
    </style:style>
    <style:style style:name="P41" style:family="paragraph" style:parent-style-name="Text_20_body">
      <style:paragraph-properties fo:margin-top="0cm" fo:margin-bottom="0cm" loext:contextual-spacing="false"/>
      <style:text-properties officeooo:paragraph-rsid="001671e3"/>
    </style:style>
    <style:style style:name="P42" style:family="paragraph" style:parent-style-name="Text_20_body">
      <style:paragraph-properties fo:margin-top="0cm" fo:margin-bottom="0cm" loext:contextual-spacing="false"/>
      <style:text-properties officeooo:paragraph-rsid="00177bad"/>
    </style:style>
    <style:style style:name="P43" style:family="paragraph" style:parent-style-name="Text_20_body">
      <style:paragraph-properties fo:margin-top="0cm" fo:margin-bottom="0cm" loext:contextual-spacing="false"/>
      <style:text-properties officeooo:paragraph-rsid="00195fd0"/>
    </style:style>
    <style:style style:name="P44" style:family="paragraph" style:parent-style-name="Text_20_body">
      <style:paragraph-properties fo:margin-top="0cm" fo:margin-bottom="0cm" loext:contextual-spacing="false"/>
      <style:text-properties officeooo:paragraph-rsid="001ac0fc"/>
    </style:style>
    <style:style style:name="P45" style:family="paragraph" style:parent-style-name="Text_20_body">
      <style:paragraph-properties fo:margin-top="0cm" fo:margin-bottom="0cm" loext:contextual-spacing="false"/>
      <style:text-properties officeooo:paragraph-rsid="001c89a9"/>
    </style:style>
    <style:style style:name="P46" style:family="paragraph" style:parent-style-name="Text_20_body">
      <style:paragraph-properties fo:margin-top="0cm" fo:margin-bottom="0cm" loext:contextual-spacing="false"/>
      <style:text-properties officeooo:paragraph-rsid="00252922"/>
    </style:style>
    <style:style style:name="P47" style:family="paragraph" style:parent-style-name="Text_20_body">
      <style:paragraph-properties fo:margin-top="0cm" fo:margin-bottom="0cm" loext:contextual-spacing="false"/>
      <style:text-properties officeooo:paragraph-rsid="0018fc24"/>
    </style:style>
    <style:style style:name="P48" style:family="paragraph" style:parent-style-name="Text_20_body">
      <style:paragraph-properties fo:margin-top="0cm" fo:margin-bottom="0cm" loext:contextual-spacing="false"/>
      <style:text-properties officeooo:paragraph-rsid="000069ec"/>
    </style:style>
    <style:style style:name="P49" style:family="paragraph" style:parent-style-name="Text_20_body">
      <style:paragraph-properties fo:margin-top="0cm" fo:margin-bottom="0cm" loext:contextual-spacing="false"/>
      <style:text-properties officeooo:paragraph-rsid="00295fdf"/>
    </style:style>
    <style:style style:name="P50" style:family="paragraph" style:parent-style-name="Text_20_body">
      <style:paragraph-properties fo:margin-top="0cm" fo:margin-bottom="0cm" loext:contextual-spacing="false"/>
      <style:text-properties officeooo:paragraph-rsid="001e7113"/>
    </style:style>
    <style:style style:name="P51" style:family="paragraph" style:parent-style-name="Text_20_body">
      <style:paragraph-properties fo:margin-top="0cm" fo:margin-bottom="0cm" loext:contextual-spacing="false"/>
      <style:text-properties officeooo:rsid="003488f6" officeooo:paragraph-rsid="003488f6"/>
    </style:style>
    <style:style style:name="P52" style:family="paragraph" style:parent-style-name="Text_20_body">
      <style:paragraph-properties fo:margin-top="0cm" fo:margin-bottom="0cm" loext:contextual-spacing="false"/>
      <style:text-properties officeooo:paragraph-rsid="003488f6"/>
    </style:style>
    <style:style style:name="P53" style:family="paragraph" style:parent-style-name="Text_20_body">
      <style:paragraph-properties fo:margin-top="0cm" fo:margin-bottom="0cm" loext:contextual-spacing="false"/>
      <style:text-properties officeooo:rsid="0034b5a2" officeooo:paragraph-rsid="0034b5a2"/>
    </style:style>
    <style:style style:name="P54" style:family="paragraph" style:parent-style-name="Text_20_body">
      <style:paragraph-properties fo:margin-top="0cm" fo:margin-bottom="0cm" loext:contextual-spacing="false"/>
      <style:text-properties officeooo:paragraph-rsid="0034b5a2"/>
    </style:style>
    <style:style style:name="P55" style:family="paragraph" style:parent-style-name="Text_20_body">
      <style:paragraph-properties fo:margin-top="0cm" fo:margin-bottom="0cm" loext:contextual-spacing="false"/>
      <style:text-properties officeooo:paragraph-rsid="003d1ab4"/>
    </style:style>
    <style:style style:name="P56" style:family="paragraph" style:parent-style-name="Text_20_body">
      <style:paragraph-properties fo:margin-top="0cm" fo:margin-bottom="0cm" loext:contextual-spacing="false"/>
      <style:text-properties officeooo:rsid="003f84f8" officeooo:paragraph-rsid="0040e838"/>
    </style:style>
    <style:style style:name="P57" style:family="paragraph" style:parent-style-name="Text_20_body">
      <style:paragraph-properties fo:margin-top="0cm" fo:margin-bottom="0cm" loext:contextual-spacing="false"/>
      <style:text-properties officeooo:rsid="003f84f8" officeooo:paragraph-rsid="004689d9"/>
    </style:style>
    <style:style style:name="P58" style:family="paragraph" style:parent-style-name="Text_20_body">
      <style:paragraph-properties fo:margin-top="0cm" fo:margin-bottom="0cm" loext:contextual-spacing="false"/>
      <style:text-properties officeooo:rsid="003f84f8" officeooo:paragraph-rsid="004799af"/>
    </style:style>
    <style:style style:name="P59" style:family="paragraph" style:parent-style-name="Text_20_body">
      <style:paragraph-properties fo:margin-top="0cm" fo:margin-bottom="0cm" loext:contextual-spacing="false"/>
      <style:text-properties officeooo:rsid="003f84f8" officeooo:paragraph-rsid="004b582a"/>
    </style:style>
    <style:style style:name="P60" style:family="paragraph" style:parent-style-name="Text_20_body">
      <style:paragraph-properties fo:margin-top="0cm" fo:margin-bottom="0cm" loext:contextual-spacing="false"/>
      <style:text-properties officeooo:rsid="003f84f8" officeooo:paragraph-rsid="004c9517"/>
    </style:style>
    <style:style style:name="P61" style:family="paragraph" style:parent-style-name="Text_20_body">
      <style:paragraph-properties fo:margin-top="0cm" fo:margin-bottom="0cm" loext:contextual-spacing="false"/>
      <style:text-properties officeooo:rsid="0040e838" officeooo:paragraph-rsid="0040e838"/>
    </style:style>
    <style:style style:name="P62" style:family="paragraph" style:parent-style-name="Text_20_body">
      <style:paragraph-properties fo:margin-top="0cm" fo:margin-bottom="0cm" loext:contextual-spacing="false"/>
      <style:text-properties officeooo:rsid="004689d9" officeooo:paragraph-rsid="004689d9"/>
    </style:style>
    <style:style style:name="P63" style:family="paragraph" style:parent-style-name="Text_20_body">
      <style:paragraph-properties fo:margin-top="0cm" fo:margin-bottom="0cm" loext:contextual-spacing="false"/>
      <style:text-properties officeooo:paragraph-rsid="004f3723"/>
    </style:style>
    <style:style style:name="P64" style:family="paragraph" style:parent-style-name="Text_20_body">
      <style:paragraph-properties fo:margin-top="0cm" fo:margin-bottom="0cm" loext:contextual-spacing="false"/>
      <style:text-properties officeooo:rsid="0055af3a" officeooo:paragraph-rsid="0055af3a"/>
    </style:style>
    <style:style style:name="P65" style:family="paragraph" style:parent-style-name="Text_20_body">
      <style:paragraph-properties fo:margin-top="0cm" fo:margin-bottom="0cm" loext:contextual-spacing="false"/>
      <style:text-properties officeooo:paragraph-rsid="00577b89"/>
    </style:style>
    <style:style style:name="P66" style:family="paragraph" style:parent-style-name="Text_20_body">
      <style:paragraph-properties fo:margin-top="0cm" fo:margin-bottom="0cm" loext:contextual-spacing="false"/>
      <style:text-properties officeooo:paragraph-rsid="00691855"/>
    </style:style>
    <style:style style:name="P67" style:family="paragraph" style:parent-style-name="Preformatted_20_Text">
      <style:paragraph-properties fo:margin-top="0cm" fo:margin-bottom="0cm" loext:contextual-spacing="false"/>
    </style:style>
    <style:style style:name="P68" style:family="paragraph" style:parent-style-name="Preformatted_20_Text">
      <style:paragraph-properties fo:margin-top="0cm" fo:margin-bottom="0cm" loext:contextual-spacing="false"/>
      <style:text-properties fo:language="uk" fo:country="UA" fo:font-weight="normal" officeooo:rsid="0009166a" officeooo:paragraph-rsid="000a5b7a" style:font-weight-asian="normal" style:font-weight-complex="normal"/>
    </style:style>
    <style:style style:name="P69" style:family="paragraph" style:parent-style-name="Preformatted_20_Text">
      <style:paragraph-properties fo:margin-top="0cm" fo:margin-bottom="0cm" loext:contextual-spacing="false"/>
      <style:text-properties fo:language="uk" fo:country="UA" fo:font-weight="normal" officeooo:rsid="0009166a" officeooo:paragraph-rsid="000b18c1" style:font-weight-asian="normal" style:font-weight-complex="normal"/>
    </style:style>
    <style:style style:name="P70" style:family="paragraph" style:parent-style-name="Preformatted_20_Text">
      <style:paragraph-properties fo:margin-top="0cm" fo:margin-bottom="0cm" loext:contextual-spacing="false"/>
      <style:text-properties fo:language="uk" fo:country="UA" fo:font-weight="normal" officeooo:rsid="0009166a" officeooo:paragraph-rsid="000ece00" style:font-weight-asian="normal" style:font-weight-complex="normal"/>
    </style:style>
    <style:style style:name="P71" style:family="paragraph" style:parent-style-name="Preformatted_20_Text">
      <style:paragraph-properties fo:margin-top="0cm" fo:margin-bottom="0cm" loext:contextual-spacing="false"/>
      <style:text-properties style:font-name="Latin Modern Roman" fo:font-size="14pt" fo:font-weight="normal" style:font-size-asian="14pt" style:font-weight-asian="normal" style:font-size-complex="14pt" style:font-weight-complex="normal"/>
    </style:style>
    <style:style style:name="P72" style:family="paragraph" style:parent-style-name="Preformatted_20_Text">
      <style:paragraph-properties fo:margin-top="0cm" fo:margin-bottom="0cm" loext:contextual-spacing="false"/>
      <style:text-properties style:font-name="Latin Modern Roman" fo:font-size="14pt" fo:font-weight="normal" officeooo:rsid="0040e838" officeooo:paragraph-rsid="004689d9" style:font-size-asian="14pt" style:font-weight-asian="normal" style:font-size-complex="14pt" style:font-weight-complex="normal"/>
    </style:style>
    <style:style style:name="P73" style:family="paragraph" style:parent-style-name="Preformatted_20_Text">
      <style:paragraph-properties fo:margin-top="0cm" fo:margin-bottom="0cm" loext:contextual-spacing="false"/>
      <style:text-properties officeooo:paragraph-rsid="000a5b7a"/>
    </style:style>
    <style:style style:name="P74" style:family="paragraph" style:parent-style-name="Preformatted_20_Text">
      <style:paragraph-properties fo:margin-top="0cm" fo:margin-bottom="0cm" loext:contextual-spacing="false"/>
      <style:text-properties officeooo:paragraph-rsid="000c3308"/>
    </style:style>
    <style:style style:name="P75" style:family="paragraph" style:parent-style-name="Preformatted_20_Text">
      <style:paragraph-properties fo:margin-top="0cm" fo:margin-bottom="0cm" loext:contextual-spacing="false"/>
      <style:text-properties officeooo:paragraph-rsid="0013daf1"/>
    </style:style>
    <style:style style:name="P76" style:family="paragraph" style:parent-style-name="Preformatted_20_Text">
      <style:paragraph-properties fo:margin-top="0cm" fo:margin-bottom="0cm" loext:contextual-spacing="false"/>
      <style:text-properties officeooo:paragraph-rsid="00120e47"/>
    </style:style>
    <style:style style:name="P77" style:family="paragraph" style:parent-style-name="Preformatted_20_Text">
      <style:paragraph-properties fo:margin-top="0cm" fo:margin-bottom="0cm" loext:contextual-spacing="false"/>
      <style:text-properties officeooo:paragraph-rsid="001671e3"/>
    </style:style>
    <style:style style:name="P78" style:family="paragraph" style:parent-style-name="Preformatted_20_Text">
      <style:paragraph-properties fo:margin-top="0cm" fo:margin-bottom="0cm" loext:contextual-spacing="false"/>
      <style:text-properties officeooo:paragraph-rsid="001ac0fc"/>
    </style:style>
    <style:style style:name="P79" style:family="paragraph" style:parent-style-name="Preformatted_20_Text">
      <style:paragraph-properties fo:margin-top="0cm" fo:margin-bottom="0cm" loext:contextual-spacing="false"/>
      <style:text-properties officeooo:paragraph-rsid="001c89a9"/>
    </style:style>
    <style:style style:name="P80" style:family="paragraph" style:parent-style-name="Preformatted_20_Text">
      <style:paragraph-properties fo:margin-top="0cm" fo:margin-bottom="0cm" loext:contextual-spacing="false"/>
      <style:text-properties officeooo:paragraph-rsid="001e7113"/>
    </style:style>
    <style:style style:name="P81" style:family="paragraph" style:parent-style-name="Preformatted_20_Text">
      <style:paragraph-properties fo:margin-top="0cm" fo:margin-bottom="0cm" loext:contextual-spacing="false"/>
      <style:text-properties officeooo:paragraph-rsid="001f8abb"/>
    </style:style>
    <style:style style:name="P82" style:family="paragraph" style:parent-style-name="Preformatted_20_Text">
      <style:paragraph-properties fo:margin-top="0cm" fo:margin-bottom="0cm" loext:contextual-spacing="false"/>
      <style:text-properties officeooo:paragraph-rsid="0020a6c0"/>
    </style:style>
    <style:style style:name="P83" style:family="paragraph" style:parent-style-name="Preformatted_20_Text">
      <style:paragraph-properties fo:margin-top="0cm" fo:margin-bottom="0cm" loext:contextual-spacing="false"/>
      <style:text-properties officeooo:paragraph-rsid="00218add"/>
    </style:style>
    <style:style style:name="P84" style:family="paragraph" style:parent-style-name="Preformatted_20_Text">
      <style:paragraph-properties fo:margin-top="0cm" fo:margin-bottom="0cm" loext:contextual-spacing="false"/>
      <style:text-properties officeooo:paragraph-rsid="00252922"/>
    </style:style>
    <style:style style:name="P85" style:family="paragraph" style:parent-style-name="Preformatted_20_Text">
      <style:paragraph-properties fo:margin-top="0cm" fo:margin-bottom="0cm" loext:contextual-spacing="false"/>
      <style:text-properties officeooo:paragraph-rsid="002adc90"/>
    </style:style>
    <style:style style:name="P86" style:family="paragraph" style:parent-style-name="Preformatted_20_Text">
      <style:paragraph-properties fo:margin-top="0cm" fo:margin-bottom="0cm" loext:contextual-spacing="false"/>
      <style:text-properties officeooo:paragraph-rsid="00331379"/>
    </style:style>
    <style:style style:name="P87" style:family="paragraph" style:parent-style-name="Preformatted_20_Text">
      <style:paragraph-properties fo:margin-top="0cm" fo:margin-bottom="0cm" loext:contextual-spacing="false"/>
      <style:text-properties officeooo:paragraph-rsid="003488f6"/>
    </style:style>
    <style:style style:name="P88" style:family="paragraph" style:parent-style-name="Preformatted_20_Text">
      <style:paragraph-properties fo:margin-top="0cm" fo:margin-bottom="0cm" loext:contextual-spacing="false"/>
      <style:text-properties officeooo:paragraph-rsid="00365ba5"/>
    </style:style>
    <style:style style:name="P89" style:family="paragraph" style:parent-style-name="Preformatted_20_Text">
      <style:paragraph-properties fo:margin-top="0cm" fo:margin-bottom="0cm" loext:contextual-spacing="false"/>
      <style:text-properties officeooo:paragraph-rsid="00396fb8"/>
    </style:style>
    <style:style style:name="P90" style:family="paragraph" style:parent-style-name="Preformatted_20_Text">
      <style:paragraph-properties fo:margin-top="0cm" fo:margin-bottom="0cm" loext:contextual-spacing="false"/>
      <style:text-properties officeooo:paragraph-rsid="0040e838"/>
    </style:style>
    <style:style style:name="P91" style:family="paragraph" style:parent-style-name="Preformatted_20_Text">
      <style:paragraph-properties fo:margin-top="0cm" fo:margin-bottom="0cm" loext:contextual-spacing="false"/>
      <style:text-properties officeooo:paragraph-rsid="004689d9"/>
    </style:style>
    <style:style style:name="P92" style:family="paragraph" style:parent-style-name="Preformatted_20_Text">
      <style:paragraph-properties fo:margin-top="0cm" fo:margin-bottom="0cm" loext:contextual-spacing="false"/>
      <style:text-properties officeooo:paragraph-rsid="0050670c"/>
    </style:style>
    <style:style style:name="P93" style:family="paragraph" style:parent-style-name="Preformatted_20_Text_20__28_user_29_">
      <style:paragraph-properties fo:margin-top="0cm" fo:margin-bottom="0cm" loext:contextual-spacing="false"/>
      <style:text-properties officeooo:paragraph-rsid="00013c53"/>
    </style:style>
    <style:style style:name="P94" style:family="paragraph" style:parent-style-name="Preformatted_20_Text_20__28_user_29_">
      <style:paragraph-properties fo:margin-top="0cm" fo:margin-bottom="0cm" loext:contextual-spacing="false"/>
      <style:text-properties style:font-name="Latin Modern Roman" fo:font-size="14pt" fo:font-weight="normal" officeooo:paragraph-rsid="00013c53" style:font-size-asian="14pt" style:font-weight-asian="normal" style:font-size-complex="14pt" style:font-weight-complex="normal"/>
    </style:style>
    <style:style style:name="P95" style:family="paragraph" style:parent-style-name="Preformatted_20_Text_20__28_user_29_">
      <style:paragraph-properties fo:margin-top="0cm" fo:margin-bottom="0cm" loext:contextual-spacing="false"/>
      <style:text-properties style:font-name="Latin Modern Roman" fo:font-size="14pt" fo:font-weight="normal" officeooo:paragraph-rsid="000069ec" style:font-size-asian="14pt" style:font-weight-asian="normal" style:font-size-complex="14pt" style:font-weight-complex="normal"/>
    </style:style>
    <style:style style:name="P96" style:family="paragraph" style:parent-style-name="Preformatted_20_Text_20__28_user_29_">
      <style:paragraph-properties fo:margin-top="0cm" fo:margin-bottom="0cm" loext:contextual-spacing="false"/>
      <style:text-properties style:font-name="Latin Modern Roman" fo:font-size="14pt" fo:language="uk" fo:country="UA" fo:font-weight="normal" officeooo:rsid="00013c53" officeooo:paragraph-rsid="00013c53" style:font-size-asian="14pt" style:font-weight-asian="normal" style:font-size-complex="14pt" style:font-weight-complex="normal"/>
    </style:style>
    <style:style style:name="P97" style:family="paragraph" style:parent-style-name="Preformatted_20_Text_20__28_user_29_">
      <style:paragraph-properties fo:margin-top="0cm" fo:margin-bottom="0cm" loext:contextual-spacing="false"/>
      <style:text-properties officeooo:paragraph-rsid="000069ec"/>
    </style:style>
    <style:style style:name="P98" style:family="paragraph" style:parent-style-name="Preformatted_20_Text_20__28_user_29_">
      <style:paragraph-properties fo:margin-top="0cm" fo:margin-bottom="0cm" loext:contextual-spacing="false"/>
      <style:text-properties officeooo:paragraph-rsid="003d1ab4"/>
    </style:style>
    <style:style style:name="P99" style:family="paragraph" style:parent-style-name="Standard">
      <style:paragraph-properties fo:margin-top="0cm" fo:margin-bottom="0cm" loext:contextual-spacing="false"/>
      <style:text-properties officeooo:paragraph-rsid="0034b5a2"/>
    </style:style>
    <style:style style:name="P100" style:family="paragraph" style:parent-style-name="Standard">
      <style:paragraph-properties fo:margin-top="0cm" fo:margin-bottom="0cm" loext:contextual-spacing="false"/>
      <style:text-properties officeooo:paragraph-rsid="004689d9"/>
    </style:style>
    <style:style style:name="P101" style:family="paragraph" style:parent-style-name="Standard">
      <style:paragraph-properties fo:margin-top="0cm" fo:margin-bottom="0cm" loext:contextual-spacing="false"/>
      <style:text-properties officeooo:paragraph-rsid="00295fdf"/>
    </style:style>
    <style:style style:name="P102" style:family="paragraph" style:parent-style-name="Standard">
      <style:paragraph-properties fo:margin-top="0cm" fo:margin-bottom="0cm" loext:contextual-spacing="false"/>
      <style:text-properties officeooo:paragraph-rsid="0050d52a"/>
    </style:style>
    <style:style style:name="P103" style:family="paragraph" style:parent-style-name="Standard">
      <style:paragraph-properties fo:margin-top="0cm" fo:margin-bottom="0cm" loext:contextual-spacing="false"/>
      <style:text-properties officeooo:paragraph-rsid="002adc90"/>
    </style:style>
    <style:style style:name="P104" style:family="paragraph" style:parent-style-name="Heading_20_3">
      <style:paragraph-properties fo:margin-top="0cm" fo:margin-bottom="0cm" loext:contextual-spacing="false"/>
      <style:text-properties style:font-name="Latin Modern Roman" fo:font-size="14pt" fo:font-weight="normal" officeooo:rsid="0040e838" officeooo:paragraph-rsid="004eb5b5" style:font-size-asian="14pt" style:font-weight-asian="normal" style:font-size-complex="14pt" style:font-weight-complex="normal"/>
    </style:style>
    <style:style style:name="P105" style:family="paragraph" style:parent-style-name="Preformatted_20_Text">
      <style:text-properties officeooo:paragraph-rsid="002d9fbb"/>
    </style:style>
    <style:style style:name="P106" style:family="paragraph" style:parent-style-name="Preformatted_20_Text">
      <style:text-properties officeooo:paragraph-rsid="00309eed"/>
    </style:style>
    <style:style style:name="P107" style:family="paragraph" style:parent-style-name="Preformatted_20_Text">
      <style:text-properties officeooo:paragraph-rsid="0043f48f"/>
    </style:style>
    <style:style style:name="P108" style:family="paragraph" style:parent-style-name="Preformatted_20_Text">
      <style:text-properties officeooo:paragraph-rsid="004689d9"/>
    </style:style>
    <style:style style:name="P109" style:family="paragraph" style:parent-style-name="Preformatted_20_Text">
      <style:paragraph-properties fo:margin-top="0cm" fo:margin-bottom="0.499cm" loext:contextual-spacing="false"/>
    </style:style>
    <style:style style:name="P110" style:family="paragraph" style:parent-style-name="Preformatted_20_Text">
      <style:paragraph-properties fo:margin-top="0cm" fo:margin-bottom="0.499cm" loext:contextual-spacing="false" style:writing-mode="lr-tb"/>
      <style:text-properties officeooo:paragraph-rsid="004eb5b5"/>
    </style:style>
    <style:style style:name="P111" style:family="paragraph" style:parent-style-name="Preformatted_20_Text">
      <style:paragraph-properties fo:margin-top="0cm" fo:margin-bottom="0.499cm" loext:contextual-spacing="false" style:writing-mode="lr-tb"/>
      <style:text-properties style:font-name="Latin Modern Roman" fo:font-size="14pt" fo:font-weight="normal" officeooo:rsid="003f84f8" officeooo:paragraph-rsid="004eb5b5" style:font-size-asian="14pt" style:font-weight-asian="normal" style:font-size-complex="14pt" style:font-weight-complex="normal"/>
    </style:style>
    <style:style style:name="P112" style:family="paragraph" style:parent-style-name="Preformatted_20_Text">
      <style:paragraph-properties fo:margin-top="0cm" fo:margin-bottom="0.499cm" loext:contextual-spacing="false" style:writing-mode="lr-tb"/>
      <style:text-properties officeooo:rsid="003f84f8" officeooo:paragraph-rsid="004eb5b5"/>
    </style:style>
    <style:style style:name="P113" style:family="paragraph" style:parent-style-name="Preformatted_20_Text">
      <style:paragraph-properties fo:margin-top="0cm" fo:margin-bottom="0.499cm" loext:contextual-spacing="false" style:writing-mode="lr-tb"/>
      <style:text-properties officeooo:paragraph-rsid="00587a2e"/>
    </style:style>
    <style:style style:name="P114" style:family="paragraph" style:parent-style-name="Standard">
      <style:text-properties officeooo:paragraph-rsid="002d014d"/>
    </style:style>
    <style:style style:name="P115" style:family="paragraph" style:parent-style-name="Standard">
      <style:text-properties officeooo:paragraph-rsid="002d9fbb"/>
    </style:style>
    <style:style style:name="P116" style:family="paragraph" style:parent-style-name="Standard">
      <style:text-properties officeooo:paragraph-rsid="002fb62e"/>
    </style:style>
    <style:style style:name="P117" style:family="paragraph" style:parent-style-name="Standard">
      <style:text-properties officeooo:paragraph-rsid="00309eed"/>
    </style:style>
    <style:style style:name="P118" style:family="paragraph" style:parent-style-name="Standard">
      <style:text-properties officeooo:paragraph-rsid="0032bbe9"/>
    </style:style>
    <style:style style:name="P119" style:family="paragraph" style:parent-style-name="Standard">
      <style:text-properties officeooo:paragraph-rsid="0043f48f"/>
    </style:style>
    <style:style style:name="P120" style:family="paragraph" style:parent-style-name="Standard">
      <style:text-properties officeooo:paragraph-rsid="004eb5b5"/>
    </style:style>
    <style:style style:name="P121" style:family="paragraph" style:parent-style-name="Standard">
      <style:text-properties officeooo:paragraph-rsid="005416ca"/>
    </style:style>
    <style:style style:name="P122" style:family="paragraph" style:parent-style-name="Standard">
      <style:paragraph-properties fo:line-height="150%"/>
      <style:text-properties officeooo:paragraph-rsid="006b7e79"/>
    </style:style>
    <style:style style:name="P123" style:family="paragraph" style:parent-style-name="Preformatted_20_Text">
      <style:paragraph-properties style:writing-mode="lr-tb"/>
      <style:text-properties officeooo:paragraph-rsid="004eb5b5"/>
    </style:style>
    <style:style style:name="P124" style:family="paragraph" style:parent-style-name="Preformatted_20_Text">
      <style:paragraph-properties style:writing-mode="lr-tb"/>
      <style:text-properties officeooo:paragraph-rsid="00587a2e"/>
    </style:style>
    <style:style style:name="P125" style:family="paragraph" style:parent-style-name="Table_20_Contents">
      <style:text-properties officeooo:paragraph-rsid="004eb5b5"/>
    </style:style>
    <style:style style:name="P126" style:family="paragraph" style:parent-style-name="Table_20_Contents">
      <style:text-properties officeooo:paragraph-rsid="0062950e"/>
    </style:style>
    <style:style style:name="P127" style:family="paragraph" style:parent-style-name="Table_20_Heading">
      <style:text-properties officeooo:paragraph-rsid="004eb5b5"/>
    </style:style>
    <style:style style:name="P128" style:family="paragraph" style:parent-style-name="Heading_20_3">
      <style:text-properties officeooo:paragraph-rsid="004eb5b5"/>
    </style:style>
    <style:style style:name="P129" style:family="paragraph" style:parent-style-name="Standard">
      <loext:graphic-properties draw:fill="solid" draw:fill-color="#ffffff"/>
      <style:paragraph-properties fo:margin-top="0.706cm" fo:margin-bottom="0.423cm" loext:contextual-spacing="false" fo:line-height="150%" fo:text-align="justify" style:justify-single-word="false" fo:background-color="#ffffff"/>
      <style:text-properties officeooo:paragraph-rsid="006b7e79"/>
    </style:style>
    <style:style style:name="P130" style:family="paragraph" style:parent-style-name="Standard">
      <style:paragraph-properties fo:margin-left="1.27cm" fo:margin-right="0cm" fo:line-height="150%" fo:text-indent="0cm" style:auto-text-indent="false"/>
      <style:text-properties officeooo:paragraph-rsid="006b7e79"/>
    </style:style>
    <style:style style:name="P131" style:family="paragraph" style:parent-style-name="Standard">
      <style:paragraph-properties fo:margin-left="0cm" fo:margin-right="0cm" fo:line-height="150%" fo:text-indent="0cm" style:auto-text-indent="false"/>
      <style:text-properties officeooo:paragraph-rsid="006b7e79"/>
    </style:style>
    <style:style style:name="P132" style:family="paragraph" style:parent-style-name="Standard">
      <style:paragraph-properties fo:line-height="150%"/>
      <style:text-properties style:font-name="Times New Roman" fo:font-size="14pt" officeooo:paragraph-rsid="006b7e79" style:font-name-asian="Times New Roman1" style:font-size-asian="14pt" style:font-name-complex="Times New Roman1" style:font-size-complex="14pt"/>
    </style:style>
    <style:style style:name="P133" style:family="paragraph" style:parent-style-name="Standard">
      <style:paragraph-properties fo:line-height="150%" fo:text-align="start" style:justify-single-word="false"/>
      <style:text-properties officeooo:paragraph-rsid="0070b41a"/>
    </style:style>
    <style:style style:name="P134" style:family="paragraph" style:parent-style-name="Standard">
      <style:paragraph-properties fo:margin-left="1.27cm" fo:margin-right="0cm" fo:line-height="150%" fo:text-indent="0cm" style:auto-text-indent="false"/>
      <style:text-properties fo:color="#333333" style:font-name="Verdana" fo:font-size="10.5pt" officeooo:paragraph-rsid="006b7e79" style:font-name-asian="Verdana1" style:font-size-asian="10.5pt" style:font-name-complex="Verdana1" style:font-size-complex="10.5pt"/>
    </style:style>
    <style:style style:name="P135" style:family="paragraph" style:parent-style-name="Standard">
      <style:paragraph-properties fo:margin-left="0cm" fo:margin-right="0cm" fo:line-height="150%" fo:text-indent="0cm" style:auto-text-indent="false"/>
      <style:text-properties style:font-name="Verdana" fo:font-size="10.5pt" officeooo:rsid="006d6522" officeooo:paragraph-rsid="006d6522" fo:background-color="#ffffff" style:font-name-asian="Verdana1" style:font-size-asian="10.5pt" style:font-name-complex="Verdana1" style:font-size-complex="10.5pt"/>
    </style:style>
    <style:style style:name="P136" style:family="paragraph" style:parent-style-name="Standard">
      <style:paragraph-properties fo:margin-top="0cm" fo:margin-bottom="0cm" loext:contextual-spacing="false" fo:line-height="150%"/>
      <style:text-properties fo:color="#0d121c" style:font-name="Times New Roman" fo:font-size="14pt" fo:font-weight="normal" officeooo:paragraph-rsid="006b7e79" fo:background-color="#ffffff" style:font-name-asian="Times New Roman1" style:font-size-asian="14pt" style:font-weight-asian="normal" style:font-name-complex="Times New Roman1" style:font-size-complex="14pt" style:font-weight-complex="normal"/>
    </style:style>
    <style:style style:name="P137" style:family="paragraph" style:parent-style-name="Standard">
      <loext:graphic-properties draw:fill="solid" draw:fill-color="#ffffff"/>
      <style:paragraph-properties fo:margin-left="0cm" fo:margin-right="0cm" fo:margin-top="0cm" fo:margin-bottom="0.388cm" loext:contextual-spacing="false" fo:line-height="150%" fo:text-align="justify" style:justify-single-word="false" fo:text-indent="0cm" style:auto-text-indent="false" fo:background-color="#ffffff" style:writing-mode="lr-tb"/>
      <style:text-properties officeooo:paragraph-rsid="0070b41a"/>
    </style:style>
    <style:style style:name="P138" style:family="paragraph" style:parent-style-name="Standard">
      <loext:graphic-properties draw:fill="solid" draw:fill-color="#ffffff"/>
      <style:paragraph-properties fo:margin-left="0cm" fo:margin-right="0cm" fo:margin-top="0cm" fo:margin-bottom="0.388cm" loext:contextual-spacing="false" fo:line-height="150%" fo:text-align="justify" style:justify-single-word="false" fo:text-indent="0cm" style:auto-text-indent="false" fo:background-color="#ffffff"/>
      <style:text-properties officeooo:paragraph-rsid="0070b41a"/>
    </style:style>
    <style:style style:name="P139" style:family="paragraph" style:parent-style-name="Standard" style:list-style-name="WWNum2">
      <loext:graphic-properties draw:fill="solid" draw:fill-color="#ffffff"/>
      <style:paragraph-properties fo:margin-left="1.27cm" fo:margin-right="0cm" fo:margin-top="0cm" fo:margin-bottom="0cm" loext:contextual-spacing="false" fo:line-height="150%" fo:text-align="justify" style:justify-single-word="false" fo:text-indent="-0.635cm" style:auto-text-indent="false" fo:background-color="#ffffff"/>
      <style:text-properties officeooo:paragraph-rsid="0070b41a"/>
    </style:style>
    <style:style style:name="P140" style:family="paragraph" style:parent-style-name="Standard" style:list-style-name="WWNum2">
      <loext:graphic-properties draw:fill="solid" draw:fill-color="#ffffff"/>
      <style:paragraph-properties fo:margin-left="1.27cm" fo:margin-right="0cm" fo:margin-top="0cm" fo:margin-bottom="0.388cm" loext:contextual-spacing="false" fo:line-height="150%" fo:text-align="justify" style:justify-single-word="false" fo:text-indent="-0.635cm" style:auto-text-indent="false" fo:background-color="#ffffff"/>
      <style:text-properties officeooo:paragraph-rsid="0070b41a"/>
    </style:style>
    <style:style style:name="P141" style:family="paragraph" style:parent-style-name="Text_20_body">
      <style:paragraph-properties fo:margin-top="0cm" fo:margin-bottom="0cm" loext:contextual-spacing="false"/>
      <style:text-properties style:font-name="Latin Modern Roman" fo:font-size="14pt" fo:font-weight="normal" officeooo:paragraph-rsid="0009166a" fo:background-color="#ffff00" style:font-size-asian="14pt" style:font-weight-asian="normal" style:font-size-complex="14pt" style:font-weight-complex="normal"/>
    </style:style>
    <style:style style:name="P142" style:family="paragraph" style:parent-style-name="Text_20_body">
      <style:paragraph-properties fo:margin-top="0cm" fo:margin-bottom="0cm" loext:contextual-spacing="false"/>
      <style:text-properties style:font-name="Latin Modern Roman" fo:font-size="14pt" fo:font-weight="normal" officeooo:paragraph-rsid="000069ec" style:font-size-asian="14pt" style:font-weight-asian="normal" style:font-size-complex="14pt" style:font-weight-complex="normal"/>
    </style:style>
    <style:style style:name="P143" style:family="paragraph" style:parent-style-name="Text_20_body">
      <loext:graphic-properties draw:fill="solid" draw:fill-color="#ffffff"/>
      <style:paragraph-properties fo:margin-top="0cm" fo:margin-bottom="0cm" loext:contextual-spacing="false" fo:line-height="150%" fo:text-align="justify" style:justify-single-word="false" fo:background-color="#ffffff"/>
      <style:text-properties style:font-name="Latin Modern Roman" fo:font-size="14pt" fo:font-weight="normal" officeooo:rsid="003f84f8" officeooo:paragraph-rsid="006b7e79" style:font-size-asian="14pt" style:font-weight-asian="normal" style:font-size-complex="14pt" style:font-weight-complex="normal"/>
    </style:style>
    <style:style style:name="P144"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166a" officeooo:paragraph-rsid="00095939" style:font-size-asian="14pt" style:font-weight-asian="normal" style:font-size-complex="14pt" style:font-weight-complex="normal"/>
    </style:style>
    <style:style style:name="P145"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166a" officeooo:paragraph-rsid="00653774" style:font-size-asian="14pt" style:font-weight-asian="normal" style:font-size-complex="14pt" style:font-weight-complex="normal"/>
    </style:style>
    <style:style style:name="P146"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5939" officeooo:paragraph-rsid="00095939" style:font-size-asian="14pt" style:font-weight-asian="normal" style:font-size-complex="14pt" style:font-weight-complex="normal"/>
    </style:style>
    <style:style style:name="P147"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5939" officeooo:paragraph-rsid="00691855" style:font-size-asian="14pt" style:font-weight-asian="normal" style:font-size-complex="14pt" style:font-weight-complex="normal"/>
    </style:style>
    <style:style style:name="P148"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5939" officeooo:paragraph-rsid="00653774" style:font-size-asian="14pt" style:font-weight-asian="normal" style:font-size-complex="14pt" style:font-weight-complex="normal"/>
    </style:style>
    <style:style style:name="P149" style:family="paragraph" style:parent-style-name="Text_20_body">
      <loext:graphic-properties draw:fill="solid" draw:fill-color="#ffffff"/>
      <style:paragraph-properties fo:margin-top="0cm" fo:margin-bottom="0cm" loext:contextual-spacing="false" fo:line-height="150%" fo:text-align="justify" style:justify-single-word="false" fo:background-color="#ffffff"/>
      <style:text-properties style:font-name="Times New Roman" fo:font-size="14pt" officeooo:paragraph-rsid="006b7e79" style:font-name-asian="Times New Roman1" style:font-size-asian="14pt" style:font-name-complex="Times New Roman1" style:font-size-complex="14pt"/>
    </style:style>
    <style:style style:name="P150" style:family="paragraph" style:parent-style-name="Text_20_body">
      <style:paragraph-properties fo:margin-top="0cm" fo:margin-bottom="0cm" loext:contextual-spacing="false"/>
      <style:text-properties officeooo:rsid="003f84f8" officeooo:paragraph-rsid="00712623"/>
    </style:style>
    <style:style style:name="P151" style:family="paragraph" style:parent-style-name="Text_20_body">
      <style:paragraph-properties fo:margin-top="0cm" fo:margin-bottom="0cm" loext:contextual-spacing="false"/>
      <style:text-properties officeooo:rsid="0070b41a" officeooo:paragraph-rsid="0070b41a"/>
    </style:style>
    <style:style style:name="P152" style:family="paragraph" style:parent-style-name="Text_20_body">
      <style:text-properties officeooo:paragraph-rsid="0070b41a"/>
    </style:style>
    <style:style style:name="P153" style:family="paragraph" style:parent-style-name="Text_20_body">
      <style:text-properties officeooo:paragraph-rsid="004eb5b5"/>
    </style:style>
    <style:style style:name="P154" style:family="paragraph" style:parent-style-name="Text_20_body">
      <style:text-properties fo:language="uk" fo:country="UA" officeooo:paragraph-rsid="004eb5b5"/>
    </style:style>
    <style:style style:name="P155" style:family="paragraph" style:parent-style-name="Heading_20_1">
      <style:text-properties officeooo:paragraph-rsid="002d9fbb"/>
    </style:style>
    <style:style style:name="P156" style:family="paragraph" style:parent-style-name="Heading_20_1">
      <style:text-properties officeooo:paragraph-rsid="00522790"/>
    </style:style>
    <style:style style:name="P157" style:family="paragraph" style:parent-style-name="Heading_20_1">
      <style:text-properties officeooo:paragraph-rsid="002fb62e"/>
    </style:style>
    <style:style style:name="P158" style:family="paragraph" style:parent-style-name="Heading_20_1">
      <style:text-properties officeooo:paragraph-rsid="00309eed"/>
    </style:style>
    <style:style style:name="P159" style:family="paragraph" style:parent-style-name="Heading_20_1">
      <style:text-properties officeooo:paragraph-rsid="0032bbe9"/>
    </style:style>
    <style:style style:name="P160" style:family="paragraph" style:parent-style-name="Heading_20_1">
      <style:text-properties officeooo:paragraph-rsid="00365ba5"/>
    </style:style>
    <style:style style:name="P161" style:family="paragraph" style:parent-style-name="Heading_20_1" style:master-page-name="Standard">
      <style:paragraph-properties fo:margin-top="0cm" fo:margin-bottom="0cm" loext:contextual-spacing="false" style:page-number="auto"/>
      <style:text-properties style:font-name="Latin Modern Roman" fo:font-size="14pt" fo:font-weight="normal" officeooo:paragraph-rsid="000069ec" style:font-size-asian="14pt" style:font-weight-asian="normal" style:font-size-complex="14pt" style:font-weight-complex="normal"/>
    </style:style>
    <style:style style:name="P162" style:family="paragraph" style:parent-style-name="Heading_20_1">
      <style:paragraph-properties fo:margin-top="0cm" fo:margin-bottom="0cm" loext:contextual-spacing="false"/>
      <style:text-properties officeooo:paragraph-rsid="001671e3"/>
    </style:style>
    <style:style style:name="P163" style:family="paragraph" style:parent-style-name="Heading_20_1">
      <style:paragraph-properties fo:margin-top="0cm" fo:margin-bottom="0cm" loext:contextual-spacing="false"/>
      <style:text-properties officeooo:paragraph-rsid="001c89a9"/>
    </style:style>
    <style:style style:name="P164" style:family="paragraph" style:parent-style-name="Heading_20_1">
      <style:paragraph-properties fo:margin-top="0cm" fo:margin-bottom="0cm" loext:contextual-spacing="false"/>
      <style:text-properties officeooo:paragraph-rsid="00252922"/>
    </style:style>
    <style:style style:name="P165" style:family="paragraph" style:parent-style-name="Heading_20_1">
      <style:paragraph-properties fo:margin-top="0cm" fo:margin-bottom="0cm" loext:contextual-spacing="false"/>
      <style:text-properties officeooo:paragraph-rsid="00295fdf"/>
    </style:style>
    <style:style style:name="P166" style:family="paragraph" style:parent-style-name="Heading_20_1">
      <style:paragraph-properties fo:margin-top="0cm" fo:margin-bottom="0cm" loext:contextual-spacing="false"/>
      <style:text-properties officeooo:paragraph-rsid="002adc90"/>
    </style:style>
    <style:style style:name="P167" style:family="paragraph" style:parent-style-name="Heading_20_1">
      <style:paragraph-properties fo:margin-top="0cm" fo:margin-bottom="0cm" loext:contextual-spacing="false"/>
      <style:text-properties officeooo:paragraph-rsid="0050d52a"/>
    </style:style>
    <style:style style:name="P168" style:family="paragraph" style:parent-style-name="Heading_20_1">
      <style:paragraph-properties fo:margin-top="0cm" fo:margin-bottom="0cm" loext:contextual-spacing="false"/>
      <style:text-properties officeooo:paragraph-rsid="00522790"/>
    </style:style>
    <style:style style:name="P169" style:family="paragraph" style:parent-style-name="Heading_20_1">
      <style:paragraph-properties fo:margin-top="0cm" fo:margin-bottom="0cm" loext:contextual-spacing="false"/>
      <style:text-properties style:font-name="Latin Modern Roman" fo:font-size="14pt" fo:font-weight="normal" officeooo:paragraph-rsid="001e7113" style:font-size-asian="14pt" style:font-weight-asian="normal" style:font-size-complex="14pt" style:font-weight-complex="normal"/>
    </style:style>
    <style:style style:name="P170" style:family="paragraph" style:parent-style-name="Heading_20_1">
      <style:paragraph-properties fo:margin-top="0cm" fo:margin-bottom="0cm" loext:contextual-spacing="false"/>
      <style:text-properties style:font-name="Latin Modern Roman" fo:font-size="14pt" fo:font-weight="normal" officeooo:paragraph-rsid="003488f6" style:font-size-asian="14pt" style:font-weight-asian="normal" style:font-size-complex="14pt" style:font-weight-complex="normal"/>
    </style:style>
    <style:style style:name="P171" style:family="paragraph" style:parent-style-name="Heading_20_1">
      <style:paragraph-properties fo:margin-top="0cm" fo:margin-bottom="0cm" loext:contextual-spacing="false"/>
      <style:text-properties officeooo:rsid="0034b5a2" officeooo:paragraph-rsid="0034b5a2"/>
    </style:style>
    <style:style style:name="P172" style:family="paragraph" style:parent-style-name="Heading_20_1">
      <style:paragraph-properties fo:margin-top="0cm" fo:margin-bottom="0cm" loext:contextual-spacing="false"/>
      <style:text-properties officeooo:paragraph-rsid="001e7113"/>
    </style:style>
    <style:style style:name="P173" style:family="paragraph" style:parent-style-name="Heading_20_1">
      <style:paragraph-properties fo:margin-top="0cm" fo:margin-bottom="0cm" loext:contextual-spacing="false"/>
      <style:text-properties officeooo:paragraph-rsid="001ac0fc"/>
    </style:style>
    <style:style style:name="P174" style:family="paragraph" style:parent-style-name="Heading_20_1">
      <style:paragraph-properties fo:margin-top="0cm" fo:margin-bottom="0.499cm" loext:contextual-spacing="false"/>
    </style:style>
    <style:style style:name="P175" style:family="paragraph" style:parent-style-name="Preformatted_20_Text">
      <style:paragraph-properties fo:margin-top="0cm" fo:margin-bottom="0.499cm" loext:contextual-spacing="false" style:writing-mode="lr-tb"/>
      <style:text-properties officeooo:paragraph-rsid="004eb5b5"/>
    </style:style>
    <style:style style:name="P176" style:family="paragraph" style:parent-style-name="Heading_20_2">
      <style:text-properties style:font-name="Latin Modern Roman" fo:font-size="14pt" fo:font-weight="normal" officeooo:paragraph-rsid="004eb5b5" style:font-size-asian="14pt" style:font-weight-asian="normal" style:font-size-complex="14pt" style:font-weight-complex="normal"/>
    </style:style>
    <style:style style:name="P177" style:family="paragraph" style:parent-style-name="Heading_20_3">
      <style:text-properties officeooo:paragraph-rsid="004eb5b5"/>
    </style:style>
    <style:style style:name="P178" style:family="paragraph" style:parent-style-name="Heading_20_4">
      <style:text-properties fo:language="uk" fo:country="UA" officeooo:paragraph-rsid="00587a2e"/>
    </style:style>
    <style:style style:name="P179" style:family="paragraph" style:parent-style-name="Heading_20_4">
      <style:text-properties officeooo:paragraph-rsid="00587a2e"/>
    </style:style>
    <style:style style:name="P180" style:family="paragraph" style:parent-style-name="Heading_20_4">
      <style:text-properties officeooo:paragraph-rsid="004eb5b5"/>
    </style:style>
    <style:style style:name="P181" style:family="paragraph" style:parent-style-name="Heading_20_4">
      <style:text-properties officeooo:rsid="006f5de8" officeooo:paragraph-rsid="006f5de8"/>
    </style:style>
    <style:style style:name="P182" style:family="paragraph">
      <loext:graphic-properties draw:fill="solid" draw:fill-color="#ffffff"/>
      <style:paragraph-properties style:writing-mode="lr-tb"/>
    </style:style>
    <style:style style:name="T1" style:family="text">
      <style:text-properties fo:font-style="italic"/>
    </style:style>
    <style:style style:name="T2" style:family="text">
      <style:text-properties fo:font-style="italic" officeooo:rsid="0070b41a"/>
    </style:style>
    <style:style style:name="T3" style:family="text">
      <style:text-properties officeooo:rsid="00013c53"/>
    </style:style>
    <style:style style:name="T4" style:family="text">
      <style:text-properties fo:language="uk" fo:country="UA"/>
    </style:style>
    <style:style style:name="T5" style:family="text">
      <style:text-properties fo:language="uk" fo:country="UA" officeooo:rsid="000a5b7a"/>
    </style:style>
    <style:style style:name="T6" style:family="text">
      <style:text-properties fo:language="uk" fo:country="UA" officeooo:rsid="0070b41a"/>
    </style:style>
    <style:style style:name="T7" style:family="text">
      <style:text-properties officeooo:rsid="0006d1cb"/>
    </style:style>
    <style:style style:name="T8" style:family="text">
      <style:text-properties officeooo:rsid="0008cad2"/>
    </style:style>
    <style:style style:name="T9" style:family="text">
      <style:text-properties officeooo:rsid="00095939"/>
    </style:style>
    <style:style style:name="T10" style:family="text">
      <style:text-properties officeooo:rsid="000a5b7a"/>
    </style:style>
    <style:style style:name="T11" style:family="text">
      <style:text-properties style:font-name="Latin Modern Roman" fo:font-size="14pt" fo:font-weight="bold" officeooo:rsid="002adc90" style:font-size-asian="14pt" style:font-weight-asian="normal" style:font-size-complex="14pt" style:font-weight-complex="normal"/>
    </style:style>
    <style:style style:name="T12" style:family="text">
      <style:text-properties style:font-name="Latin Modern Roman" fo:font-size="14pt" officeooo:rsid="000a5b7a" style:font-size-asian="14pt" style:font-size-complex="14pt"/>
    </style:style>
    <style:style style:name="T13" style:family="text">
      <style:text-properties style:font-name="Latin Modern Roman" fo:font-size="14pt" officeooo:rsid="000b18c1" style:font-size-asian="14pt" style:font-size-complex="14pt"/>
    </style:style>
    <style:style style:name="T14" style:family="text">
      <style:text-properties style:font-name="Latin Modern Roman" fo:font-size="14pt" officeooo:rsid="000ece00" style:font-size-asian="14pt" style:font-size-complex="14pt"/>
    </style:style>
    <style:style style:name="T15" style:family="text">
      <style:text-properties style:font-name="Latin Modern Roman" fo:font-size="14pt" officeooo:rsid="000f84af" style:font-size-asian="14pt" style:font-size-complex="14pt"/>
    </style:style>
    <style:style style:name="T16" style:family="text">
      <style:text-properties style:font-name="Latin Modern Roman" fo:font-size="14pt" officeooo:rsid="001089c0" style:font-size-asian="14pt" style:font-size-complex="14pt"/>
    </style:style>
    <style:style style:name="T17" style:family="text">
      <style:text-properties style:font-name="Latin Modern Roman" fo:font-size="14pt" fo:language="uk" fo:country="UA" fo:font-weight="normal" style:font-size-asian="14pt" style:font-weight-asian="normal" style:font-size-complex="14pt" style:font-weight-complex="normal"/>
    </style:style>
    <style:style style:name="T18" style:family="text">
      <style:text-properties style:font-name="Latin Modern Roman" fo:font-size="14pt" fo:language="uk" fo:country="UA" fo:font-weight="normal" officeooo:rsid="000a5b7a" style:font-size-asian="14pt" style:font-weight-asian="normal" style:font-size-complex="14pt" style:font-weight-complex="normal"/>
    </style:style>
    <style:style style:name="T19" style:family="text">
      <style:text-properties style:font-name="Latin Modern Roman" fo:font-size="14pt" fo:language="uk" fo:country="UA" fo:font-weight="normal" officeooo:rsid="000c3308" style:font-size-asian="14pt" style:font-weight-asian="normal" style:font-size-complex="14pt" style:font-weight-complex="normal"/>
    </style:style>
    <style:style style:name="T20" style:family="text">
      <style:text-properties style:font-name="Latin Modern Roman" fo:font-size="14pt" fo:language="uk" fo:country="UA" fo:font-weight="normal" officeooo:rsid="000ece00" style:font-size-asian="14pt" style:font-weight-asian="normal" style:font-size-complex="14pt" style:font-weight-complex="normal"/>
    </style:style>
    <style:style style:name="T21" style:family="text">
      <style:text-properties style:font-name="Latin Modern Roman" fo:font-size="14pt" fo:language="uk" fo:country="UA" fo:font-weight="normal" officeooo:rsid="000f84af" style:font-size-asian="14pt" style:font-weight-asian="normal" style:font-size-complex="14pt" style:font-weight-complex="normal"/>
    </style:style>
    <style:style style:name="T22" style:family="text">
      <style:text-properties style:font-name="Latin Modern Roman" fo:font-size="14pt" fo:language="uk" fo:country="UA" fo:font-weight="normal" officeooo:rsid="00120e47" style:font-size-asian="14pt" style:font-weight-asian="normal" style:font-size-complex="14pt" style:font-weight-complex="normal"/>
    </style:style>
    <style:style style:name="T23" style:family="text">
      <style:text-properties style:font-name="Latin Modern Roman" fo:font-size="14pt" fo:language="uk" fo:country="UA" fo:font-weight="normal" officeooo:rsid="00013c53" style:font-size-asian="14pt" style:font-weight-asian="normal" style:font-size-complex="14pt" style:font-weight-complex="normal"/>
    </style:style>
    <style:style style:name="T24" style:family="text">
      <style:text-properties style:font-name="Latin Modern Roman" fo:font-size="14pt" fo:language="uk" fo:country="UA" fo:font-weight="normal" officeooo:rsid="003d1ab4" style:font-size-asian="14pt" style:font-weight-asian="normal" style:font-size-complex="14pt" style:font-weight-complex="normal"/>
    </style:style>
    <style:style style:name="T25" style:family="text">
      <style:text-properties style:font-name="Latin Modern Roman" fo:font-size="14pt" fo:language="uk" fo:country="UA" fo:font-weight="normal" officeooo:rsid="004f3723" style:font-size-asian="14pt" style:font-weight-asian="normal" style:font-size-complex="14pt" style:font-weight-complex="normal"/>
    </style:style>
    <style:style style:name="T26" style:family="text">
      <style:text-properties style:font-name="Latin Modern Roman" fo:font-size="14pt" fo:language="uk" fo:country="UA" fo:font-weight="normal" officeooo:rsid="0008cad2" style:font-size-asian="14pt" style:font-weight-asian="normal" style:font-size-complex="14pt" style:font-weight-complex="normal"/>
    </style:style>
    <style:style style:name="T27" style:family="text">
      <style:text-properties style:font-name="Latin Modern Roman" fo:font-size="14pt" fo:language="uk" fo:country="UA" fo:font-weight="normal" officeooo:rsid="006b7e79" style:font-size-asian="14pt" style:font-weight-asian="normal" style:font-size-complex="14pt" style:font-weight-complex="normal"/>
    </style:style>
    <style:style style:name="T28" style:family="text">
      <style:text-properties style:font-name="Latin Modern Roman" fo:font-size="14pt" fo:language="uk" fo:country="UA" officeooo:rsid="004f3723" style:font-size-asian="14pt" style:font-size-complex="14pt"/>
    </style:style>
    <style:style style:name="T29" style:family="text">
      <style:text-properties style:font-name="Latin Modern Roman" fo:font-size="14pt" fo:font-weight="normal" officeooo:rsid="002adc90" fo:background-color="#ffff00" loext:char-shading-value="0" style:font-size-asian="14pt" style:font-weight-asian="normal" style:font-size-complex="14pt" style:font-weight-complex="normal"/>
    </style:style>
    <style:style style:name="T30" style:family="text">
      <style:text-properties style:font-name="Latin Modern Roman" fo:font-size="14pt" fo:font-weight="normal" officeooo:rsid="0050d52a" fo:background-color="#ffff00" loext:char-shading-value="0" style:font-size-asian="14pt" style:font-weight-asian="normal" style:font-size-complex="14pt" style:font-weight-complex="normal"/>
    </style:style>
    <style:style style:name="T31" style:family="text">
      <style:text-properties style:font-name="Latin Modern Roman" fo:font-size="14pt" fo:font-weight="normal" style:font-size-asian="14pt" style:font-weight-asian="normal" style:font-size-complex="14pt" style:font-weight-complex="normal"/>
    </style:style>
    <style:style style:name="T32" style:family="text">
      <style:text-properties style:font-name="Latin Modern Roman" fo:font-size="14pt" fo:font-weight="normal" officeooo:rsid="000a5b7a" style:font-size-asian="14pt" style:font-weight-asian="normal" style:font-size-complex="14pt" style:font-weight-complex="normal"/>
    </style:style>
    <style:style style:name="T33" style:family="text">
      <style:text-properties style:font-name="Latin Modern Roman" fo:font-size="14pt" fo:font-weight="normal" officeooo:rsid="000c3308" style:font-size-asian="14pt" style:font-weight-asian="normal" style:font-size-complex="14pt" style:font-weight-complex="normal"/>
    </style:style>
    <style:style style:name="T34" style:family="text">
      <style:text-properties style:font-name="Latin Modern Roman" fo:font-size="14pt" fo:font-weight="normal" officeooo:rsid="000d2df4" style:font-size-asian="14pt" style:font-weight-asian="normal" style:font-size-complex="14pt" style:font-weight-complex="normal"/>
    </style:style>
    <style:style style:name="T35" style:family="text">
      <style:text-properties style:font-name="Latin Modern Roman" fo:font-size="14pt" fo:font-weight="normal" officeooo:rsid="000ece00" style:font-size-asian="14pt" style:font-weight-asian="normal" style:font-size-complex="14pt" style:font-weight-complex="normal"/>
    </style:style>
    <style:style style:name="T36" style:family="text">
      <style:text-properties style:font-name="Latin Modern Roman" fo:font-size="14pt" fo:font-weight="normal" officeooo:rsid="00120e47" style:font-size-asian="14pt" style:font-weight-asian="normal" style:font-size-complex="14pt" style:font-weight-complex="normal"/>
    </style:style>
    <style:style style:name="T37" style:family="text">
      <style:text-properties style:font-name="Latin Modern Roman" fo:font-size="14pt" fo:font-weight="normal" officeooo:rsid="0013daf1" style:font-size-asian="14pt" style:font-weight-asian="normal" style:font-size-complex="14pt" style:font-weight-complex="normal"/>
    </style:style>
    <style:style style:name="T38" style:family="text">
      <style:text-properties style:font-name="Latin Modern Roman" fo:font-size="14pt" fo:font-weight="normal" officeooo:rsid="001671e3" style:font-size-asian="14pt" style:font-weight-asian="normal" style:font-size-complex="14pt" style:font-weight-complex="normal"/>
    </style:style>
    <style:style style:name="T39" style:family="text">
      <style:text-properties style:font-name="Latin Modern Roman" fo:font-size="14pt" fo:font-weight="normal" officeooo:rsid="001680fe" style:font-size-asian="14pt" style:font-weight-asian="normal" style:font-size-complex="14pt" style:font-weight-complex="normal"/>
    </style:style>
    <style:style style:name="T40" style:family="text">
      <style:text-properties style:font-name="Latin Modern Roman" fo:font-size="14pt" fo:font-weight="normal" officeooo:rsid="00177bad" style:font-size-asian="14pt" style:font-weight-asian="normal" style:font-size-complex="14pt" style:font-weight-complex="normal"/>
    </style:style>
    <style:style style:name="T41" style:family="text">
      <style:text-properties style:font-name="Latin Modern Roman" fo:font-size="14pt" fo:font-weight="normal" officeooo:rsid="0018fc24" style:font-size-asian="14pt" style:font-weight-asian="normal" style:font-size-complex="14pt" style:font-weight-complex="normal"/>
    </style:style>
    <style:style style:name="T42" style:family="text">
      <style:text-properties style:font-name="Latin Modern Roman" fo:font-size="14pt" fo:font-weight="normal" officeooo:rsid="00195fd0" style:font-size-asian="14pt" style:font-weight-asian="normal" style:font-size-complex="14pt" style:font-weight-complex="normal"/>
    </style:style>
    <style:style style:name="T43" style:family="text">
      <style:text-properties style:font-name="Latin Modern Roman" fo:font-size="14pt" fo:font-weight="normal" officeooo:rsid="001ac0fc" style:font-size-asian="14pt" style:font-weight-asian="normal" style:font-size-complex="14pt" style:font-weight-complex="normal"/>
    </style:style>
    <style:style style:name="T44" style:family="text">
      <style:text-properties style:font-name="Latin Modern Roman" fo:font-size="14pt" fo:font-weight="normal" officeooo:rsid="001c89a9" style:font-size-asian="14pt" style:font-weight-asian="normal" style:font-size-complex="14pt" style:font-weight-complex="normal"/>
    </style:style>
    <style:style style:name="T45" style:family="text">
      <style:text-properties style:font-name="Latin Modern Roman" fo:font-size="14pt" fo:font-weight="normal" officeooo:rsid="001e7113" style:font-size-asian="14pt" style:font-weight-asian="normal" style:font-size-complex="14pt" style:font-weight-complex="normal"/>
    </style:style>
    <style:style style:name="T46" style:family="text">
      <style:text-properties style:font-name="Latin Modern Roman" fo:font-size="14pt" fo:font-weight="normal" officeooo:rsid="001f8abb" style:font-size-asian="14pt" style:font-weight-asian="normal" style:font-size-complex="14pt" style:font-weight-complex="normal"/>
    </style:style>
    <style:style style:name="T47" style:family="text">
      <style:text-properties style:font-name="Latin Modern Roman" fo:font-size="14pt" fo:font-weight="normal" officeooo:rsid="0020a6c0" style:font-size-asian="14pt" style:font-weight-asian="normal" style:font-size-complex="14pt" style:font-weight-complex="normal"/>
    </style:style>
    <style:style style:name="T48" style:family="text">
      <style:text-properties style:font-name="Latin Modern Roman" fo:font-size="14pt" fo:font-weight="normal" officeooo:rsid="00218add" style:font-size-asian="14pt" style:font-weight-asian="normal" style:font-size-complex="14pt" style:font-weight-complex="normal"/>
    </style:style>
    <style:style style:name="T49" style:family="text">
      <style:text-properties style:font-name="Latin Modern Roman" fo:font-size="14pt" fo:font-weight="normal" officeooo:rsid="00252922" style:font-size-asian="14pt" style:font-weight-asian="normal" style:font-size-complex="14pt" style:font-weight-complex="normal"/>
    </style:style>
    <style:style style:name="T50" style:family="text">
      <style:text-properties style:font-name="Latin Modern Roman" fo:font-size="14pt" fo:font-weight="normal" officeooo:rsid="00013c53" style:font-size-asian="14pt" style:font-weight-asian="normal" style:font-size-complex="14pt" style:font-weight-complex="normal"/>
    </style:style>
    <style:style style:name="T51" style:family="text">
      <style:text-properties style:font-name="Latin Modern Roman" fo:font-size="14pt" fo:font-weight="normal" officeooo:rsid="00295fdf" style:font-size-asian="14pt" style:font-weight-asian="normal" style:font-size-complex="14pt" style:font-weight-complex="normal"/>
    </style:style>
    <style:style style:name="T52" style:family="text">
      <style:text-properties style:font-name="Latin Modern Roman" fo:font-size="14pt" fo:font-weight="normal" officeooo:rsid="002adc90" style:font-size-asian="14pt" style:font-weight-asian="normal" style:font-size-complex="14pt" style:font-weight-complex="normal"/>
    </style:style>
    <style:style style:name="T53" style:family="text">
      <style:text-properties style:font-name="Latin Modern Roman" fo:font-size="14pt" fo:font-weight="normal" officeooo:rsid="002d014d" style:font-size-asian="14pt" style:font-weight-asian="normal" style:font-size-complex="14pt" style:font-weight-complex="normal"/>
    </style:style>
    <style:style style:name="T54" style:family="text">
      <style:text-properties style:font-name="Latin Modern Roman" fo:font-size="14pt" fo:font-weight="normal" officeooo:rsid="002d9fbb" style:font-size-asian="14pt" style:font-weight-asian="normal" style:font-size-complex="14pt" style:font-weight-complex="normal"/>
    </style:style>
    <style:style style:name="T55" style:family="text">
      <style:text-properties style:font-name="Latin Modern Roman" fo:font-size="14pt" fo:font-weight="normal" officeooo:rsid="002fb62e" style:font-size-asian="14pt" style:font-weight-asian="normal" style:font-size-complex="14pt" style:font-weight-complex="normal"/>
    </style:style>
    <style:style style:name="T56" style:family="text">
      <style:text-properties style:font-name="Latin Modern Roman" fo:font-size="14pt" fo:font-weight="normal" officeooo:rsid="00309eed" style:font-size-asian="14pt" style:font-weight-asian="normal" style:font-size-complex="14pt" style:font-weight-complex="normal"/>
    </style:style>
    <style:style style:name="T57" style:family="text">
      <style:text-properties style:font-name="Latin Modern Roman" fo:font-size="14pt" fo:font-weight="normal" officeooo:rsid="0032bbe9" style:font-size-asian="14pt" style:font-weight-asian="normal" style:font-size-complex="14pt" style:font-weight-complex="normal"/>
    </style:style>
    <style:style style:name="T58" style:family="text">
      <style:text-properties style:font-name="Latin Modern Roman" fo:font-size="14pt" fo:font-weight="normal" officeooo:rsid="00331379" style:font-size-asian="14pt" style:font-weight-asian="normal" style:font-size-complex="14pt" style:font-weight-complex="normal"/>
    </style:style>
    <style:style style:name="T59" style:family="text">
      <style:text-properties style:font-name="Latin Modern Roman" fo:font-size="14pt" fo:font-weight="normal" officeooo:rsid="003488f6" style:font-size-asian="14pt" style:font-weight-asian="normal" style:font-size-complex="14pt" style:font-weight-complex="normal"/>
    </style:style>
    <style:style style:name="T60" style:family="text">
      <style:text-properties style:font-name="Latin Modern Roman" fo:font-size="14pt" fo:font-weight="normal" officeooo:rsid="00396fb8" style:font-size-asian="14pt" style:font-weight-asian="normal" style:font-size-complex="14pt" style:font-weight-complex="normal"/>
    </style:style>
    <style:style style:name="T61" style:family="text">
      <style:text-properties style:font-name="Latin Modern Roman" fo:font-size="14pt" fo:font-weight="normal" officeooo:rsid="003d1ab4" style:font-size-asian="14pt" style:font-weight-asian="normal" style:font-size-complex="14pt" style:font-weight-complex="normal"/>
    </style:style>
    <style:style style:name="T62" style:family="text">
      <style:text-properties style:font-name="Latin Modern Roman" fo:font-size="14pt" fo:font-weight="normal" officeooo:rsid="003d9c46" style:font-size-asian="14pt" style:font-weight-asian="normal" style:font-size-complex="14pt" style:font-weight-complex="normal"/>
    </style:style>
    <style:style style:name="T63" style:family="text">
      <style:text-properties style:font-name="Latin Modern Roman" fo:font-size="14pt" fo:font-weight="normal" officeooo:rsid="003f84f8" style:font-size-asian="14pt" style:font-weight-asian="normal" style:font-size-complex="14pt" style:font-weight-complex="normal"/>
    </style:style>
    <style:style style:name="T64" style:family="text">
      <style:text-properties style:font-name="Latin Modern Roman" fo:font-size="14pt" fo:font-weight="normal" officeooo:rsid="00407d90" style:font-size-asian="14pt" style:font-weight-asian="normal" style:font-size-complex="14pt" style:font-weight-complex="normal"/>
    </style:style>
    <style:style style:name="T65" style:family="text">
      <style:text-properties style:font-name="Latin Modern Roman" fo:font-size="14pt" fo:font-weight="normal" officeooo:rsid="0040e838" style:font-size-asian="14pt" style:font-weight-asian="normal" style:font-size-complex="14pt" style:font-weight-complex="normal"/>
    </style:style>
    <style:style style:name="T66" style:family="text">
      <style:text-properties style:font-name="Latin Modern Roman" fo:font-size="14pt" fo:font-weight="normal" officeooo:rsid="0043f48f" style:font-size-asian="14pt" style:font-weight-asian="normal" style:font-size-complex="14pt" style:font-weight-complex="normal"/>
    </style:style>
    <style:style style:name="T67" style:family="text">
      <style:text-properties style:font-name="Latin Modern Roman" fo:font-size="14pt" fo:font-weight="normal" officeooo:rsid="00450d44" style:font-size-asian="14pt" style:font-weight-asian="normal" style:font-size-complex="14pt" style:font-weight-complex="normal"/>
    </style:style>
    <style:style style:name="T68" style:family="text">
      <style:text-properties style:font-name="Latin Modern Roman" fo:font-size="14pt" fo:font-weight="normal" officeooo:rsid="004689d9" style:font-size-asian="14pt" style:font-weight-asian="normal" style:font-size-complex="14pt" style:font-weight-complex="normal"/>
    </style:style>
    <style:style style:name="T69" style:family="text">
      <style:text-properties style:font-name="Latin Modern Roman" fo:font-size="14pt" fo:font-weight="normal" officeooo:rsid="0050670c" style:font-size-asian="14pt" style:font-weight-asian="normal" style:font-size-complex="14pt" style:font-weight-complex="normal"/>
    </style:style>
    <style:style style:name="T70" style:family="text">
      <style:text-properties style:font-name="Latin Modern Roman" fo:font-size="14pt" fo:font-weight="normal" officeooo:rsid="0050d52a" style:font-size-asian="14pt" style:font-weight-asian="normal" style:font-size-complex="14pt" style:font-weight-complex="normal"/>
    </style:style>
    <style:style style:name="T71" style:family="text">
      <style:text-properties style:font-name="Latin Modern Roman" fo:font-size="14pt" fo:font-weight="normal" officeooo:rsid="00522790" style:font-size-asian="14pt" style:font-weight-asian="normal" style:font-size-complex="14pt" style:font-weight-complex="normal"/>
    </style:style>
    <style:style style:name="T72" style:family="text">
      <style:text-properties style:font-name="Latin Modern Roman" fo:font-size="14pt" fo:font-weight="normal" officeooo:rsid="005416ca" style:font-size-asian="14pt" style:font-weight-asian="normal" style:font-size-complex="14pt" style:font-weight-complex="normal"/>
    </style:style>
    <style:style style:name="T73" style:family="text">
      <style:text-properties style:font-name="Latin Modern Roman" fo:font-size="14pt" fo:font-weight="normal" officeooo:rsid="00546336" style:font-size-asian="14pt" style:font-weight-asian="normal" style:font-size-complex="14pt" style:font-weight-complex="normal"/>
    </style:style>
    <style:style style:name="T74" style:family="text">
      <style:text-properties style:font-name="Latin Modern Roman" fo:font-size="14pt" fo:font-weight="normal" officeooo:rsid="0055af3a" style:font-size-asian="14pt" style:font-weight-asian="normal" style:font-size-complex="14pt" style:font-weight-complex="normal"/>
    </style:style>
    <style:style style:name="T75" style:family="text">
      <style:text-properties style:font-name="Latin Modern Roman" fo:font-size="14pt" fo:font-weight="normal" officeooo:rsid="00577b89" style:font-size-asian="14pt" style:font-weight-asian="normal" style:font-size-complex="14pt" style:font-weight-complex="normal"/>
    </style:style>
    <style:style style:name="T76" style:family="text">
      <style:text-properties style:font-name="Latin Modern Roman" fo:font-size="14pt" fo:font-weight="normal" officeooo:rsid="00585cf8" style:font-size-asian="14pt" style:font-weight-asian="normal" style:font-size-complex="14pt" style:font-weight-complex="normal"/>
    </style:style>
    <style:style style:name="T77" style:family="text">
      <style:text-properties style:font-name="Latin Modern Roman" fo:font-size="14pt" fo:font-weight="normal" officeooo:rsid="00671ed4" style:font-size-asian="14pt" style:font-weight-asian="normal" style:font-size-complex="14pt" style:font-weight-complex="normal"/>
    </style:style>
    <style:style style:name="T78" style:family="text">
      <style:text-properties style:font-name="Latin Modern Roman" fo:font-size="14pt" fo:font-weight="normal" officeooo:rsid="0067e8e5" style:font-size-asian="14pt" style:font-weight-asian="normal" style:font-size-complex="14pt" style:font-weight-complex="normal"/>
    </style:style>
    <style:style style:name="T79" style:family="text">
      <style:text-properties style:font-name="Latin Modern Roman" fo:font-size="14pt" fo:font-weight="normal" officeooo:rsid="00691855" style:font-size-asian="14pt" style:font-weight-asian="normal" style:font-size-complex="14pt" style:font-weight-complex="normal"/>
    </style:style>
    <style:style style:name="T80" style:family="text">
      <style:text-properties style:font-name="Latin Modern Roman" officeooo:rsid="00691855"/>
    </style:style>
    <style:style style:name="T81" style:family="text">
      <style:text-properties fo:font-size="14pt" fo:font-weight="normal" style:font-size-asian="14pt" style:font-weight-asian="normal" style:font-size-complex="14pt" style:font-weight-complex="normal"/>
    </style:style>
    <style:style style:name="T82" style:family="text">
      <style:text-properties fo:font-size="14pt" fo:font-weight="normal" officeooo:rsid="00295fdf" style:font-size-asian="14pt" style:font-weight-asian="normal" style:font-size-complex="14pt" style:font-weight-complex="normal"/>
    </style:style>
    <style:style style:name="T83" style:family="text">
      <style:text-properties fo:font-size="14pt" fo:font-weight="normal" officeooo:rsid="00252922" style:font-size-asian="14pt" style:font-weight-asian="normal" style:font-size-complex="14pt" style:font-weight-complex="normal"/>
    </style:style>
    <style:style style:name="T84" style:family="text">
      <style:text-properties fo:font-size="14pt" fo:font-weight="normal" officeooo:rsid="002adc90" style:font-size-asian="14pt" style:font-weight-asian="normal" style:font-size-complex="14pt" style:font-weight-complex="normal"/>
    </style:style>
    <style:style style:name="T85" style:family="text">
      <style:text-properties fo:font-size="14pt" fo:font-weight="normal" officeooo:rsid="002d9fbb" style:font-size-asian="14pt" style:font-weight-asian="normal" style:font-size-complex="14pt" style:font-weight-complex="normal"/>
    </style:style>
    <style:style style:name="T86" style:family="text">
      <style:text-properties fo:font-size="14pt" fo:font-weight="normal" officeooo:rsid="002fb62e" style:font-size-asian="14pt" style:font-weight-asian="normal" style:font-size-complex="14pt" style:font-weight-complex="normal"/>
    </style:style>
    <style:style style:name="T87" style:family="text">
      <style:text-properties fo:font-size="14pt" fo:font-weight="normal" officeooo:rsid="002d014d" style:font-size-asian="14pt" style:font-weight-asian="normal" style:font-size-complex="14pt" style:font-weight-complex="normal"/>
    </style:style>
    <style:style style:name="T88" style:family="text">
      <style:text-properties fo:font-size="14pt" fo:font-weight="normal" officeooo:rsid="00309eed" style:font-size-asian="14pt" style:font-weight-asian="normal" style:font-size-complex="14pt" style:font-weight-complex="normal"/>
    </style:style>
    <style:style style:name="T89" style:family="text">
      <style:text-properties fo:font-size="14pt" fo:font-weight="normal" officeooo:rsid="00331379" style:font-size-asian="14pt" style:font-weight-asian="normal" style:font-size-complex="14pt" style:font-weight-complex="normal"/>
    </style:style>
    <style:style style:name="T90" style:family="text">
      <style:text-properties fo:font-size="14pt" fo:font-weight="normal" officeooo:rsid="001ac0fc" style:font-size-asian="14pt" style:font-weight-asian="normal" style:font-size-complex="14pt" style:font-weight-complex="normal"/>
    </style:style>
    <style:style style:name="T91" style:family="text">
      <style:text-properties fo:font-size="14pt" fo:font-weight="normal" officeooo:rsid="0043f48f" style:font-size-asian="14pt" style:font-weight-asian="normal" style:font-size-complex="14pt" style:font-weight-complex="normal"/>
    </style:style>
    <style:style style:name="T92" style:family="text">
      <style:text-properties fo:font-size="14pt" fo:font-weight="normal" officeooo:rsid="004799af" style:font-size-asian="14pt" style:font-weight-asian="normal" style:font-size-complex="14pt" style:font-weight-complex="normal"/>
    </style:style>
    <style:style style:name="T93" style:family="text">
      <style:text-properties fo:font-size="14pt" fo:font-weight="normal" officeooo:rsid="00486ff9" style:font-size-asian="14pt" style:font-weight-asian="normal" style:font-size-complex="14pt" style:font-weight-complex="normal"/>
    </style:style>
    <style:style style:name="T94" style:family="text">
      <style:text-properties fo:font-size="14pt" fo:font-weight="normal" officeooo:rsid="0049f578" style:font-size-asian="14pt" style:font-weight-asian="normal" style:font-size-complex="14pt" style:font-weight-complex="normal"/>
    </style:style>
    <style:style style:name="T95" style:family="text">
      <style:text-properties fo:font-size="14pt" fo:font-weight="normal" officeooo:rsid="004b582a" style:font-size-asian="14pt" style:font-weight-asian="normal" style:font-size-complex="14pt" style:font-weight-complex="normal"/>
    </style:style>
    <style:style style:name="T96" style:family="text">
      <style:text-properties fo:font-size="14pt" fo:font-weight="normal" officeooo:rsid="004c9517" style:font-size-asian="14pt" style:font-weight-asian="normal" style:font-size-complex="14pt" style:font-weight-complex="normal"/>
    </style:style>
    <style:style style:name="T97" style:family="text">
      <style:text-properties fo:font-size="14pt" fo:font-weight="normal" officeooo:rsid="0050d52a" style:font-size-asian="14pt" style:font-weight-asian="normal" style:font-size-complex="14pt" style:font-weight-complex="normal"/>
    </style:style>
    <style:style style:name="T98" style:family="text">
      <style:text-properties fo:font-size="14pt" fo:font-weight="normal" officeooo:rsid="00712623" style:font-size-asian="14pt" style:font-weight-asian="normal" style:font-size-complex="14pt" style:font-weight-complex="normal"/>
    </style:style>
    <style:style style:name="T99" style:family="text">
      <style:text-properties officeooo:rsid="003488f6"/>
    </style:style>
    <style:style style:name="T100" style:family="text">
      <style:text-properties officeooo:rsid="00365ba5"/>
    </style:style>
    <style:style style:name="T101" style:family="text">
      <style:text-properties officeooo:rsid="003a257c"/>
    </style:style>
    <style:style style:name="T102" style:family="text">
      <style:text-properties officeooo:rsid="003bc035"/>
    </style:style>
    <style:style style:name="T103" style:family="text">
      <style:text-properties officeooo:rsid="000069ec"/>
    </style:style>
    <style:style style:name="T104" style:family="text">
      <style:text-properties officeooo:rsid="003d1ab4"/>
    </style:style>
    <style:style style:name="T105" style:family="text">
      <style:text-properties style:text-position="-33% 80%"/>
    </style:style>
    <style:style style:name="T106" style:family="text">
      <style:text-properties style:text-position="-33% 80%" fo:font-size="14pt" fo:font-weight="normal" officeooo:rsid="001ac0fc" style:font-size-asian="14pt" style:font-weight-asian="normal" style:font-size-complex="14pt" style:font-weight-complex="normal"/>
    </style:style>
    <style:style style:name="T107" style:family="text">
      <style:text-properties officeooo:rsid="004f3723"/>
    </style:style>
    <style:style style:name="T108" style:family="text">
      <style:text-properties officeooo:rsid="0050d52a"/>
    </style:style>
    <style:style style:name="T109" style:family="text">
      <style:text-properties officeooo:rsid="005416ca"/>
    </style:style>
    <style:style style:name="T110" style:family="text">
      <style:text-properties officeooo:rsid="0055af3a"/>
    </style:style>
    <style:style style:name="T111" style:family="text">
      <style:text-properties officeooo:rsid="0040e838"/>
    </style:style>
    <style:style style:name="T112" style:family="text">
      <style:text-properties officeooo:rsid="00577b89"/>
    </style:style>
    <style:style style:name="T113" style:family="text">
      <style:text-properties officeooo:rsid="00587a2e"/>
    </style:style>
    <style:style style:name="T114" style:family="text">
      <style:text-properties officeooo:rsid="0062950e"/>
    </style:style>
    <style:style style:name="T115" style:family="text">
      <style:text-properties officeooo:rsid="006436ec"/>
    </style:style>
    <style:style style:name="T116" style:family="text">
      <style:text-properties officeooo:rsid="00691855"/>
    </style:style>
    <style:style style:name="T117" style:family="text">
      <style:text-properties officeooo:rsid="006a8c65"/>
    </style:style>
    <style:style style:name="T118" style:family="text">
      <style:text-properties fo:color="#0d121c" style:font-name="Times New Roman" fo:font-size="14pt" style:font-name-asian="Times New Roman1" style:font-size-asian="14pt" style:font-name-complex="Times New Roman1" style:font-size-complex="14pt" fo:background-color="#ffffff"/>
    </style:style>
    <style:style style:name="T119" style:family="text">
      <style:text-properties fo:color="#0d121c" style:font-name="Times New Roman" fo:font-size="15pt" style:font-name-asian="Times New Roman1" style:font-size-asian="15pt" style:font-name-complex="Times New Roman1" style:font-size-complex="15pt" fo:background-color="#ffffff"/>
    </style:style>
    <style:style style:name="T120" style:family="text">
      <style:text-properties style:font-name="Times New Roman" fo:font-size="14pt" style:font-name-asian="Times New Roman1" style:font-size-asian="14pt" style:font-name-complex="Times New Roman1" style:font-size-complex="14pt"/>
    </style:style>
    <style:style style:name="T121" style:family="text">
      <style:text-properties style:font-name="Times New Roman" fo:font-size="14pt" style:font-name-asian="Times New Roman1" style:font-size-asian="14pt" style:font-name-complex="Times New Roman1" style:font-size-complex="14pt" fo:background-color="#ffffff"/>
    </style:style>
    <style:style style:name="T122"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123" style:family="text">
      <style:text-properties fo:color="#000080" style:font-name="Verdana" fo:font-size="10.5pt" fo:font-weight="bold" style:font-name-asian="Verdana1" style:font-size-asian="10.5pt" style:font-weight-asian="bold" style:font-name-complex="Verdana1" style:font-size-complex="10.5pt"/>
    </style:style>
    <style:style style:name="T124" style:family="text">
      <style:text-properties fo:color="#333333" style:font-name="Verdana" fo:font-size="10.5pt" style:font-name-asian="Verdana1" style:font-size-asian="10.5pt" style:font-name-complex="Verdana1" style:font-size-complex="10.5pt"/>
    </style:style>
    <style:style style:name="T125" style:family="text">
      <style:text-properties fo:color="#0000ff" style:font-name="Verdana" fo:font-size="10.5pt" style:font-name-asian="Verdana1" style:font-size-asian="10.5pt" style:font-name-complex="Verdana1" style:font-size-complex="10.5pt"/>
    </style:style>
    <style:style style:name="T126" style:family="text">
      <style:text-properties fo:color="#ff0000" style:font-name="Verdana" fo:font-size="10.5pt" style:font-name-asian="Verdana1" style:font-size-asian="10.5pt" style:font-name-complex="Verdana1" style:font-size-complex="10.5pt"/>
    </style:style>
    <style:style style:name="T127" style:family="text">
      <style:text-properties officeooo:rsid="006f5de8"/>
    </style:style>
    <style:style style:name="T128" style:family="text">
      <style:text-properties officeooo:rsid="0070b41a"/>
    </style:style>
    <style:style style:name="T129" style:family="text">
      <style:text-properties officeooo:rsid="007104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middle" draw:auto-grow-height="false" fo:min-height="1.602cm" fo:min-width="20.117cm" fo:padding-top="0.229cm" fo:padding-bottom="0.229cm" fo:padding-left="0.441cm" fo:padding-right="0.441cm" fo:wrap-option="no-wrap" draw:shadow-color="#808080"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draw:custom-shape text:anchor-type="paragraph" draw:z-index="0" draw:style-name="gr1" draw:text-style-name="P182" svg:width="21cm" svg:height="2.061cm" svg:x="0cm" svg:y="0cm"><text:p/><draw:enhanced-geometry svg:viewBox="0 0 21600 21600" draw:type="rectangle" draw:enhanced-path="M 0 0 L 21600 0 21600 21600 0 21600 0 0 Z N"/></draw:custom-shape></text:h>
      <text:p text:style-name="P9">Функтори та алгор<text:span text:style-name="T3">и</text:span>тми</text:p>
      <text:p text:style-name="P21">Алгоритми</text:p>
      <text:p text:style-name="P21">Однією з важливих властивостей та власно й цілей створення бібліотеки шаблонів було створення можливстей для стандартного використання різноманітних алгоритмів до різних типів даних. Деякі з цих алгоритмів вже містяться в деяких контейнерах. <text:span text:style-name="T7">Зокрема, в контейнері Список містяться методи сортування та злиття відсортованих списків, в асоціативних контейнерах є методи пошуку, а пріорітетна черга автоматично сортує дані. Однак, інколи було б бажано засстосовувати сортування, бінарний пошук, знаходити загальну суму елементів колекції, застосовувати якусь функцію до кожного елементу контейнеру незалежно від типу контейнеру або взагалі застосувати її до звичайного масиву.</text:span></text:p>
      <text:p text:style-name="P22">З цією метою до стандартної бібліотеки Сі++ було додано дві бібліотеки algortithms та numeric, які містять функції, що реалізують деякі з відомих та потрібних у практичному програмуванні алгоритмів.</text:p>
      <text:p text:style-name="P63"><text:span text:style-name="T25">Ці бібліотеки дозоляють не витрачати час </text:span><text:span text:style-name="T26">на написан</text:span><text:span text:style-name="T25">ня</text:span><text:span text:style-name="T26"> </text:span><text:span text:style-name="T25">циклів для виконання популярних</text:span><text:span text:style-name="T26"> </text:span><text:span text:style-name="T25">задач таких як </text:span><text:span text:style-name="T26">сорт</text:span><text:span text:style-name="T25">ування</text:span><text:span text:style-name="T26">, по</text:span><text:span text:style-name="T25">шу</text:span><text:span text:style-name="T26">к </text:span><text:span text:style-name="T27">а</text:span><text:span text:style-name="Strong_20_Emphasis"><text:span text:style-name="T28">бо підрахунок кількості елементів масиву</text:span></text:span><text:span text:style-name="T26">. </text:span><text:span text:style-name="T25">Це дозволяє також не витрачати час на оптимізацію <text:s/>та відлагдження цих алгоритмів. Крім того деякі з цих реалізацій дозволяють використовувати</text:span> <text:span text:style-name="Strong_20_Emphasis">р</text:span><text:span text:style-name="Strong_20_Emphasis"><text:span text:style-name="T107">оз</text:span></text:span><text:span text:style-name="Strong_20_Emphasis">паралел</text:span><text:span text:style-name="Strong_20_Emphasis"><text:span text:style-name="T107">ювання</text:span></text:span> — <text:span text:style-name="T107">можливість виконивати їх в декілька потоків для пришвидшення</text:span>.</text:p>
      <text:p text:style-name="P141"><text:soft-page-break/>Важливою особливістю стандартної бібліотеки C++ є те, що вона не тільки визначає синтаксис і семантику узагальнених алгоритмів, а й також має вимоги щодо їх продуктивності.</text:p>
      <text:p text:style-name="P22"/>
      <text:p text:style-name="P22">Функції бібліотеки algorithms</text:p>
      <text:p text:style-name="P23"/>
      <text:p text:style-name="P23">Функції бібліотеки <text:span text:style-name="T8">algorithms поділяють на наступні категорії:</text:span></text:p>
      <text:list xml:id="list6192596412104250386" text:style-name="L1">
        <text:list-item>
          <text:p text:style-name="P144">Н<text:span text:style-name="T9">емодіфікуючі операції з послідовностями( n</text:span>on-modifying sequence operations<text:span text:style-name="T9">)</text:span></text:p>
        </text:list-item>
        <text:list-item>
          <text:p text:style-name="P146">Модіфікуючі операції з послідовностями (modifying sequence operations)</text:p>
        </text:list-item>
        <text:list-item>
          <text:p text:style-name="P147"><text:span text:style-name="Source_20_Text"><text:span text:style-name="T80">Операції розділення (</text:span></text:span>Партіції<text:span text:style-name="T116">)</text:span>(Partitions)</text:p>
        </text:list-item>
        <text:list-item>
          <text:p text:style-name="P146">Сортування (Sorting)</text:p>
        </text:list-item>
        <text:list-item>
          <text:p text:style-name="P146">Бінарний пошук (Binary search) на відсортованих або частково відсортованих послідовностях </text:p>
        </text:list-item>
        <text:list-item>
          <text:p text:style-name="P144"><text:span text:style-name="T9">Злиття (</text:span>Merge<text:span text:style-name="T9">)</text:span> <text:span text:style-name="T9">на відсортованих послідовностях</text:span></text:p>
        </text:list-item>
        <text:list-item>
          <text:p text:style-name="P144"><text:span text:style-name="T9">Операції на структурі Купа (</text:span>Heap<text:span text:style-name="T9">)</text:span></text:p>
        </text:list-item>
        <text:list-item>
          <text:p text:style-name="P144"><text:span text:style-name="T9">Мінімуми/Максимуми (</text:span>Min/max<text:span text:style-name="T9">)</text:span></text:p>
        </text:list-item>
        <text:list-item>
          <text:p text:style-name="P148">інші</text:p>
        </text:list-item>
      </text:list>
      <text:p text:style-name="P31"/>
      <text:p text:style-name="P25">Немодіфікуючі операції з послідовностями</text:p>
      <text:p text:style-name="P31"/>
      <text:list xml:id="list182235114687087" text:continue-numbering="true" text:style-name="L1">
        <text:list-header>
          <text:p text:style-name="P145">Немодіфікуючі операції з послідовностями — це функції що виконують якусь певну дії над масивом даних але не модифкують їх змісту. Зокрема, це методи пошуку, послідовного виконання дій тощо.</text:p>
          <text:p text:style-name="P148"/>
        </text:list-header>
      </text:list>
      <text:p text:style-name="P10"><text:span text:style-name="T5">Функція </text:span><text:span text:style-name="T10">for_each</text:span></text:p>
      <text:p text:style-name="P26">Функція for_each(pos1, pos2, <text:s/>fun) <text:s/>виконує функцію fun для всіх елементів, що знаходяться між двома ітераторами <text:s/>pos1 та pos2.</text:p>
      <text:p text:style-name="P68"><text:soft-page-break/><text:span text:style-name="Citation"><text:span text:style-name="T12">// for_each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for_each</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void</text:span></text:span><text:span text:style-name="Source_20_Text"><text:span text:style-name="T31"> myfunction (</text:span></text:span><text:span text:style-name="Variable"><text:span text:style-name="T31">int</text:span></text:span><text:span text:style-name="Source_20_Text"><text:span text:style-name="T31"> i) { <text:s/></text:span></text:span><text:span text:style-name="Citation"><text:span text:style-name="T31">// function:</text:span></text:span></text:p>
      <text:p text:style-name="P67"><text:span text:style-name="Source_20_Text"><text:span text:style-name="T31"><text:s text:c="2"/>std::cout &lt;&lt; </text:span></text:span><text:span text:style-name="User_20_Entry"><text:span text:style-name="T31">' '</text:span></text:span><text:span text:style-name="Source_20_Text"><text:span text:style-name="T31"> &lt;&lt; i;</text:span></text:span></text:p>
      <text:p text:style-name="P67"><text:span text:style-name="Source_20_Text"><text:span text:style-name="T31">}</text:span></text:span></text:p>
      <text:p text:style-name="P68"><text:span text:style-name="Variable"><text:span text:style-name="T12">int</text:span></text:span><text:span text:style-name="Source_20_Text"><text:span text:style-name="T12"> main () {</text:span></text:span></text:p>
      <text:p text:style-name="P68"><text:span text:style-name="Source_20_Text"><text:span text:style-name="T12"><text:s text:c="2"/>double mas[] = {1.0, 2.0, 4.0,3.0}; </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text:span></text:span><text:span text:style-name="Source_20_Text"><text:span text:style-name="T32">(mas,mas+4)</text:span></text:span><text:span text:style-name="Source_20_Text"><text:span text:style-name="T31">;</text:span></text:span></text:p>
      <text:p text:style-name="P67"><text:span text:style-name="Source_20_Text"><text:span text:style-name="T31"/></text:span></text:p>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for_each (myvector.begin(), myvector.end(), myfunction);</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73"><text:span text:style-name="Source_20_Text"><text:span text:style-name="T32">}</text:span></text:span></text:p>
      <text:p text:style-name="P36"><text:span text:style-name="Source_20_Text"><text:span text:style-name="T18">Функція find</text:span></text:span></text:p>
      <text:p text:style-name="P32"><text:span text:style-name="Source_20_Text"><text:span text:style-name="T12">Функція find(pos1, pos2, <text:s/></text:span></text:span><text:span text:style-name="Source_20_Text"><text:span text:style-name="T13">g</text:span></text:span><text:span text:style-name="Source_20_Text"><text:span text:style-name="T12">) <text:s/></text:span></text:span><text:span text:style-name="Source_20_Text"><text:span text:style-name="T13">шукає елемент</text:span></text:span><text:span text:style-name="Source_20_Text"><text:span text:style-name="T12"> </text:span></text:span><text:span text:style-name="Source_20_Text"><text:span text:style-name="T13">g</text:span></text:span><text:span text:style-name="Source_20_Text"><text:span text:style-name="T12"> </text:span></text:span><text:span text:style-name="Source_20_Text"><text:span text:style-name="T13">серед</text:span></text:span><text:span text:style-name="Source_20_Text"><text:span text:style-name="T12"> всіх елементів, що знаходять</text:span></text:span><text:span text:style-name="Source_20_Text"><text:span text:style-name="T13">ся</text:span></text:span><text:span text:style-name="Source_20_Text"><text:span text:style-name="T12"> між двома ітер</text:span></text:span><text:span text:style-name="Source_20_Text"><text:span text:style-name="T13">а</text:span></text:span><text:span text:style-name="Source_20_Text"><text:span text:style-name="T12">торами pos1 та pos2. </text:span></text:span><text:span text:style-name="Source_20_Text"><text:span text:style-name="T13">Якщо елемент знайдений — повертається ітератор вводу, що вказує на цей елемент, якщо ні — ітератор на кінцеву позицію. </text:span></text:span><text:span text:style-name="Source_20_Text"><text:span text:style-name="T14">Для порівняння обєктів функція використовує оператор рівності(==).</text:span></text:span></text:p>
      <text:p text:style-name="P69"><text:span text:style-name="Citation"><text:span text:style-name="T13">// find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find</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Citation"><text:span text:style-name="T31">// using std::find with array and pointer:</text:span></text:span></text:p>
      <text:p text:style-name="P67"><text:span text:style-name="Source_20_Text"><text:span text:style-name="T31"><text:s text:c="2"/></text:span></text:span><text:span text:style-name="Variable"><text:span text:style-name="T31">int</text:span></text:span><text:span text:style-name="Source_20_Text"><text:span text:style-name="T31"> myints[] = { 10, 20, 30, 40 };</text:span></text:span></text:p>
      <text:p text:style-name="P67"><text:span text:style-name="Source_20_Text"><text:span text:style-name="T31"><text:s text:c="2"/></text:span></text:span><text:span text:style-name="Variable"><text:span text:style-name="T31">int</text:span></text:span><text:span text:style-name="Source_20_Text"><text:span text:style-name="T31"> * p;</text:span></text:span></text:p>
      <text:p text:style-name="P71"/>
      <text:p text:style-name="P67"><text:span text:style-name="Source_20_Text"><text:span text:style-name="T31"><text:s text:c="2"/>p = std::find (myints, myints+4, 30);</text:span></text:span></text:p>
      <text:p text:style-name="P67"><text:span text:style-name="Source_20_Text"><text:span text:style-name="T31"><text:s text:c="2"/></text:span></text:span><text:span text:style-name="Variable"><text:span text:style-name="T31">if</text:span></text:span><text:span text:style-name="Source_20_Text"><text:span text:style-name="T31"> (p != myints+4)</text:span></text:span></text:p>
      <text:p text:style-name="P67"><text:soft-page-break/><text:span text:style-name="Source_20_Text"><text:span text:style-name="T31"><text:s text:c="4"/>std::cout &lt;&lt; </text:span></text:span><text:span text:style-name="User_20_Entry"><text:span text:style-name="T31">"Element found in myints: "</text:span></text:span><text:span text:style-name="Source_20_Text"><text:span text:style-name="T31"> &lt;&lt; *p &lt;&lt; </text:span></text:span><text:span text:style-name="User_20_Entry"><text:span text:style-name="T31">'\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pan text:style-name="Source_20_Text"><text:span text:style-name="T31"><text:s text:c="4"/>std::cout &lt;&lt; </text:span></text:span><text:span text:style-name="User_20_Entry"><text:span text:style-name="T31">"Element not found in myints\n"</text:span></text:span><text:span text:style-name="Source_20_Text"><text:span text:style-name="T31">;</text:span></text:span></text:p>
      <text:p text:style-name="P71"/>
      <text:p text:style-name="P67"><text:span text:style-name="Source_20_Text"><text:span text:style-name="T31"><text:s text:c="2"/></text:span></text:span><text:span text:style-name="Citation"><text:span text:style-name="T31">// using std::find with vector and iterator:</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 (myints,myints+4);</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iterator it;</text:span></text:span></text:p>
      <text:p text:style-name="P71"/>
      <text:p text:style-name="P67"><text:span text:style-name="Source_20_Text"><text:span text:style-name="T31"><text:s text:c="2"/>it = find (myvector.begin(), myvector.end(), 30);</text:span></text:span></text:p>
      <text:p text:style-name="P67"><text:span text:style-name="Source_20_Text"><text:span text:style-name="T31"><text:s text:c="2"/></text:span></text:span><text:span text:style-name="Variable"><text:span text:style-name="T31">if</text:span></text:span><text:span text:style-name="Source_20_Text"><text:span text:style-name="T31"> (it != myvector.end())</text:span></text:span></text:p>
      <text:p text:style-name="P67"><text:span text:style-name="Source_20_Text"><text:span text:style-name="T31"><text:s text:c="4"/>std::cout &lt;&lt; </text:span></text:span><text:span text:style-name="User_20_Entry"><text:span text:style-name="T31">"Element found in myvector: "</text:span></text:span><text:span text:style-name="Source_20_Text"><text:span text:style-name="T31"> &lt;&lt; *it &lt;&lt; </text:span></text:span><text:span text:style-name="User_20_Entry"><text:span text:style-name="T31">'\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pan text:style-name="Source_20_Text"><text:span text:style-name="T31"><text:s text:c="4"/>std::cout &lt;&lt; </text:span></text:span><text:span text:style-name="User_20_Entry"><text:span text:style-name="T31">"Element not found in myvector\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p text:style-name="P37"><text:span text:style-name="Source_20_Text"><text:span text:style-name="T19">Для функцій пошуку також можна використовувати форми find_if, find_end, find_first_of, </text:span></text:span><text:span text:style-name="Source_20_Text"><text:span text:style-name="T33">adjacent_find, а з С++11 також додана функц</text:span></text:span><text:span text:style-name="Source_20_Text"><text:span text:style-name="T34">і</text:span></text:span><text:span text:style-name="Source_20_Text"><text:span text:style-name="T33">я </text:span></text:span><text:span text:style-name="Source_20_Text"><text:span text:style-name="T19">find_if_not.</text:span></text:span></text:p>
      <text:p text:style-name="P37"><text:span text:style-name="Source_20_Text"><text:span text:style-name="T19"/></text:span></text:p>
      <text:p text:style-name="P74"><text:span text:style-name="Citation"><text:span text:style-name="T19">// adjacent_find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adjacent_find</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bool</text:span></text:span><text:span text:style-name="Source_20_Text"><text:span text:style-name="T31"> myfunction (</text:span></text:span><text:span text:style-name="Variable"><text:span text:style-name="T31">int</text:span></text:span><text:span text:style-name="Source_20_Text"><text:span text:style-name="T31"> i, </text:span></text:span><text:span text:style-name="Variable"><text:span text:style-name="T31">int</text:span></text:span><text:span text:style-name="Source_20_Text"><text:span text:style-name="T31"> j) {</text:span></text:span></text:p>
      <text:p text:style-name="P67"><text:span text:style-name="Source_20_Text"><text:span text:style-name="T31"><text:s text:c="2"/></text:span></text:span><text:span text:style-name="Variable"><text:span text:style-name="T31">return</text:span></text:span><text:span text:style-name="Source_20_Text"><text:span text:style-name="T31"> (i==j);</text:span></text:span></text:p>
      <text:p text:style-name="P67"><text:span text:style-name="Source_20_Text"><text:span text:style-name="T31">}</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Variable"><text:span text:style-name="T31">int</text:span></text:span><text:span text:style-name="Source_20_Text"><text:span text:style-name="T31"> myints[] = {5,20,5,30,30,20,10,10,20};</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 (myints,myints+8);</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iterator it;</text:span></text:span></text:p>
      <text:p text:style-name="P71"/>
      <text:p text:style-name="P67"><text:span text:style-name="Source_20_Text"><text:span text:style-name="T31"><text:s text:c="2"/></text:span></text:span><text:span text:style-name="Citation"><text:span text:style-name="T31">// using default comparison:</text:span></text:span></text:p>
      <text:p text:style-name="P67"><text:soft-page-break/><text:span text:style-name="Source_20_Text"><text:span text:style-name="T31"><text:s text:c="2"/>it = std::adjacent_find (myvector.begin(), myvector.end());</text:span></text:span></text:p>
      <text:p text:style-name="P71"/>
      <text:p text:style-name="P67"><text:span text:style-name="Source_20_Text"><text:span text:style-name="T31"><text:s text:c="2"/></text:span></text:span><text:span text:style-name="Variable"><text:span text:style-name="T31">if</text:span></text:span><text:span text:style-name="Source_20_Text"><text:span text:style-name="T31"> (it!=myvector.end())</text:span></text:span></text:p>
      <text:p text:style-name="P67"><text:span text:style-name="Source_20_Text"><text:span text:style-name="T31"><text:s text:c="4"/>std::cout &lt;&lt; </text:span></text:span><text:span text:style-name="User_20_Entry"><text:span text:style-name="T31">"the first pair of repeated elements are: "</text:span></text:span><text:span text:style-name="Source_20_Text"><text:span text:style-name="T31"> &lt;&lt; *it &lt;&lt; </text:span></text:span><text:span text:style-name="User_20_Entry"><text:span text:style-name="T31">'\n'</text:span></text:span><text:span text:style-name="Source_20_Text"><text:span text:style-name="T31">;</text:span></text:span></text:p>
      <text:p text:style-name="P71"/>
      <text:p text:style-name="P67"><text:span text:style-name="Source_20_Text"><text:span text:style-name="T31"><text:s text:c="2"/></text:span></text:span><text:span text:style-name="Citation"><text:span text:style-name="T31">//using predicate comparison:</text:span></text:span></text:p>
      <text:p text:style-name="P67"><text:span text:style-name="Source_20_Text"><text:span text:style-name="T31"><text:s text:c="2"/>it = std::adjacent_find (++it, myvector.end(), myfunction);</text:span></text:span></text:p>
      <text:p text:style-name="P71"/>
      <text:p text:style-name="P67"><text:span text:style-name="Source_20_Text"><text:span text:style-name="T31"><text:s text:c="2"/></text:span></text:span><text:span text:style-name="Variable"><text:span text:style-name="T31">if</text:span></text:span><text:span text:style-name="Source_20_Text"><text:span text:style-name="T31"> (it!=myvector.end())</text:span></text:span></text:p>
      <text:p text:style-name="P67"><text:span text:style-name="Source_20_Text"><text:span text:style-name="T31"><text:s text:c="4"/>std::cout &lt;&lt; </text:span></text:span><text:span text:style-name="User_20_Entry"><text:span text:style-name="T31">"the second pair of repeated elements are: "</text:span></text:span><text:span text:style-name="Source_20_Text"><text:span text:style-name="T31"> &lt;&lt; *it &lt;&lt; </text:span></text:span><text:span text:style-name="User_20_Entry"><text:span text:style-name="T31">'\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p text:style-name="P67"><text:span text:style-name="Source_20_Text"><text:span text:style-name="T31"/></text:span></text:p>
      <text:p text:style-name="P92"><text:span text:style-name="Source_20_Text"><text:span text:style-name="T69">Примітка. В усіх випадках де використвується функція як аргумент — замість неї можна (а іноді й бажано) використовувати функтор (або лямбду в Сі++11) </text:span></text:span></text:p>
      <text:p text:style-name="P67"><text:span text:style-name="Source_20_Text"><text:span text:style-name="T31"/></text:span></text:p>
      <text:p text:style-name="P38"><text:span text:style-name="Source_20_Text"><text:span text:style-name="T20">Функція count</text:span></text:span></text:p>
      <text:p text:style-name="P32"><text:span text:style-name="Source_20_Text"><text:span text:style-name="T12">Функція </text:span></text:span><text:span text:style-name="Source_20_Text"><text:span text:style-name="T14">count</text:span></text:span><text:span text:style-name="Source_20_Text"><text:span text:style-name="T12">(pos1, pos2, <text:s/></text:span></text:span><text:span text:style-name="Source_20_Text"><text:span text:style-name="T13">g</text:span></text:span><text:span text:style-name="Source_20_Text"><text:span text:style-name="T12">) </text:span></text:span><text:span text:style-name="Source_20_Text"><text:span text:style-name="T14">повертає кількість входжень</text:span></text:span><text:span text:style-name="Source_20_Text"><text:span text:style-name="T12"> </text:span></text:span><text:span text:style-name="Source_20_Text"><text:span text:style-name="T13">g</text:span></text:span><text:span text:style-name="Source_20_Text"><text:span text:style-name="T12"> </text:span></text:span><text:span text:style-name="Source_20_Text"><text:span text:style-name="T13">серед</text:span></text:span><text:span text:style-name="Source_20_Text"><text:span text:style-name="T12"> всіх елементів, що знаходять</text:span></text:span><text:span text:style-name="Source_20_Text"><text:span text:style-name="T13">ся</text:span></text:span><text:span text:style-name="Source_20_Text"><text:span text:style-name="T12"> між двома ітер</text:span></text:span><text:span text:style-name="Source_20_Text"><text:span text:style-name="T13">а</text:span></text:span><text:span text:style-name="Source_20_Text"><text:span text:style-name="T12">торами pos1 та pos2. </text:span></text:span><text:span text:style-name="Source_20_Text"><text:span text:style-name="T14">Для порівняння обєктів функція використовує оператор рівності(==).</text:span></text:span></text:p>
      <text:p text:style-name="P70"><text:span text:style-name="Citation"><text:span text:style-name="T14">// count algorithm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count</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Citation"><text:span text:style-name="T31">// counting elements in array:</text:span></text:span></text:p>
      <text:p text:style-name="P67"><text:span text:style-name="Source_20_Text"><text:span text:style-name="T31"><text:s text:c="2"/></text:span></text:span><text:span text:style-name="Variable"><text:span text:style-name="T31">int</text:span></text:span><text:span text:style-name="Source_20_Text"><text:span text:style-name="T31"> myints[] = {10,20,30,30,20,10,10,20}; <text:s text:c="2"/></text:span></text:span><text:span text:style-name="Citation"><text:span text:style-name="T31">// 8 elements</text:span></text:span></text:p>
      <text:p text:style-name="P67"><text:span text:style-name="Source_20_Text"><text:span text:style-name="T31"><text:s text:c="2"/></text:span></text:span><text:span text:style-name="Variable"><text:span text:style-name="T31">int</text:span></text:span><text:span text:style-name="Source_20_Text"><text:span text:style-name="T31"> mycount = std::count (myints, myints+8, 10);</text:span></text:span></text:p>
      <text:p text:style-name="P67"><text:span text:style-name="Source_20_Text"><text:span text:style-name="T31"><text:s text:c="2"/>std::cout &lt;&lt; </text:span></text:span><text:span text:style-name="User_20_Entry"><text:span text:style-name="T31">"10 appears "</text:span></text:span><text:span text:style-name="Source_20_Text"><text:span text:style-name="T31"> &lt;&lt; mycount &lt;&lt; </text:span></text:span><text:span text:style-name="User_20_Entry"><text:span text:style-name="T31">" times.\n"</text:span></text:span><text:span text:style-name="Source_20_Text"><text:span text:style-name="T31">;</text:span></text:span></text:p>
      <text:p text:style-name="P71"/>
      <text:p text:style-name="P67"><text:soft-page-break/><text:span text:style-name="Source_20_Text"><text:span text:style-name="T31"><text:s text:c="2"/></text:span></text:span><text:span text:style-name="Citation"><text:span text:style-name="T31">// counting elements in container:</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 (myints, myints+8);</text:span></text:span></text:p>
      <text:p text:style-name="P67"><text:span text:style-name="Source_20_Text"><text:span text:style-name="T31"><text:s text:c="2"/>mycount = std::count (myvector.begin(), myvector.end(), 20);</text:span></text:span></text:p>
      <text:p text:style-name="P67"><text:span text:style-name="Source_20_Text"><text:span text:style-name="T31"><text:s text:c="2"/>std::cout &lt;&lt; </text:span></text:span><text:span text:style-name="User_20_Entry"><text:span text:style-name="T31">"20 appears "</text:span></text:span><text:span text:style-name="Source_20_Text"><text:span text:style-name="T31"> &lt;&lt; mycount <text:s/>&lt;&lt; </text:span></text:span><text:span text:style-name="User_20_Entry"><text:span text:style-name="T31">" times.\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p text:style-name="P32"><text:span text:style-name="Source_20_Text"><text:span text:style-name="T14">Також існує функція пошуку </text:span></text:span><text:span text:style-name="Citation"><text:span text:style-name="T14">count_if , у формі count_if(pos1,pos2,fun) яка порівнює елементи за умовою, що задається предікатом fun.</text:span></text:span></text:p>
      <text:p text:style-name="P70"><text:span text:style-name="Citation"><text:span text:style-name="T14">// count_if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count_if</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bool</text:span></text:span><text:span text:style-name="Source_20_Text"><text:span text:style-name="T31"> IsOdd (</text:span></text:span><text:span text:style-name="Variable"><text:span text:style-name="T31">int</text:span></text:span><text:span text:style-name="Source_20_Text"><text:span text:style-name="T31"> i) { </text:span></text:span><text:span text:style-name="Variable"><text:span text:style-name="T31">return</text:span></text:span><text:span text:style-name="Source_20_Text"><text:span text:style-name="T31"> ((i%2)==1); }</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text:span></text:span></text:p>
      <text:p text:style-name="P67"><text:span text:style-name="Source_20_Text"><text:span text:style-name="T31"><text:s text:c="2"/></text:span></text:span><text:span text:style-name="Variable"><text:span text:style-name="T31">for</text:span></text:span><text:span text:style-name="Source_20_Text"><text:span text:style-name="T31"> (</text:span></text:span><text:span text:style-name="Variable"><text:span text:style-name="T31">int</text:span></text:span><text:span text:style-name="Source_20_Text"><text:span text:style-name="T31"> i=1; i&lt;10; i++) myvector.push_back(i); </text:span></text:span><text:span text:style-name="Citation"><text:span text:style-name="T31">// myvector: 1 2 3 4 5 6 7 8 9</text:span></text:span></text:p>
      <text:p text:style-name="P71"/>
      <text:p text:style-name="P67"><text:span text:style-name="Source_20_Text"><text:span text:style-name="T31"><text:s text:c="2"/></text:span></text:span><text:span text:style-name="Variable"><text:span text:style-name="T31">int</text:span></text:span><text:span text:style-name="Source_20_Text"><text:span text:style-name="T31"> mycount = count_if (myvector.begin(), myvector.end(), IsOdd);</text:span></text:span></text:p>
      <text:p text:style-name="P67"><text:span text:style-name="Source_20_Text"><text:span text:style-name="T31"><text:s text:c="2"/>std::cout &lt;&lt; </text:span></text:span><text:span text:style-name="User_20_Entry"><text:span text:style-name="T31">"myvector contains "</text:span></text:span><text:span text:style-name="Source_20_Text"><text:span text:style-name="T31"> &lt;&lt; mycount <text:s/>&lt;&lt; </text:span></text:span><text:span text:style-name="User_20_Entry"><text:span text:style-name="T31">" odd values.\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p text:style-name="P33"><text:span text:style-name="Source_20_Text"><text:span text:style-name="T15">Функція </text:span></text:span><text:span text:style-name="Citation"><text:span text:style-name="T14">mismatch</text:span></text:span></text:p>
      <text:p text:style-name="P33"><text:span text:style-name="Source_20_Text"><text:span text:style-name="T15">Функція </text:span></text:span><text:span text:style-name="Citation"><text:span text:style-name="T14">mismatch </text:span></text:span><text:span text:style-name="Citation"><text:span text:style-name="T15">у формах </text:span></text:span><text:span text:style-name="Citation"><text:span text:style-name="T14">mismatch</text:span></text:span><text:span text:style-name="Citation"><text:span text:style-name="T15">(pos1,pos2, col) та </text:span></text:span><text:span text:style-name="Citation"><text:span text:style-name="T14">mismatch</text:span></text:span><text:span text:style-name="Citation"><text:span text:style-name="T15">(pos1,pos2, col,fun) знаходтить елементи в двох посілідовностях (контейнерах), що не співпадають. Перша послідовність задається ітераторами початкової та кінцевої позиції, друга — параметром col. Вона повертає пару вхідних </text:span></text:span><text:soft-page-break/><text:span text:style-name="Citation"><text:span text:style-name="T15">ітераторів, перший з яких вказує на першу позицію, що не співпадає в першому контейнері, а другий — в другому. </text:span></text:span></text:p>
      <text:p text:style-name="P70"><text:span text:style-name="Citation"><text:span text:style-name="T14">// mismatch algorithm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mismatch</text:span></text:span></text:p>
      <text:p text:style-name="P67"><text:span text:style-name="Definition"><text:span text:style-name="T31">#include &lt;vector&gt; <text:s text:c="6"/></text:span></text:span><text:span text:style-name="Citation"><text:span text:style-name="T31">// std::vector</text:span></text:span></text:p>
      <text:p text:style-name="P67"><text:span text:style-name="Definition"><text:span text:style-name="T31">#include &lt;utility&gt; <text:s text:c="5"/></text:span></text:span><text:span text:style-name="Citation"><text:span text:style-name="T31">// std::pair</text:span></text:span></text:p>
      <text:p text:style-name="P71"/>
      <text:p text:style-name="P67"><text:span text:style-name="Variable"><text:span text:style-name="T31">bool</text:span></text:span><text:span text:style-name="Source_20_Text"><text:span text:style-name="T31"> mypredicate (</text:span></text:span><text:span text:style-name="Variable"><text:span text:style-name="T31">int</text:span></text:span><text:span text:style-name="Source_20_Text"><text:span text:style-name="T31"> i, </text:span></text:span><text:span text:style-name="Variable"><text:span text:style-name="T31">int</text:span></text:span><text:span text:style-name="Source_20_Text"><text:span text:style-name="T31"> j) {</text:span></text:span></text:p>
      <text:p text:style-name="P67"><text:span text:style-name="Source_20_Text"><text:span text:style-name="T31"><text:s text:c="2"/></text:span></text:span><text:span text:style-name="Variable"><text:span text:style-name="T31">return</text:span></text:span><text:span text:style-name="Source_20_Text"><text:span text:style-name="T31"> (i==j);</text:span></text:span></text:p>
      <text:p text:style-name="P67"><text:span text:style-name="Source_20_Text"><text:span text:style-name="T31">}</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text:span></text:span></text:p>
      <text:p text:style-name="P67"><text:span text:style-name="Source_20_Text"><text:span text:style-name="T31"><text:s text:c="2"/></text:span></text:span><text:span text:style-name="Variable"><text:span text:style-name="T31">for</text:span></text:span><text:span text:style-name="Source_20_Text"><text:span text:style-name="T31"> (</text:span></text:span><text:span text:style-name="Variable"><text:span text:style-name="T31">int</text:span></text:span><text:span text:style-name="Source_20_Text"><text:span text:style-name="T31"> i=1; i&lt;6; i++) myvector.push_back (i*10); </text:span></text:span><text:span text:style-name="Citation"><text:span text:style-name="T31">// myvector: 10 20 30 40 50</text:span></text:span></text:p>
      <text:p text:style-name="P71"/>
      <text:p text:style-name="P67"><text:span text:style-name="Source_20_Text"><text:span text:style-name="T31"><text:s text:c="2"/></text:span></text:span><text:span text:style-name="Variable"><text:span text:style-name="T31">int</text:span></text:span><text:span text:style-name="Source_20_Text"><text:span text:style-name="T31"> myints[] = {10,20,80,320,1024}; <text:s text:c="15"/></text:span></text:span><text:span text:style-name="Citation"><text:span text:style-name="T31">// <text:s text:c="2"/>myints: 10 20 80 320 1024</text:span></text:span></text:p>
      <text:p text:style-name="P71"/>
      <text:p text:style-name="P67"><text:span text:style-name="Source_20_Text"><text:span text:style-name="T31"><text:s text:c="2"/>std::pair&lt;std::vector&lt;</text:span></text:span><text:span text:style-name="Variable"><text:span text:style-name="T31">int</text:span></text:span><text:span text:style-name="Source_20_Text"><text:span text:style-name="T31">&gt;::iterator,</text:span></text:span><text:span text:style-name="Variable"><text:span text:style-name="T31">int</text:span></text:span><text:span text:style-name="Source_20_Text"><text:span text:style-name="T31">*&gt; mypair;</text:span></text:span></text:p>
      <text:p text:style-name="P71"/>
      <text:p text:style-name="P67"><text:span text:style-name="Source_20_Text"><text:span text:style-name="T31"><text:s text:c="2"/></text:span></text:span><text:span text:style-name="Citation"><text:span text:style-name="T31">// using default comparison:</text:span></text:span></text:p>
      <text:p text:style-name="P67"><text:span text:style-name="Source_20_Text"><text:span text:style-name="T31"><text:s text:c="2"/>mypair = std::mismatch (myvector.begin(), myvector.end(), myints);</text:span></text:span></text:p>
      <text:p text:style-name="P67"><text:span text:style-name="Source_20_Text"><text:span text:style-name="T31"><text:s text:c="2"/>std::cout &lt;&lt; </text:span></text:span><text:span text:style-name="User_20_Entry"><text:span text:style-name="T31">"First mismatching elements: "</text:span></text:span><text:span text:style-name="Source_20_Text"><text:span text:style-name="T31"> &lt;&lt; *mypair.first;</text:span></text:span></text:p>
      <text:p text:style-name="P67"><text:span text:style-name="Source_20_Text"><text:span text:style-name="T31"><text:s text:c="2"/>std::cout &lt;&lt; </text:span></text:span><text:span text:style-name="User_20_Entry"><text:span text:style-name="T31">" and "</text:span></text:span><text:span text:style-name="Source_20_Text"><text:span text:style-name="T31"> &lt;&lt; *mypair.second &lt;&lt; </text:span></text:span><text:span text:style-name="User_20_Entry"><text:span text:style-name="T31">'\n'</text:span></text:span><text:span text:style-name="Source_20_Text"><text:span text:style-name="T31">;</text:span></text:span></text:p>
      <text:p text:style-name="P71"/>
      <text:p text:style-name="P67"><text:span text:style-name="Source_20_Text"><text:span text:style-name="T31"><text:s text:c="2"/>++mypair.first; ++mypair.second;</text:span></text:span></text:p>
      <text:p text:style-name="P71"/>
      <text:p text:style-name="P67"><text:span text:style-name="Source_20_Text"><text:span text:style-name="T31"><text:s text:c="2"/></text:span></text:span><text:span text:style-name="Citation"><text:span text:style-name="T31">// using predicate comparison:</text:span></text:span></text:p>
      <text:p text:style-name="P67"><text:span text:style-name="Source_20_Text"><text:span text:style-name="T31"><text:s text:c="2"/>mypair = std::mismatch (mypair.first, myvector.end(), mypair.second, mypredicate);</text:span></text:span></text:p>
      <text:p text:style-name="P67"><text:span text:style-name="Source_20_Text"><text:span text:style-name="T31"><text:s text:c="2"/>std::cout &lt;&lt; </text:span></text:span><text:span text:style-name="User_20_Entry"><text:span text:style-name="T31">"Second mismatching elements: "</text:span></text:span><text:span text:style-name="Source_20_Text"><text:span text:style-name="T31"> &lt;&lt; *mypair.first;</text:span></text:span></text:p>
      <text:p text:style-name="P67"><text:span text:style-name="Source_20_Text"><text:span text:style-name="T31"><text:s text:c="2"/>std::cout &lt;&lt; </text:span></text:span><text:span text:style-name="User_20_Entry"><text:span text:style-name="T31">" and "</text:span></text:span><text:span text:style-name="Source_20_Text"><text:span text:style-name="T31"> &lt;&lt; *mypair.second &lt;&lt; </text:span></text:span><text:span text:style-name="User_20_Entry"><text:span text:style-name="T31">'\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oft-page-break/><text:span text:style-name="Source_20_Text"><text:span text:style-name="T31">}</text:span></text:span></text:p>
      <text:p text:style-name="P39"><text:span text:style-name="Source_20_Text"><text:span text:style-name="T21">Функція </text:span></text:span><text:span text:style-name="Source_20_Text"><text:span text:style-name="T35">equal</text:span></text:span></text:p>
      <text:p text:style-name="P34"><text:span text:style-name="Source_20_Text"><text:span text:style-name="T15">Функція </text:span></text:span><text:span text:style-name="Source_20_Text"><text:span text:style-name="T14">equal </text:span></text:span><text:span text:style-name="Source_20_Text"><text:span text:style-name="T16">на відміну від </text:span></text:span><text:span text:style-name="Citation"><text:span text:style-name="T14">mismatch </text:span></text:span><text:span text:style-name="Citation"><text:span text:style-name="T16">визначає чи співпадає вміст двох послідовностей.</text:span></text:span></text:p>
      <text:p text:style-name="P70"><text:span text:style-name="Citation"><text:span text:style-name="T14">// equal algorithm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equal</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bool</text:span></text:span><text:span text:style-name="Source_20_Text"><text:span text:style-name="T31"> mypredicate (</text:span></text:span><text:span text:style-name="Variable"><text:span text:style-name="T31">int</text:span></text:span><text:span text:style-name="Source_20_Text"><text:span text:style-name="T31"> i, </text:span></text:span><text:span text:style-name="Variable"><text:span text:style-name="T31">int</text:span></text:span><text:span text:style-name="Source_20_Text"><text:span text:style-name="T31"> j) {</text:span></text:span></text:p>
      <text:p text:style-name="P67"><text:span text:style-name="Source_20_Text"><text:span text:style-name="T31"><text:s text:c="2"/></text:span></text:span><text:span text:style-name="Variable"><text:span text:style-name="T31">return</text:span></text:span><text:span text:style-name="Source_20_Text"><text:span text:style-name="T31"> (i==j);</text:span></text:span></text:p>
      <text:p text:style-name="P67"><text:span text:style-name="Source_20_Text"><text:span text:style-name="T31">}</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Variable"><text:span text:style-name="T31">int</text:span></text:span><text:span text:style-name="Source_20_Text"><text:span text:style-name="T31"> myints[] = {20,40,60,80,100}; <text:s text:c="14"/></text:span></text:span><text:span text:style-name="Citation"><text:span text:style-name="T31">// <text:s text:c="2"/>myints: 20 40 60 80 100</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myvector (myints,myints+5); <text:s text:c="4"/></text:span></text:span><text:span text:style-name="Citation"><text:span text:style-name="T31">// myvector: 20 40 60 80 100</text:span></text:span></text:p>
      <text:p text:style-name="P71"/>
      <text:p text:style-name="P67"><text:span text:style-name="Source_20_Text"><text:span text:style-name="T31"><text:s text:c="2"/></text:span></text:span><text:span text:style-name="Citation"><text:span text:style-name="T31">// using default comparison:</text:span></text:span></text:p>
      <text:p text:style-name="P67"><text:span text:style-name="Source_20_Text"><text:span text:style-name="T31"><text:s text:c="2"/></text:span></text:span><text:span text:style-name="Variable"><text:span text:style-name="T31">if</text:span></text:span><text:span text:style-name="Source_20_Text"><text:span text:style-name="T31"> ( std::equal (myvector.begin(), myvector.end(), myints) )</text:span></text:span></text:p>
      <text:p text:style-name="P67"><text:span text:style-name="Source_20_Text"><text:span text:style-name="T31"><text:s text:c="4"/>std::cout &lt;&lt; </text:span></text:span><text:span text:style-name="User_20_Entry"><text:span text:style-name="T31">"The contents of both sequences are equal.\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pan text:style-name="Source_20_Text"><text:span text:style-name="T31"><text:s text:c="4"/>std::cout &lt;&lt; </text:span></text:span><text:span text:style-name="User_20_Entry"><text:span text:style-name="T31">"The contents of both sequences differ.\n"</text:span></text:span><text:span text:style-name="Source_20_Text"><text:span text:style-name="T31">;</text:span></text:span></text:p>
      <text:p text:style-name="P71"/>
      <text:p text:style-name="P67"><text:span text:style-name="Source_20_Text"><text:span text:style-name="T31"><text:s text:c="2"/>myvector[3]=81; <text:s text:c="32"/></text:span></text:span><text:span text:style-name="Citation"><text:span text:style-name="T31">// myvector: 20 40 60 81 100</text:span></text:span></text:p>
      <text:p text:style-name="P71"/>
      <text:p text:style-name="P67"><text:span text:style-name="Source_20_Text"><text:span text:style-name="T31"><text:s text:c="2"/></text:span></text:span><text:span text:style-name="Citation"><text:span text:style-name="T31">// using predicate comparison:</text:span></text:span></text:p>
      <text:p text:style-name="P67"><text:span text:style-name="Source_20_Text"><text:span text:style-name="T31"><text:s text:c="2"/></text:span></text:span><text:span text:style-name="Variable"><text:span text:style-name="T31">if</text:span></text:span><text:span text:style-name="Source_20_Text"><text:span text:style-name="T31"> ( std::equal (myvector.begin(), myvector.end(), myints, mypredicate) )</text:span></text:span></text:p>
      <text:p text:style-name="P67"><text:span text:style-name="Source_20_Text"><text:span text:style-name="T31"><text:s text:c="4"/>std::cout &lt;&lt; </text:span></text:span><text:span text:style-name="User_20_Entry"><text:span text:style-name="T31">"The contents of both sequences are equal.\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pan text:style-name="Source_20_Text"><text:span text:style-name="T31"><text:s text:c="4"/>std::cout &lt;&lt; </text:span></text:span><text:span text:style-name="User_20_Entry"><text:span text:style-name="T31">"The contents of both sequences differ.\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p text:style-name="P40"><text:span text:style-name="Source_20_Text"><text:span text:style-name="T22">Функції </text:span></text:span><text:span text:style-name="Source_20_Text"><text:span text:style-name="T36">search, search_n</text:span></text:span></text:p>
      <text:p text:style-name="P40"><text:soft-page-break/><text:span text:style-name="Source_20_Text"><text:span text:style-name="T22">Функції </text:span></text:span><text:span text:style-name="Source_20_Text"><text:span text:style-name="T36">search, search_n — на відміну від функцій пошуку find</text:span></text:span><text:span text:style-name="Source_20_Text"><text:span text:style-name="T77">n та</text:span></text:span><text:span text:style-name="Source_20_Text"><text:span text:style-name="T36"> find_if, шука</text:span></text:span><text:span text:style-name="Source_20_Text"><text:span text:style-name="T77">ють</text:span></text:span><text:span text:style-name="Source_20_Text"><text:span text:style-name="T36"> не лише єдиний елемент, а діапазон чи колекцію та вида</text:span></text:span><text:span text:style-name="Source_20_Text"><text:span text:style-name="T77">ють</text:span></text:span><text:span text:style-name="Source_20_Text"><text:span text:style-name="T36"> реультат у вигляді однонапрвленого ітератору на перший знайдений елемент, або на кінцевий елемент, якщо цих елментів не було знайдено.</text:span></text:span></text:p>
      <text:p text:style-name="P75"><text:span text:style-name="Source_20_Text"><text:span text:style-name="T37">Інтерфейс ф</text:span></text:span><text:span text:style-name="Source_20_Text"><text:span text:style-name="T36">у</text:span></text:span><text:span text:style-name="Source_20_Text"><text:span text:style-name="T37">нкції:</text:span></text:span><text:span text:style-name="Source_20_Text"><text:span text:style-name="T36"> search (pos</text:span></text:span><text:span text:style-name="Source_20_Text"><text:span text:style-name="T37">1_</text:span></text:span><text:span text:style-name="Source_20_Text"><text:span text:style-name="T36">1,pos</text:span></text:span><text:span text:style-name="Source_20_Text"><text:span text:style-name="T37">1_</text:span></text:span><text:span text:style-name="Source_20_Text"><text:span text:style-name="T36">2, pos</text:span></text:span><text:span text:style-name="Source_20_Text"><text:span text:style-name="T37">2</text:span></text:span><text:span text:style-name="Source_20_Text"><text:span text:style-name="T36">_</text:span></text:span><text:span text:style-name="Source_20_Text"><text:span text:style-name="T37">1</text:span></text:span><text:span text:style-name="Source_20_Text"><text:span text:style-name="T36">, </text:span></text:span><text:span text:style-name="Source_20_Text"><text:span text:style-name="T37">pos2_2</text:span></text:span><text:span text:style-name="Source_20_Text"><text:span text:style-name="T36">)</text:span></text:span></text:p>
      <text:p text:style-name="P76"><text:span text:style-name="Citation"><text:span text:style-name="T36">// search algorithm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search</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bool</text:span></text:span><text:span text:style-name="Source_20_Text"><text:span text:style-name="T31"> mypredicate (</text:span></text:span><text:span text:style-name="Variable"><text:span text:style-name="T31">int</text:span></text:span><text:span text:style-name="Source_20_Text"><text:span text:style-name="T31"> i, </text:span></text:span><text:span text:style-name="Variable"><text:span text:style-name="T31">int</text:span></text:span><text:span text:style-name="Source_20_Text"><text:span text:style-name="T31"> j) {</text:span></text:span></text:p>
      <text:p text:style-name="P67"><text:span text:style-name="Source_20_Text"><text:span text:style-name="T31"><text:s text:c="2"/></text:span></text:span><text:span text:style-name="Variable"><text:span text:style-name="T31">return</text:span></text:span><text:span text:style-name="Source_20_Text"><text:span text:style-name="T31"> (i==j);</text:span></text:span></text:p>
      <text:p text:style-name="P67"><text:span text:style-name="Source_20_Text"><text:span text:style-name="T31">}</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haystack;</text:span></text:span></text:p>
      <text:p text:style-name="P71"/>
      <text:p text:style-name="P67"><text:span text:style-name="Source_20_Text"><text:span text:style-name="T31"><text:s text:c="2"/></text:span></text:span><text:span text:style-name="Citation"><text:span text:style-name="T31">// set some values: <text:s text:c="7"/>haystack: 10 20 30 40 50 60 70 80 90</text:span></text:span></text:p>
      <text:p text:style-name="P67"><text:span text:style-name="Source_20_Text"><text:span text:style-name="T31"><text:s text:c="2"/></text:span></text:span><text:span text:style-name="Variable"><text:span text:style-name="T31">for</text:span></text:span><text:span text:style-name="Source_20_Text"><text:span text:style-name="T31"> (</text:span></text:span><text:span text:style-name="Variable"><text:span text:style-name="T31">int</text:span></text:span><text:span text:style-name="Source_20_Text"><text:span text:style-name="T31"> i=1; i&lt;10; i++) haystack.push_back(i*10);</text:span></text:span></text:p>
      <text:p text:style-name="P71"/>
      <text:p text:style-name="P67"><text:span text:style-name="Source_20_Text"><text:span text:style-name="T31"><text:s text:c="2"/></text:span></text:span><text:span text:style-name="Citation"><text:span text:style-name="T31">// using default comparison:</text:span></text:span></text:p>
      <text:p text:style-name="P67"><text:span text:style-name="Source_20_Text"><text:span text:style-name="T31"><text:s text:c="2"/></text:span></text:span><text:span text:style-name="Variable"><text:span text:style-name="T31">int</text:span></text:span><text:span text:style-name="Source_20_Text"><text:span text:style-name="T31"> needle1[] = {40,50,60,70};</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iterator it;</text:span></text:span></text:p>
      <text:p text:style-name="P67"><text:span text:style-name="Source_20_Text"><text:span text:style-name="T31"><text:s text:c="2"/>it = std::search (haystack.begin(), haystack.end(), needle1, needle1+4);</text:span></text:span></text:p>
      <text:p text:style-name="P71"/>
      <text:p text:style-name="P67"><text:span text:style-name="Source_20_Text"><text:span text:style-name="T31"><text:s text:c="2"/></text:span></text:span><text:span text:style-name="Variable"><text:span text:style-name="T31">if</text:span></text:span><text:span text:style-name="Source_20_Text"><text:span text:style-name="T31"> (it!=haystack.end())</text:span></text:span></text:p>
      <text:p text:style-name="P67"><text:span text:style-name="Source_20_Text"><text:span text:style-name="T31"><text:s text:c="4"/>std::cout &lt;&lt; </text:span></text:span><text:span text:style-name="User_20_Entry"><text:span text:style-name="T31">"needle1 found at position "</text:span></text:span><text:span text:style-name="Source_20_Text"><text:span text:style-name="T31"> &lt;&lt; (it-haystack.begin()) &lt;&lt; </text:span></text:span><text:span text:style-name="User_20_Entry"><text:span text:style-name="T31">'\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pan text:style-name="Source_20_Text"><text:span text:style-name="T31"><text:s text:c="4"/>std::cout &lt;&lt; </text:span></text:span><text:span text:style-name="User_20_Entry"><text:span text:style-name="T31">"needle1 not found\n"</text:span></text:span><text:span text:style-name="Source_20_Text"><text:span text:style-name="T31">;</text:span></text:span></text:p>
      <text:p text:style-name="P71"/>
      <text:p text:style-name="P67"><text:span text:style-name="Source_20_Text"><text:span text:style-name="T31"><text:s text:c="2"/></text:span></text:span><text:span text:style-name="Citation"><text:span text:style-name="T31">// using predicate comparison:</text:span></text:span></text:p>
      <text:p text:style-name="P67"><text:span text:style-name="Source_20_Text"><text:span text:style-name="T31"><text:s text:c="2"/></text:span></text:span><text:span text:style-name="Variable"><text:span text:style-name="T31">int</text:span></text:span><text:span text:style-name="Source_20_Text"><text:span text:style-name="T31"> needle2[] = {20,30,50};</text:span></text:span></text:p>
      <text:p text:style-name="P67"><text:soft-page-break/><text:span text:style-name="Source_20_Text"><text:span text:style-name="T31"><text:s text:c="2"/>it = std::search (haystack.begin(), haystack.end(), needle2, needle2+3, mypredicate);</text:span></text:span></text:p>
      <text:p text:style-name="P71"/>
      <text:p text:style-name="P67"><text:span text:style-name="Source_20_Text"><text:span text:style-name="T31"><text:s text:c="2"/></text:span></text:span><text:span text:style-name="Variable"><text:span text:style-name="T31">if</text:span></text:span><text:span text:style-name="Source_20_Text"><text:span text:style-name="T31"> (it!=haystack.end())</text:span></text:span></text:p>
      <text:p text:style-name="P67"><text:span text:style-name="Source_20_Text"><text:span text:style-name="T31"><text:s text:c="4"/>std::cout &lt;&lt; </text:span></text:span><text:span text:style-name="User_20_Entry"><text:span text:style-name="T31">"needle2 found at position "</text:span></text:span><text:span text:style-name="Source_20_Text"><text:span text:style-name="T31"> &lt;&lt; (it-haystack.begin()) &lt;&lt; </text:span></text:span><text:span text:style-name="User_20_Entry"><text:span text:style-name="T31">'\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pan text:style-name="Source_20_Text"><text:span text:style-name="T31"><text:s text:c="4"/>std::cout &lt;&lt; </text:span></text:span><text:span text:style-name="User_20_Entry"><text:span text:style-name="T31">"needle2 not found\n"</text:span></text:span><text:span text:style-name="Source_20_Text"><text:span text:style-name="T31">;</text:span></text:span></text:p>
      <text:p text:style-name="P71"/>
      <text:p text:style-name="P67"><text:span text:style-name="Source_20_Text"><text:span text:style-name="T31"><text:s text:c="2"/></text:span></text:span></text:p>
      <text:p text:style-name="P75"><text:span text:style-name="Source_20_Text"><text:span text:style-name="T36">Функц</text:span></text:span><text:span text:style-name="Source_20_Text"><text:span text:style-name="T37">ія </text:span></text:span><text:span text:style-name="Source_20_Text"><text:span text:style-name="T36">search_</text:span></text:span><text:span text:style-name="Source_20_Text"><text:span text:style-name="T37">n з інтерфейсом </text:span></text:span><text:span text:style-name="Source_20_Text"><text:span text:style-name="T36">search_</text:span></text:span><text:span text:style-name="Source_20_Text"><text:span text:style-name="T37">n</text:span></text:span><text:span text:style-name="Source_20_Text"><text:span text:style-name="T36"> (</text:span></text:span><text:span text:style-name="Source_20_Text"><text:span text:style-name="T37">where_pos</text:span></text:span><text:span text:style-name="Source_20_Text"><text:span text:style-name="T36">1,</text:span></text:span><text:span text:style-name="Source_20_Text"><text:span text:style-name="T37">where_pos</text:span></text:span><text:span text:style-name="Source_20_Text"><text:span text:style-name="T36">2, </text:span></text:span><text:span text:style-name="Source_20_Text"><text:span text:style-name="T37">count</text:span></text:span><text:span text:style-name="Source_20_Text"><text:span text:style-name="T36">, </text:span></text:span><text:span text:style-name="Source_20_Text"><text:span text:style-name="T37">val</text:span></text:span><text:span text:style-name="Source_20_Text"><text:span text:style-name="T36">)</text:span></text:span><text:span text:style-name="Source_20_Text"><text:span text:style-name="T37"> шукає чи вх</text:span></text:span><text:span text:style-name="Source_20_Text"><text:span text:style-name="T78">о</text:span></text:span><text:span text:style-name="Source_20_Text"><text:span text:style-name="T37">дить в даний діапазон count значень <text:s/>val. Якщо входить, то вона повертає ітератор на перше входження, інакше ітеатор на кінець.</text:span></text:span></text:p>
      <text:p text:style-name="P75"><text:span text:style-name="Citation"><text:span text:style-name="T37">// search_n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search_n</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bool</text:span></text:span><text:span text:style-name="Source_20_Text"><text:span text:style-name="T31"> mypredicate (</text:span></text:span><text:span text:style-name="Variable"><text:span text:style-name="T31">int</text:span></text:span><text:span text:style-name="Source_20_Text"><text:span text:style-name="T31"> i, </text:span></text:span><text:span text:style-name="Variable"><text:span text:style-name="T31">int</text:span></text:span><text:span text:style-name="Source_20_Text"><text:span text:style-name="T31"> j) {</text:span></text:span></text:p>
      <text:p text:style-name="P67"><text:span text:style-name="Source_20_Text"><text:span text:style-name="T31"><text:s text:c="2"/></text:span></text:span><text:span text:style-name="Variable"><text:span text:style-name="T31">return</text:span></text:span><text:span text:style-name="Source_20_Text"><text:span text:style-name="T31"> (i==j);</text:span></text:span></text:p>
      <text:p text:style-name="P67"><text:span text:style-name="Source_20_Text"><text:span text:style-name="T31">}</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Variable"><text:span text:style-name="T31">int</text:span></text:span><text:span text:style-name="Source_20_Text"><text:span text:style-name="T31"> myints[]={10,20,30,30,20,10,10,20};</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 (myints,myints+8);</text:span></text:span></text:p>
      <text:p text:style-name="P71"/>
      <text:p text:style-name="P67"><text:span text:style-name="Source_20_Text"><text:span text:style-name="T31"><text:s text:c="2"/>std::vector&lt;</text:span></text:span><text:span text:style-name="Variable"><text:span text:style-name="T31">int</text:span></text:span><text:span text:style-name="Source_20_Text"><text:span text:style-name="T31">&gt;::iterator it;</text:span></text:span></text:p>
      <text:p text:style-name="P71"/>
      <text:p text:style-name="P67"><text:span text:style-name="Source_20_Text"><text:span text:style-name="T31"><text:s text:c="2"/></text:span></text:span><text:span text:style-name="Citation"><text:span text:style-name="T31">// using default comparison:</text:span></text:span></text:p>
      <text:p text:style-name="P67"><text:span text:style-name="Source_20_Text"><text:span text:style-name="T31"><text:s text:c="2"/>it = std::search_n (myvector.begin(), myvector.end(), 2, 30);</text:span></text:span></text:p>
      <text:p text:style-name="P71"/>
      <text:p text:style-name="P67"><text:span text:style-name="Source_20_Text"><text:span text:style-name="T31"><text:s text:c="2"/></text:span></text:span><text:span text:style-name="Variable"><text:span text:style-name="T31">if</text:span></text:span><text:span text:style-name="Source_20_Text"><text:span text:style-name="T31"> (it!=myvector.end())</text:span></text:span></text:p>
      <text:p text:style-name="P67"><text:span text:style-name="Source_20_Text"><text:span text:style-name="T31"><text:s text:c="4"/>std::cout &lt;&lt; </text:span></text:span><text:span text:style-name="User_20_Entry"><text:span text:style-name="T31">"two 30s found at position "</text:span></text:span><text:span text:style-name="Source_20_Text"><text:span text:style-name="T31"> &lt;&lt; (it-myvector.begin()) &lt;&lt; </text:span></text:span><text:span text:style-name="User_20_Entry"><text:span text:style-name="T31">'\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oft-page-break/><text:span text:style-name="Source_20_Text"><text:span text:style-name="T31"><text:s text:c="4"/>std::cout &lt;&lt; </text:span></text:span><text:span text:style-name="User_20_Entry"><text:span text:style-name="T31">"match not found\n"</text:span></text:span><text:span text:style-name="Source_20_Text"><text:span text:style-name="T31">;</text:span></text:span></text:p>
      <text:p text:style-name="P71"/>
      <text:p text:style-name="P67"><text:span text:style-name="Source_20_Text"><text:span text:style-name="T31"><text:s text:c="2"/></text:span></text:span><text:span text:style-name="Citation"><text:span text:style-name="T31">// using predicate comparison:</text:span></text:span></text:p>
      <text:p text:style-name="P67"><text:span text:style-name="Source_20_Text"><text:span text:style-name="T31"><text:s text:c="2"/>it = std::search_n (myvector.begin(), myvector.end(), 2, 10, mypredicate);</text:span></text:span></text:p>
      <text:p text:style-name="P71"/>
      <text:p text:style-name="P67"><text:span text:style-name="Source_20_Text"><text:span text:style-name="T31"><text:s text:c="2"/></text:span></text:span><text:span text:style-name="Variable"><text:span text:style-name="T31">if</text:span></text:span><text:span text:style-name="Source_20_Text"><text:span text:style-name="T31"> (it!=myvector.end())</text:span></text:span></text:p>
      <text:p text:style-name="P67"><text:span text:style-name="Source_20_Text"><text:span text:style-name="T31"><text:s text:c="4"/>std::cout &lt;&lt; </text:span></text:span><text:span text:style-name="User_20_Entry"><text:span text:style-name="T31">"two 10s found at position "</text:span></text:span><text:span text:style-name="Source_20_Text"><text:span text:style-name="T31"> &lt;&lt; </text:span></text:span><text:span text:style-name="Variable"><text:span text:style-name="T31">int</text:span></text:span><text:span text:style-name="Source_20_Text"><text:span text:style-name="T31">(it-myvector.begin()) &lt;&lt; </text:span></text:span><text:span text:style-name="User_20_Entry"><text:span text:style-name="T31">'\n'</text:span></text:span><text:span text:style-name="Source_20_Text"><text:span text:style-name="T31">;</text:span></text:span></text:p>
      <text:p text:style-name="P67"><text:span text:style-name="Source_20_Text"><text:span text:style-name="T31"><text:s text:c="2"/></text:span></text:span><text:span text:style-name="Variable"><text:span text:style-name="T31">else</text:span></text:span></text:p>
      <text:p text:style-name="P67"><text:span text:style-name="Source_20_Text"><text:span text:style-name="T31"><text:s text:c="4"/>std::cout &lt;&lt; </text:span></text:span><text:span text:style-name="User_20_Entry"><text:span text:style-name="T31">"match not found\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p text:style-name="P67"><text:span text:style-name="Source_20_Text"><text:span text:style-name="T31"/></text:span></text:p>
      <text:p text:style-name="P75"><text:span text:style-name="Source_20_Text"><text:span text:style-name="T37">Modifying sequence operations</text:span></text:span></text:p>
      <text:p text:style-name="P75"><text:span text:style-name="Source_20_Text"><text:span text:style-name="T37"/></text:span></text:p>
      <text:h text:style-name="P162" text:outline-level="1"><text:span text:style-name="Source_20_Text"><text:span text:style-name="T38">Функція </text:span></text:span><text:span text:style-name="Source_20_Text"><text:span text:style-name="T37">copy</text:span></text:span></text:h>
      <text:h text:style-name="P162" text:outline-level="1"><text:span text:style-name="Source_20_Text"><text:span text:style-name="T38">Функція </text:span></text:span><text:span text:style-name="Source_20_Text"><text:span text:style-name="T37">copy </text:span></text:span><text:span text:style-name="Source_20_Text"><text:span text:style-name="T38">призначена для копіюванн</text:span></text:span><text:span text:style-name="Source_20_Text"><text:span text:style-name="T69">я</text:span></text:span><text:span text:style-name="Source_20_Text"><text:span text:style-name="T38"> діапазону значеньв колекції у іншу колекцію:</text:span></text:span></text:h>
      <text:p text:style-name="P41"><text:span text:style-name="Source_20_Text"><text:span text:style-name="T38">Інтерфейс: copy ( pose1, pos2, result_pos), остання позиц</text:span></text:span><text:span text:style-name="Source_20_Text"><text:span text:style-name="T69">і</text:span></text:span><text:span text:style-name="Source_20_Text"><text:span text:style-name="T38">я вказує за яку позицію потрібно копіювати.</text:span></text:span></text:p>
      <text:p text:style-name="P77"><text:span text:style-name="Citation"><text:span text:style-name="T38">// copy algorithm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copy</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Variable"><text:span text:style-name="T31">int</text:span></text:span><text:span text:style-name="Source_20_Text"><text:span text:style-name="T31"> myints[]={10,20,30,40,50,60,70};</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 (7);</text:span></text:span></text:p>
      <text:p text:style-name="P71"/>
      <text:p text:style-name="P67"><text:span text:style-name="Source_20_Text"><text:span text:style-name="T31"><text:s text:c="2"/>std::copy ( myints, myints+7, myvector.begin() );</text:span></text:span></text:p>
      <text:p text:style-name="P71"/>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 = 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71"><text:soft-page-break/></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h text:style-name="P162" text:outline-level="1"><text:span text:style-name="Source_20_Text"><text:span text:style-name="T39">Функція </text:span></text:span><text:span text:style-name="Source_20_Text"><text:span text:style-name="T38">copy_backward — </text:span></text:span><text:span text:style-name="Source_20_Text"><text:span text:style-name="T39">буде копіювати в зворотньому порядку. </text:span></text:span><text:span text:style-name="Source_20_Text"><text:span text:style-name="T40">В Сі++11 додали ще форми copy_n та copy_if</text:span></text:span></text:h>
      <text:p text:style-name="P42"><text:span text:style-name="Source_20_Text"><text:span text:style-name="T40"/></text:span></text:p>
      <text:p text:style-name="P43"><text:span text:style-name="Source_20_Text"><text:span text:style-name="T41">Методи swap та swap_ranges, iter_swap здійснюють обмін колекціями або діапазон</text:span></text:span><text:span text:style-name="Source_20_Text"><text:span text:style-name="T69">ів</text:span></text:span><text:span text:style-name="Source_20_Text"><text:span text:style-name="T41"> значень </text:span></text:span><text:span text:style-name="Source_20_Text"><text:span text:style-name="T42">або значеннями ітераторів.</text:span></text:span></text:p>
      <text:p text:style-name="P43"><text:span text:style-name="Source_20_Text"><text:span text:style-name="T42"/></text:span></text:p>
      <text:p text:style-name="P44"><text:span text:style-name="Source_20_Text"><text:span text:style-name="T43">Метод transform застосовє дану функцію до колекції(діапазону) або двох колекцій(діапазонів) та модифікує при цьому одну з них.</text:span></text:span></text:p>
      <text:p text:style-name="P78"><text:span text:style-name="Citation"><text:span text:style-name="T43">// transform algorithm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transform</text:span></text:span></text:p>
      <text:p text:style-name="P67"><text:span text:style-name="Definition"><text:span text:style-name="T31">#include &lt;vector&gt; <text:s text:c="6"/></text:span></text:span><text:span text:style-name="Citation"><text:span text:style-name="T31">// std::vector</text:span></text:span></text:p>
      <text:p text:style-name="P67"><text:span text:style-name="Definition"><text:span text:style-name="T31">#include &lt;functional&gt; <text:s text:c="2"/></text:span></text:span><text:span text:style-name="Citation"><text:span text:style-name="T31">// std::plus</text:span></text:span></text:p>
      <text:p text:style-name="P71"/>
      <text:p text:style-name="P67"><text:span text:style-name="Variable"><text:span text:style-name="T31">int</text:span></text:span><text:span text:style-name="Source_20_Text"><text:span text:style-name="T31"> op_increase (</text:span></text:span><text:span text:style-name="Variable"><text:span text:style-name="T31">int</text:span></text:span><text:span text:style-name="Source_20_Text"><text:span text:style-name="T31"> i) { </text:span></text:span><text:span text:style-name="Variable"><text:span text:style-name="T31">return</text:span></text:span><text:span text:style-name="Source_20_Text"><text:span text:style-name="T31"> ++i; }</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foo;</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bar;</text:span></text:span></text:p>
      <text:p text:style-name="P71"/>
      <text:p text:style-name="P67"><text:span text:style-name="Source_20_Text"><text:span text:style-name="T31"><text:s text:c="2"/></text:span></text:span><text:span text:style-name="Citation"><text:span text:style-name="T31">// set some values:</text:span></text:span></text:p>
      <text:p text:style-name="P67"><text:span text:style-name="Source_20_Text"><text:span text:style-name="T31"><text:s text:c="2"/></text:span></text:span><text:span text:style-name="Variable"><text:span text:style-name="T31">for</text:span></text:span><text:span text:style-name="Source_20_Text"><text:span text:style-name="T31"> (</text:span></text:span><text:span text:style-name="Variable"><text:span text:style-name="T31">int</text:span></text:span><text:span text:style-name="Source_20_Text"><text:span text:style-name="T31"> i=1; i&lt;6; i++)</text:span></text:span></text:p>
      <text:p text:style-name="P67"><text:span text:style-name="Source_20_Text"><text:span text:style-name="T31"><text:s text:c="4"/>foo.push_back (i*10); <text:s text:c="24"/></text:span></text:span><text:span text:style-name="Citation"><text:span text:style-name="T31">// foo: 10 20 30 40 50</text:span></text:span></text:p>
      <text:p text:style-name="P71"/>
      <text:p text:style-name="P67"><text:span text:style-name="Source_20_Text"><text:span text:style-name="T31"><text:s text:c="2"/>bar.resize(foo.size()); <text:s text:c="24"/></text:span></text:span><text:span text:style-name="Citation"><text:span text:style-name="T31">// allocate space</text:span></text:span></text:p>
      <text:p text:style-name="P71"/>
      <text:p text:style-name="P67"><text:span text:style-name="Source_20_Text"><text:span text:style-name="T31"><text:s text:c="2"/>std::transform (foo.begin(), foo.end(), bar.begin(), op_increase);</text:span></text:span></text:p>
      <text:p text:style-name="P67"><text:span text:style-name="Source_20_Text"><text:span text:style-name="T31"><text:s text:c="50"/></text:span></text:span><text:span text:style-name="Citation"><text:span text:style-name="T31">// bar: 11 21 31 41 51</text:span></text:span></text:p>
      <text:p text:style-name="P71"/>
      <text:p text:style-name="P67"><text:soft-page-break/><text:span text:style-name="Source_20_Text"><text:span text:style-name="T31"><text:s text:c="2"/></text:span></text:span><text:span text:style-name="Citation"><text:span text:style-name="T31">// std::plus adds together its two arguments:</text:span></text:span></text:p>
      <text:p text:style-name="P67"><text:span text:style-name="Source_20_Text"><text:span text:style-name="T31"><text:s text:c="2"/>std::transform (foo.begin(), foo.end(), bar.begin(), foo.begin(), std::plus&lt;</text:span></text:span><text:span text:style-name="Variable"><text:span text:style-name="T31">int</text:span></text:span><text:span text:style-name="Source_20_Text"><text:span text:style-name="T31">&gt;());</text:span></text:span></text:p>
      <text:p text:style-name="P67"><text:span text:style-name="Source_20_Text"><text:span text:style-name="T31"><text:s text:c="50"/></text:span></text:span><text:span text:style-name="Citation"><text:span text:style-name="T31">// foo: 21 41 61 81 101</text:span></text:span></text:p>
      <text:p text:style-name="P71"/>
      <text:p text:style-name="P67"><text:span text:style-name="Source_20_Text"><text:span text:style-name="T31"><text:s text:c="2"/>std::cout &lt;&lt; </text:span></text:span><text:span text:style-name="User_20_Entry"><text:span text:style-name="T31">"foo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foo.begin(); it!=foo.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71"/>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h text:style-name="P163" text:outline-level="1"><text:span text:style-name="Source_20_Text"><text:span text:style-name="T44">Методи </text:span></text:span><text:span text:style-name="Source_20_Text"><text:span text:style-name="T43">replace, replace_if, replace_copy, replace_copy_</text:span></text:span><text:span text:style-name="Source_20_Text"><text:span text:style-name="T44">if змінюють вказане значення в колекції (у формах </text:span></text:span><text:span text:style-name="Source_20_Text"><text:span text:style-name="T43">replace_copy, replace_copy_</text:span></text:span><text:span text:style-name="Source_20_Text"><text:span text:style-name="T44">if одночасно модифікується і те значення яким модифіковане -тобто відбувається обмін значеннями)</text:span></text:span></text:h>
      <text:p text:style-name="P45"><text:span text:style-name="Source_20_Text"><text:span text:style-name="T44"/></text:span></text:p>
      <text:p text:style-name="P79"><text:span text:style-name="Citation"><text:span text:style-name="T44">// replace_copy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replace_copy</text:span></text:span></text:p>
      <text:p text:style-name="P67"><text:span text:style-name="Definition"><text:span text:style-name="T31">#include &lt;vector&gt; <text:s text:c="6"/></text:span></text:span><text:span text:style-name="Citation"><text:span text:style-name="T31">// std::vector</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Variable"><text:span text:style-name="T31">int</text:span></text:span><text:span text:style-name="Source_20_Text"><text:span text:style-name="T31"> myints[] = { 10, 20, 30, 30, 20, 10, 10, 20 };</text:span></text:span></text:p>
      <text:p text:style-name="P71"/>
      <text:p text:style-name="P67"><text:span text:style-name="Source_20_Text"><text:span text:style-name="T31"><text:s text:c="2"/>std::vector&lt;</text:span></text:span><text:span text:style-name="Variable"><text:span text:style-name="T31">int</text:span></text:span><text:span text:style-name="Source_20_Text"><text:span text:style-name="T31">&gt; myvector (8);</text:span></text:span></text:p>
      <text:p text:style-name="P67"><text:span text:style-name="Source_20_Text"><text:span text:style-name="T31"><text:s text:c="2"/>std::replace_copy (myints, myints+8, myvector.begin(), 20, 99);</text:span></text:span></text:p>
      <text:p text:style-name="P71"/>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foo,bar;</text:span></text:span></text:p>
      <text:p text:style-name="P71"/>
      <text:p text:style-name="P67"><text:span text:style-name="Source_20_Text"><text:span text:style-name="T31"><text:s text:c="2"/></text:span></text:span><text:span text:style-name="Citation"><text:span text:style-name="T31">// set some values:</text:span></text:span></text:p>
      <text:p text:style-name="P67"><text:soft-page-break/><text:span text:style-name="Source_20_Text"><text:span text:style-name="T31"><text:s text:c="2"/></text:span></text:span><text:span text:style-name="Variable"><text:span text:style-name="T31">for</text:span></text:span><text:span text:style-name="Source_20_Text"><text:span text:style-name="T31"> (</text:span></text:span><text:span text:style-name="Variable"><text:span text:style-name="T31">int</text:span></text:span><text:span text:style-name="Source_20_Text"><text:span text:style-name="T31"> i=1; i&lt;10; i++) foo.push_back(i); <text:s text:c="9"/></text:span></text:span><text:span text:style-name="Citation"><text:span text:style-name="T31">// 1 2 3 4 5 6 7 8 9</text:span></text:span></text:p>
      <text:p text:style-name="P71"/>
      <text:p text:style-name="P67"><text:span text:style-name="Source_20_Text"><text:span text:style-name="T31"><text:s text:c="2"/>bar.resize(foo.size()); <text:s text:c="2"/></text:span></text:span><text:span text:style-name="Citation"><text:span text:style-name="T31">// allocate space</text:span></text:span></text:p>
      <text:p text:style-name="P67"><text:span text:style-name="Source_20_Text"><text:span text:style-name="T31"><text:s text:c="2"/>std::replace_copy_if (foo.begin(), foo.end(), bar.begin(), IsOdd, 0);</text:span></text:span></text:p>
      <text:p text:style-name="P67"><text:span text:style-name="Source_20_Text"><text:span text:style-name="T31"><text:s text:c="56"/></text:span></text:span><text:span text:style-name="Citation"><text:span text:style-name="T31">// 0 2 0 4 0 6 0 8 0</text:span></text:span></text:p>
      <text:p text:style-name="P71"/>
      <text:p text:style-name="P67"><text:span text:style-name="Source_20_Text"><text:span text:style-name="T31"><text:s text:c="2"/>std::cout &lt;&lt; </text:span></text:span><text:span text:style-name="User_20_Entry"><text:span text:style-name="T31">"ba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bar.begin(); it!=ba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67"><text:span text:style-name="Source_20_Text"><text:span text:style-name="T31">}</text:span></text:span></text:p>
      <text:p text:style-name="P80"><text:span text:style-name="Source_20_Text"><text:span text:style-name="T45">Методи </text:span></text:span><text:span text:style-name="Source_20_Text"><text:span text:style-name="T31">fill </text:span></text:span><text:span text:style-name="Source_20_Text"><text:span text:style-name="T45">та </text:span></text:span><text:span text:style-name="Source_20_Text"><text:span text:style-name="T31">fill_n </text:span></text:span><text:span text:style-name="Source_20_Text"><text:span text:style-name="T45">дозволяють шиводко ініціалізувати колекцію даними.</text:span></text:span></text:p>
      <text:p text:style-name="P80"><text:span text:style-name="Source_20_Text"><text:span text:style-name="T31"><text:s/>std::vector&lt;</text:span></text:span><text:span text:style-name="Variable"><text:span text:style-name="T31">int</text:span></text:span><text:span text:style-name="Source_20_Text"><text:span text:style-name="T31">&gt; myvector (8,10); <text:s text:c="7"/></text:span></text:span><text:span text:style-name="Citation"><text:span text:style-name="T31">// myvector: 10 10 10 10 10 10 10 10</text:span></text:span></text:p>
      <text:p text:style-name="P71"/>
      <text:p text:style-name="P67"><text:span text:style-name="Source_20_Text"><text:span text:style-name="T31"><text:s text:c="2"/>std::fill_n (myvector.begin(),4,20); <text:s text:c="4"/></text:span></text:span><text:span text:style-name="Citation"><text:span text:style-name="T31">// myvector: 20 20 20 20 10 10 10 10</text:span></text:span></text:p>
      <text:p text:style-name="P67"><text:span text:style-name="Source_20_Text"><text:span text:style-name="T31"><text:s text:c="2"/>std::fill_n (myvector.begin()+3,3,33); <text:s text:c="2"/></text:span></text:span><text:span text:style-name="Citation"><text:span text:style-name="T31">// myvector: 20 20 20 33 33 33 10 10</text:span></text:span></text:p>
      <text:p text:style-name="P71"/>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80"><text:span text:style-name="Source_20_Text"><text:span text:style-name="T31"/></text:span></text:p>
      <text:p text:style-name="P67"><text:span text:style-name="Source_20_Text"><text:span text:style-name="T31"><text:s text:c="2"/>std::fill (myvector.begin(),myvector.begin()+4,5); <text:s text:c="2"/></text:span></text:span><text:span text:style-name="Citation"><text:span text:style-name="T31">// myvector: 5 5 5 5 0 0 0 0</text:span></text:span></text:p>
      <text:p text:style-name="P67"><text:span text:style-name="Source_20_Text"><text:span text:style-name="T31"><text:s text:c="2"/>std::fill (myvector.begin()+3,myvector.end()-2,8); <text:s text:c="2"/></text:span></text:span><text:span text:style-name="Citation"><text:span text:style-name="T31">// myvector: 5 5 5 8 8 8 0 0</text:span></text:span></text:p>
      <text:p text:style-name="P71"/>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oft-page-break/><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80"><text:span text:style-name="Source_20_Text"><text:span text:style-name="T31"/></text:span></text:p>
      <text:p text:style-name="P81"><text:span text:style-name="Source_20_Text"><text:span text:style-name="T46">Метод </text:span></text:span><text:span text:style-name="Source_20_Text"><text:span text:style-name="T31">generate </text:span></text:span><text:span text:style-name="Source_20_Text"><text:span text:style-name="T46">та</text:span></text:span><text:span text:style-name="Source_20_Text"><text:span text:style-name="T31"> generate_n </text:span></text:span><text:span text:style-name="Source_20_Text"><text:span text:style-name="T46">дозволяють ініціалізувати чи модифікувати колекцію за допомогою даної функції.</text:span></text:span></text:p>
      <text:p text:style-name="P81"><text:span text:style-name="Citation"><text:span text:style-name="T31">// generate algorithm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generate</text:span></text:span></text:p>
      <text:p text:style-name="P67"><text:span text:style-name="Definition"><text:span text:style-name="T31">#include &lt;vector&gt; <text:s text:c="6"/></text:span></text:span><text:span text:style-name="Citation"><text:span text:style-name="T31">// std::vector</text:span></text:span></text:p>
      <text:p text:style-name="P67"><text:span text:style-name="Definition"><text:span text:style-name="T31">#include &lt;ctime&gt; <text:s text:c="7"/></text:span></text:span><text:span text:style-name="Citation"><text:span text:style-name="T31">// std::time</text:span></text:span></text:p>
      <text:p text:style-name="P67"><text:span text:style-name="Definition"><text:span text:style-name="T31">#include &lt;cstdlib&gt; <text:s text:c="5"/></text:span></text:span><text:span text:style-name="Citation"><text:span text:style-name="T31">// std::rand, std::srand</text:span></text:span></text:p>
      <text:p text:style-name="P71"/>
      <text:p text:style-name="P67"><text:span text:style-name="Citation"><text:span text:style-name="T31">// function generator:</text:span></text:span></text:p>
      <text:p text:style-name="P67"><text:span text:style-name="Variable"><text:span text:style-name="T31">int</text:span></text:span><text:span text:style-name="Source_20_Text"><text:span text:style-name="T31"> RandomNumber () { </text:span></text:span><text:span text:style-name="Variable"><text:span text:style-name="T31">return</text:span></text:span><text:span text:style-name="Source_20_Text"><text:span text:style-name="T31"> (std::rand()%100); }</text:span></text:span></text:p>
      <text:p text:style-name="P71"/>
      <text:p text:style-name="P67"><text:span text:style-name="Citation"><text:span text:style-name="T31">// class generator:</text:span></text:span></text:p>
      <text:p text:style-name="P67"><text:span text:style-name="Variable"><text:span text:style-name="T31">struct</text:span></text:span><text:span text:style-name="Source_20_Text"><text:span text:style-name="T31"> c_unique {</text:span></text:span></text:p>
      <text:p text:style-name="P67"><text:span text:style-name="Source_20_Text"><text:span text:style-name="T31"><text:s text:c="2"/></text:span></text:span><text:span text:style-name="Variable"><text:span text:style-name="T31">int</text:span></text:span><text:span text:style-name="Source_20_Text"><text:span text:style-name="T31"> current;</text:span></text:span></text:p>
      <text:p text:style-name="P67"><text:span text:style-name="Source_20_Text"><text:span text:style-name="T31"><text:s text:c="2"/>c_unique() {current=0;}</text:span></text:span></text:p>
      <text:p text:style-name="P67"><text:span text:style-name="Source_20_Text"><text:span text:style-name="T31"><text:s text:c="2"/></text:span></text:span><text:span text:style-name="Variable"><text:span text:style-name="T31">int</text:span></text:span><text:span text:style-name="Source_20_Text"><text:span text:style-name="T31"> </text:span></text:span><text:span text:style-name="Variable"><text:span text:style-name="T31">operator</text:span></text:span><text:span text:style-name="Source_20_Text"><text:span text:style-name="T31">()() {</text:span></text:span><text:span text:style-name="Variable"><text:span text:style-name="T31">return</text:span></text:span><text:span text:style-name="Source_20_Text"><text:span text:style-name="T31"> ++current;}</text:span></text:span></text:p>
      <text:p text:style-name="P67"><text:span text:style-name="Source_20_Text"><text:span text:style-name="T31">} UniqueNumber;</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std::srand ( </text:span></text:span><text:span text:style-name="Variable"><text:span text:style-name="T31">unsigned</text:span></text:span><text:span text:style-name="Source_20_Text"><text:span text:style-name="T31"> ( std::time(0) ) );</text:span></text:span></text:p>
      <text:p text:style-name="P71"/>
      <text:p text:style-name="P67"><text:span text:style-name="Source_20_Text"><text:span text:style-name="T31"><text:s text:c="2"/>std::vector&lt;</text:span></text:span><text:span text:style-name="Variable"><text:span text:style-name="T31">int</text:span></text:span><text:span text:style-name="Source_20_Text"><text:span text:style-name="T31">&gt; myvector (8);</text:span></text:span></text:p>
      <text:p text:style-name="P71"/>
      <text:p text:style-name="P67"><text:span text:style-name="Source_20_Text"><text:span text:style-name="T31"><text:s text:c="2"/>std::generate (myvector.begin(), myvector.end(), RandomNumber);</text:span></text:span></text:p>
      <text:p text:style-name="P71"/>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71"/>
      <text:p text:style-name="P67"><text:span text:style-name="Source_20_Text"><text:span text:style-name="T31"><text:s text:c="2"/>std::generate (myvector.begin(), myvector.end(), UniqueNumber);</text:span></text:span></text:p>
      <text:p text:style-name="P71"/>
      <text:p text:style-name="P67"><text:soft-page-break/><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67"><text:span text:style-name="Source_20_Text"><text:span text:style-name="T31"><text:s/></text:span></text:span></text:p>
      <text:p text:style-name="P67"><text:span text:style-name="Source_20_Text"><text:span text:style-name="T31"><text:s text:c="2"/></text:span></text:span><text:span text:style-name="Variable"><text:span text:style-name="T31">return</text:span></text:span><text:span text:style-name="Source_20_Text"><text:span text:style-name="T31"> 0;</text:span></text:span></text:p>
      <text:p text:style-name="P67"><text:span text:style-name="Source_20_Text"><text:span text:style-name="T31">}</text:span></text:span></text:p>
      <text:p text:style-name="P81"><text:span text:style-name="Source_20_Text"><text:span text:style-name="T31"/></text:span></text:p>
      <text:p text:style-name="P82"><text:span text:style-name="Source_20_Text"><text:span text:style-name="T47">Методи </text:span></text:span><text:span text:style-name="Source_20_Text"><text:span text:style-name="T31">remove, remove_</text:span></text:span><text:span text:style-name="Source_20_Text"><text:span text:style-name="T47">if, remove_copy, remove_copy_if — дозволяють видаляти елементи за значенням або по значенню предікату.</text:span></text:span><text:span text:style-name="Source_20_Text"><text:span text:style-name="T31"> </text:span></text:span><text:span text:style-name="Source_20_Text"><text:span text:style-name="T47"><text:s/></text:span></text:span></text:p>
      <text:p text:style-name="P82"><text:span text:style-name="Citation"><text:span text:style-name="T47">// remove_if example</text:span></text:span></text:p>
      <text:p text:style-name="P67"><text:span text:style-name="Definition"><text:span text:style-name="T31">#include &lt;iostream&gt; <text:s text:c="4"/></text:span></text:span><text:span text:style-name="Citation"><text:span text:style-name="T31">// std::cout</text:span></text:span></text:p>
      <text:p text:style-name="P67"><text:span text:style-name="Definition"><text:span text:style-name="T31">#include &lt;algorithm&gt; <text:s text:c="3"/></text:span></text:span><text:span text:style-name="Citation"><text:span text:style-name="T31">// std::remove_if</text:span></text:span></text:p>
      <text:p text:style-name="P71"/>
      <text:p text:style-name="P67"><text:span text:style-name="Variable"><text:span text:style-name="T31">bool</text:span></text:span><text:span text:style-name="Source_20_Text"><text:span text:style-name="T31"> IsOdd (</text:span></text:span><text:span text:style-name="Variable"><text:span text:style-name="T31">int</text:span></text:span><text:span text:style-name="Source_20_Text"><text:span text:style-name="T31"> i) { </text:span></text:span><text:span text:style-name="Variable"><text:span text:style-name="T31">return</text:span></text:span><text:span text:style-name="Source_20_Text"><text:span text:style-name="T31"> ((i%2)==1); }</text:span></text:span></text:p>
      <text:p text:style-name="P71"/>
      <text:p text:style-name="P67"><text:span text:style-name="Variable"><text:span text:style-name="T31">int</text:span></text:span><text:span text:style-name="Source_20_Text"><text:span text:style-name="T31"> main () {</text:span></text:span></text:p>
      <text:p text:style-name="P67"><text:span text:style-name="Source_20_Text"><text:span text:style-name="T31"><text:s text:c="2"/></text:span></text:span><text:span text:style-name="Variable"><text:span text:style-name="T31">int</text:span></text:span><text:span text:style-name="Source_20_Text"><text:span text:style-name="T31"> myints[] = {1,2,3,4,5,6,7,8,9}; <text:s text:c="11"/></text:span></text:span><text:span text:style-name="Citation"><text:span text:style-name="T31">// 1 2 3 4 5 6 7 8 9</text:span></text:span></text:p>
      <text:p text:style-name="P71"/>
      <text:p text:style-name="P67"><text:span text:style-name="Source_20_Text"><text:span text:style-name="T31"><text:s text:c="2"/></text:span></text:span><text:span text:style-name="Citation"><text:span text:style-name="T31">// bounds of range:</text:span></text:span></text:p>
      <text:p text:style-name="P67"><text:span text:style-name="Source_20_Text"><text:span text:style-name="T31"><text:s text:c="2"/></text:span></text:span><text:span text:style-name="Variable"><text:span text:style-name="T31">int</text:span></text:span><text:span text:style-name="Source_20_Text"><text:span text:style-name="T31">* pbegin = myints; <text:s text:c="25"/></text:span></text:span><text:span text:style-name="Citation"><text:span text:style-name="T31">// ^</text:span></text:span></text:p>
      <text:p text:style-name="P67"><text:span text:style-name="Source_20_Text"><text:span text:style-name="T31"><text:s text:c="2"/></text:span></text:span><text:span text:style-name="Variable"><text:span text:style-name="T31">int</text:span></text:span><text:span text:style-name="Source_20_Text"><text:span text:style-name="T31">* pend = myints+</text:span></text:span><text:span text:style-name="Variable"><text:span text:style-name="T31">sizeof</text:span></text:span><text:span text:style-name="Source_20_Text"><text:span text:style-name="T31">(myints)/</text:span></text:span><text:span text:style-name="Variable"><text:span text:style-name="T31">sizeof</text:span></text:span><text:span text:style-name="Source_20_Text"><text:span text:style-name="T31">(</text:span></text:span><text:span text:style-name="Variable"><text:span text:style-name="T31">int</text:span></text:span><text:span text:style-name="Source_20_Text"><text:span text:style-name="T31">); </text:span></text:span><text:span text:style-name="Citation"><text:span text:style-name="T31">// ^ <text:s text:c="16"/>^</text:span></text:span></text:p>
      <text:p text:style-name="P71"/>
      <text:p text:style-name="P67"><text:span text:style-name="Source_20_Text"><text:span text:style-name="T31"><text:s text:c="2"/>pend = std::remove_if (pbegin, pend, IsOdd); <text:s text:c="2"/></text:span></text:span><text:span text:style-name="Citation"><text:span text:style-name="T31">// 2 4 6 8 ? ? ? ? ?</text:span></text:span></text:p>
      <text:p text:style-name="P67"><text:span text:style-name="Source_20_Text"><text:span text:style-name="T31"><text:s text:c="49"/></text:span></text:span><text:span text:style-name="Citation"><text:span text:style-name="T31">// ^ <text:s text:c="6"/>^</text:span></text:span></text:p>
      <text:p text:style-name="P67"><text:span text:style-name="Source_20_Text"><text:span text:style-name="T31"><text:s text:c="2"/>std::cout &lt;&lt; </text:span></text:span><text:span text:style-name="User_20_Entry"><text:span text:style-name="T31">"the range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text:span></text:span><text:span text:style-name="Variable"><text:span text:style-name="T31">int</text:span></text:span><text:span text:style-name="Source_20_Text"><text:span text:style-name="T31">* p=pbegin; p!=pend; ++p)</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p;</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82"><text:span text:style-name="Source_20_Text"><text:span text:style-name="T47"><text:s text:c="2"/></text:span></text:span><text:span text:style-name="Variable"><text:span text:style-name="T47">int</text:span></text:span><text:span text:style-name="Source_20_Text"><text:span text:style-name="T47"> myints[] = {10,20,30,30,20,10,10,20}; <text:s text:c="5"/></text:span></text:span><text:span text:style-name="Citation"><text:span text:style-name="T47">// 10 20 30 30 20 10 10 20</text:span></text:span></text:p>
      <text:p text:style-name="P71"/>
      <text:p text:style-name="P67"><text:span text:style-name="Source_20_Text"><text:span text:style-name="T31"><text:s text:c="2"/></text:span></text:span><text:span text:style-name="Citation"><text:span text:style-name="T31">// bounds of range:</text:span></text:span></text:p>
      <text:p text:style-name="P67"><text:span text:style-name="Source_20_Text"><text:span text:style-name="T31"><text:s text:c="2"/></text:span></text:span><text:span text:style-name="Variable"><text:span text:style-name="T31">int</text:span></text:span><text:span text:style-name="Source_20_Text"><text:span text:style-name="T31">* pbegin = myints; <text:s text:c="25"/></text:span></text:span><text:span text:style-name="Citation"><text:span text:style-name="T31">// ^</text:span></text:span></text:p>
      <text:p text:style-name="P67"><text:span text:style-name="Source_20_Text"><text:span text:style-name="T31"><text:s text:c="2"/></text:span></text:span><text:span text:style-name="Variable"><text:span text:style-name="T31">int</text:span></text:span><text:span text:style-name="Source_20_Text"><text:span text:style-name="T31">* pend = myints+</text:span></text:span><text:span text:style-name="Variable"><text:span text:style-name="T31">sizeof</text:span></text:span><text:span text:style-name="Source_20_Text"><text:span text:style-name="T31">(myints)/</text:span></text:span><text:span text:style-name="Variable"><text:span text:style-name="T31">sizeof</text:span></text:span><text:span text:style-name="Source_20_Text"><text:span text:style-name="T31">(</text:span></text:span><text:span text:style-name="Variable"><text:span text:style-name="T31">int</text:span></text:span><text:span text:style-name="Source_20_Text"><text:span text:style-name="T31">); </text:span></text:span><text:span text:style-name="Citation"><text:span text:style-name="T31">// ^ <text:s text:c="22"/>^</text:span></text:span></text:p>
      <text:p text:style-name="P71"><text:soft-page-break/></text:p>
      <text:p text:style-name="P67"><text:span text:style-name="Source_20_Text"><text:span text:style-name="T31"><text:s text:c="2"/>pend = std::remove (pbegin, pend, 20); <text:s text:c="8"/></text:span></text:span><text:span text:style-name="Citation"><text:span text:style-name="T31">// 10 30 30 10 10 ? <text:s/>? <text:s/>?</text:span></text:span></text:p>
      <text:p text:style-name="P67"><text:span text:style-name="Source_20_Text"><text:span text:style-name="T31"><text:s text:c="49"/></text:span></text:span><text:span text:style-name="Citation"><text:span text:style-name="T31">// ^ <text:s text:c="13"/>^</text:span></text:span></text:p>
      <text:p text:style-name="P67"><text:span text:style-name="Source_20_Text"><text:span text:style-name="T31"><text:s text:c="2"/>std::cout &lt;&lt; </text:span></text:span><text:span text:style-name="User_20_Entry"><text:span text:style-name="T31">"range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text:span></text:span><text:span text:style-name="Variable"><text:span text:style-name="T31">int</text:span></text:span><text:span text:style-name="Source_20_Text"><text:span text:style-name="T31">* p=pbegin; p!=pend; ++p)</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p;</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82"><text:span text:style-name="Variable"><text:span text:style-name="T47">int</text:span></text:span><text:span text:style-name="Source_20_Text"><text:span text:style-name="T47"> myints[] = {1,2,3,4,5,6,7,8,9};</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 (9);</text:span></text:span></text:p>
      <text:p text:style-name="P71"/>
      <text:p text:style-name="P67"><text:span text:style-name="Source_20_Text"><text:span text:style-name="T31"><text:s text:c="2"/>std::remove_copy_if (myints,myints+9,myvector.begin(),IsOdd);</text:span></text:span></text:p>
      <text:p text:style-name="P71"/>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std::vector&lt;</text:span></text:span><text:span text:style-name="Variable"><text:span text:style-name="T31">int</text:span></text:span><text:span text:style-name="Source_20_Text"><text:span text:style-name="T31">&gt;::iterator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82"><text:span text:style-name="Source_20_Text"><text:span text:style-name="T47"/></text:span></text:p>
      <text:p text:style-name="P82"><text:span text:style-name="Source_20_Text"><text:span text:style-name="T47"/></text:span></text:p>
      <text:p text:style-name="P83"><text:span text:style-name="Source_20_Text"><text:span text:style-name="T48">Функції unique та unique_copy дозволяють видаляти послідовні однакові значення в послідовності</text:span></text:span></text:p>
      <text:p text:style-name="P83"><text:span text:style-name="Source_20_Text"><text:span text:style-name="T48"><text:s/></text:span></text:span><text:span text:style-name="Variable"><text:span text:style-name="T48">int</text:span></text:span><text:span text:style-name="Source_20_Text"><text:span text:style-name="T48"> myints[] = {10,20,20,20,30,30,20,20,10}; <text:s text:c="10"/></text:span></text:span><text:span text:style-name="Citation"><text:span text:style-name="T48">// 10 20 20 20 30 30 20 20 10</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 myvector (myints,myints+9);</text:span></text:span></text:p>
      <text:p text:style-name="P71"/>
      <text:p text:style-name="P67"><text:span text:style-name="Source_20_Text"><text:span text:style-name="T31"><text:s text:c="2"/></text:span></text:span><text:span text:style-name="Citation"><text:span text:style-name="T31">// using default comparison:</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iterator it;</text:span></text:span></text:p>
      <text:p text:style-name="P67"><text:span text:style-name="Source_20_Text"><text:span text:style-name="T31"><text:s text:c="2"/>it = std::unique (myvector.begin(), myvector.end()); <text:s text:c="2"/></text:span></text:span><text:span text:style-name="Citation"><text:span text:style-name="T31">// 10 20 30 20 10 ? <text:s/>? <text:s/>? <text:s/>?</text:span></text:span></text:p>
      <text:p text:style-name="P67"><text:span text:style-name="Source_20_Text"><text:span text:style-name="T31"><text:s text:c="57"/></text:span></text:span><text:span text:style-name="Citation"><text:span text:style-name="T31">// <text:s text:c="15"/>^</text:span></text:span></text:p>
      <text:p text:style-name="P71"/>
      <text:p text:style-name="P67"><text:span text:style-name="Source_20_Text"><text:span text:style-name="T31"><text:s text:c="2"/>myvector.resize( std::distance(myvector.begin(),it) ); </text:span></text:span><text:span text:style-name="Citation"><text:span text:style-name="T31">// 10 20 30 20 10</text:span></text:span></text:p>
      <text:p text:style-name="P71"/>
      <text:p text:style-name="P67"><text:span text:style-name="Source_20_Text"><text:span text:style-name="T31"><text:s text:c="2"/></text:span></text:span><text:span text:style-name="Citation"><text:span text:style-name="T31">// using predicate comparison:</text:span></text:span></text:p>
      <text:p text:style-name="P67"><text:span text:style-name="Source_20_Text"><text:span text:style-name="T31"><text:s text:c="2"/>std::unique (myvector.begin(), myvector.end(), myfunction); <text:s text:c="2"/></text:span></text:span><text:span text:style-name="Citation"><text:span text:style-name="T31">// (no changes)</text:span></text:span></text:p>
      <text:p text:style-name="P71"><text:soft-page-break/></text:p>
      <text:p text:style-name="P67"><text:span text:style-name="Source_20_Text"><text:span text:style-name="T31"><text:s text:c="2"/></text:span></text:span><text:span text:style-name="Citation"><text:span text:style-name="T31">// print out content:</text:span></text:span></text:p>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p>
      <text:p text:style-name="P83"><text:span text:style-name="Source_20_Text"><text:span text:style-name="T48"><text:s text:c="2"/></text:span></text:span><text:span text:style-name="Citation"><text:span text:style-name="T48">// using default comparison:</text:span></text:span></text:p>
      <text:p text:style-name="P67"><text:span text:style-name="Source_20_Text"><text:span text:style-name="T31"><text:s text:c="2"/>std::vector&lt;</text:span></text:span><text:span text:style-name="Variable"><text:span text:style-name="T31">int</text:span></text:span><text:span text:style-name="Source_20_Text"><text:span text:style-name="T31">&gt;::iterator it;</text:span></text:span></text:p>
      <text:p text:style-name="P67"><text:span text:style-name="Source_20_Text"><text:span text:style-name="T31"><text:s text:c="2"/>it=std::unique_copy (myints,myints+9,myvector.begin()); <text:s text:c="2"/></text:span></text:span><text:span text:style-name="Citation"><text:span text:style-name="T31">// 10 20 30 20 10 0 <text:s/>0 <text:s/>0 <text:s/>0</text:span></text:span></text:p>
      <text:p text:style-name="P67"><text:span text:style-name="Source_20_Text"><text:span text:style-name="T31"><text:s text:c="60"/></text:span></text:span><text:span text:style-name="Citation"><text:span text:style-name="T31">// <text:s text:c="15"/>^</text:span></text:span></text:p>
      <text:p text:style-name="P71"/>
      <text:p text:style-name="P67"><text:span text:style-name="Source_20_Text"><text:span text:style-name="T31"><text:s text:c="2"/>std::sort (myvector.begin(),it); <text:s text:c="25"/></text:span></text:span><text:span text:style-name="Citation"><text:span text:style-name="T31">// 10 10 20 20 30 0 <text:s/>0 <text:s/>0 <text:s/>0</text:span></text:span></text:p>
      <text:p text:style-name="P67"><text:span text:style-name="Source_20_Text"><text:span text:style-name="T31"><text:s text:c="60"/></text:span></text:span><text:span text:style-name="Citation"><text:span text:style-name="T31">// <text:s text:c="15"/>^</text:span></text:span></text:p>
      <text:p text:style-name="P71"/>
      <text:p text:style-name="P67"><text:span text:style-name="Source_20_Text"><text:span text:style-name="T31"><text:s text:c="2"/></text:span></text:span><text:span text:style-name="Citation"><text:span text:style-name="T31">// using predicate comparison:</text:span></text:span></text:p>
      <text:p text:style-name="P67"><text:span text:style-name="Source_20_Text"><text:span text:style-name="T31"><text:s text:c="2"/>it=std::unique_copy (myvector.begin(), it, myvector.begin(), myfunction);</text:span></text:span></text:p>
      <text:p text:style-name="P67"><text:span text:style-name="Source_20_Text"><text:span text:style-name="T31"><text:s text:c="60"/></text:span></text:span><text:span text:style-name="Citation"><text:span text:style-name="T31">// 10 20 30 20 30 0 <text:s/>0 <text:s/>0 <text:s/>0</text:span></text:span></text:p>
      <text:p text:style-name="P67"><text:span text:style-name="Source_20_Text"><text:span text:style-name="T31"><text:s text:c="60"/></text:span></text:span><text:span text:style-name="Citation"><text:span text:style-name="T31">// <text:s text:c="9"/>^</text:span></text:span></text:p>
      <text:p text:style-name="P71"/>
      <text:p text:style-name="P67"><text:span text:style-name="Source_20_Text"><text:span text:style-name="T31"><text:s text:c="2"/>myvector.resize( std::distance(myvector.begin(),it) ); <text:s text:c="3"/></text:span></text:span><text:span text:style-name="Citation"><text:span text:style-name="T31">// 10 20 30</text:span></text:span></text:p>
      <text:p text:style-name="P71"/>
      <text:p text:style-name="P67"><text:span text:style-name="Source_20_Text"><text:span text:style-name="T31"><text:s text:c="2"/></text:span></text:span><text:span text:style-name="Citation"><text:span text:style-name="T31">// print out content:</text:span></text:span></text:p>
      <text:p text:style-name="P67"><text:span text:style-name="Source_20_Text"><text:span text:style-name="T31"><text:s text:c="2"/>std::cout &lt;&lt; </text:span></text:span><text:span text:style-name="User_20_Entry"><text:span text:style-name="T31">"myvector contains:"</text:span></text:span><text:span text:style-name="Source_20_Text"><text:span text:style-name="T31">;</text:span></text:span></text:p>
      <text:p text:style-name="P67"><text:span text:style-name="Source_20_Text"><text:span text:style-name="T31"><text:s text:c="2"/></text:span></text:span><text:span text:style-name="Variable"><text:span text:style-name="T31">for</text:span></text:span><text:span text:style-name="Source_20_Text"><text:span text:style-name="T31"> (it=myvector.begin(); it!=myvector.end(); ++it)</text:span></text:span></text:p>
      <text:p text:style-name="P67"><text:span text:style-name="Source_20_Text"><text:span text:style-name="T31"><text:s text:c="4"/>std::cout &lt;&lt; </text:span></text:span><text:span text:style-name="User_20_Entry"><text:span text:style-name="T31">' '</text:span></text:span><text:span text:style-name="Source_20_Text"><text:span text:style-name="T31"> &lt;&lt; *it;</text:span></text:span></text:p>
      <text:p text:style-name="P67"><text:span text:style-name="Source_20_Text"><text:span text:style-name="T31"><text:s text:c="2"/>std::cout &lt;&lt; </text:span></text:span><text:span text:style-name="User_20_Entry"><text:span text:style-name="T31">'\n'</text:span></text:span><text:span text:style-name="Source_20_Text"><text:span text:style-name="T31">;</text:span></text:span></text:p>
      <text:p text:style-name="P83"><text:span text:style-name="Source_20_Text"><text:span text:style-name="T48"/></text:span></text:p>
      <text:p text:style-name="P83"><text:span text:style-name="Source_20_Text"><text:span text:style-name="T48"/></text:span></text:p>
      <text:p text:style-name="P84"><text:span text:style-name="Source_20_Text"><text:span text:style-name="T49">Методи reverse та reverse_copy — дозволяють інвертувати колекцію</text:span></text:span></text:p>
      <text:p text:style-name="P84"><text:span text:style-name="Source_20_Text"><text:span text:style-name="T49">Методи rotate та rotate_copy — роблять циклічний зсув колекції</text:span></text:span></text:p>
      <text:h text:style-name="P164" text:outline-level="1"><text:soft-page-break/><text:span text:style-name="Source_20_Text"><text:span text:style-name="T49">Метод random_shuffle — випадковим чином пермішує послідовність.</text:span></text:span></text:h>
      <text:p text:style-name="P46"><text:span text:style-name="Source_20_Text"><text:span text:style-name="T49">З Сі++11 додали також функцію shuffle, яка перемішує послідовність за допомогою даного генератору псевдовипадкових чисел</text:span></text:span></text:p>
      <text:p text:style-name="P46"><text:span text:style-name="Source_20_Text"><text:span text:style-name="T49"/></text:span></text:p>
      <text:p text:style-name="P46"><text:span text:style-name="Source_20_Text"><text:span text:style-name="T49"/></text:span></text:p>
      <text:p text:style-name="P66"><text:span text:style-name="Source_20_Text"><text:span text:style-name="T79">Операції розділення (</text:span></text:span><text:span text:style-name="Source_20_Text"><text:span text:style-name="T51">partition</text:span></text:span><text:span text:style-name="Source_20_Text"><text:span text:style-name="T79">s)</text:span></text:span></text:p>
      <text:p text:style-name="P49"><text:span text:style-name="Source_20_Text"><text:span text:style-name="T51"/></text:span></text:p>
      <text:h text:style-name="P165" text:outline-level="1"><text:span text:style-name="Source_20_Text"><text:span text:style-name="T51">partition</text:span></text:span></text:h>
      <text:p text:style-name="P101"/>
      <text:p text:style-name="P102"><text:span text:style-name="T108">Функція </text:span><text:span text:style-name="Source_20_Text"><text:span text:style-name="T51">partition </text:span></text:span><text:span text:style-name="Source_20_Text"><text:span text:style-name="T70">(pos1</text:span></text:span><text:span text:style-name="Source_20_Text"><text:span text:style-name="T97">,pos2, pred</text:span></text:span><text:span text:style-name="Source_20_Text"><text:span text:style-name="T70">)</text:span></text:span><text:span text:style-name="Source_20_Text"><text:span text:style-name="T51"> </text:span></text:span><text:span text:style-name="Source_20_Text"><text:span text:style-name="T70">модифікує діяапазон </text:span></text:span><text:span text:style-name="Source_20_Text"><text:span text:style-name="T82">[</text:span></text:span><text:span text:style-name="Source_20_Text"><text:span text:style-name="T70">pos1</text:span></text:span><text:span text:style-name="Source_20_Text"><text:span text:style-name="T82">,</text:span></text:span><text:span text:style-name="Source_20_Text"><text:span text:style-name="T70">pos2</text:span></text:span><text:span text:style-name="Source_20_Text"><text:span text:style-name="T82">) </text:span></text:span><text:span text:style-name="Source_20_Text"><text:span text:style-name="T97">таким чином</text:span></text:span><text:span text:style-name="Source_20_Text"><text:span text:style-name="T51">, </text:span></text:span><text:span text:style-name="Source_20_Text"><text:span text:style-name="T70">що елменти для яких предікат</text:span></text:span><text:span text:style-name="Source_20_Text"><text:span text:style-name="T51"> </text:span></text:span><text:span text:style-name="Source_20_Text"><text:span text:style-name="Variable"><text:span text:style-name="T51">pred</text:span></text:span></text:span><text:span text:style-name="Source_20_Text"><text:span text:style-name="T51"> </text:span></text:span><text:span text:style-name="Source_20_Text"><text:span text:style-name="T70">повертає</text:span></text:span><text:span text:style-name="Source_20_Text"><text:span text:style-name="T51"> </text:span></text:span><text:span text:style-name="Source_20_Text"><text:span text:style-name="T82">true</text:span></text:span><text:span text:style-name="Source_20_Text"><text:span text:style-name="T51"> </text:span></text:span><text:span text:style-name="Source_20_Text"><text:span text:style-name="T70">передують тим, де він повертає</text:span></text:span><text:span text:style-name="Source_20_Text"><text:span text:style-name="T51"> </text:span></text:span><text:span text:style-name="Source_20_Text"><text:span text:style-name="T82">false</text:span></text:span><text:span text:style-name="Source_20_Text"><text:span text:style-name="T51">. </text:span></text:span><text:span text:style-name="Source_20_Text"><text:span text:style-name="T70">Результат — ітератор, що вказує на перший елемент, який повертає</text:span></text:span><text:span text:style-name="Source_20_Text"><text:span text:style-name="T51"> </text:span></text:span><text:span text:style-name="Source_20_Text"><text:span text:style-name="T82">false </text:span></text:span><text:span text:style-name="Source_20_Text"><text:span text:style-name="T97">в новому діапазоні</text:span></text:span><text:span text:style-name="Source_20_Text"><text:span text:style-name="T70"> </text:span></text:span><text:span text:style-name="Source_20_Text"><text:span text:style-name="T51"><text:line-break/></text:span></text:span><text:span text:style-name="Source_20_Text"><text:span text:style-name="T70">Відносний порядок при цьому не зобвязаний зберігатися, якщо його потрібно зберегти використовується функція </text:span></text:span><text:a xlink:type="simple" xlink:href="http://cplusplus.com/stable_partition" text:style-name="Internet_20_link" text:visited-style-name="Visited_20_Internet_20_Link"><text:span text:style-name="Source_20_Text"><text:span text:style-name="Example"><text:span text:style-name="T82">stable_partition</text:span></text:span></text:span></text:a><text:span text:style-name="Source_20_Text"><text:span text:style-name="T51"> .<text:line-break/></text:span></text:span></text:p>
      <text:p text:style-name="P84"><text:span text:style-name="Citation"><text:span text:style-name="T83">// partition algorithm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partition</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IsOdd (</text:span><text:span text:style-name="Source_20_Text"><text:span text:style-name="Variable">int</text:span></text:span><text:span text:style-name="Source_20_Text"> i) { </text:span><text:span text:style-name="Source_20_Text"><text:span text:style-name="Variable">return</text:span></text:span><text:span text:style-name="Source_20_Text"> (i%2)==1;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myvector;</text:span></text:p>
      <text:p text:style-name="Preformatted_20_Text"/>
      <text:p text:style-name="Preformatted_20_Text"><text:span text:style-name="Source_20_Text"><text:s text:c="2"/></text:span><text:span text:style-name="Source_20_Text"><text:span text:style-name="Citation">// set some values:</text:span></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10; ++i) myvector.push_back(i); </text:span><text:span text:style-name="Source_20_Text"><text:span text:style-name="Citation">// 1 2 3 4 5 6 7 8 9</text:span></text:span></text:p>
      <text:p text:style-name="Preformatted_20_Text"/>
      <text:p text:style-name="Preformatted_20_Text"><text:span text:style-name="Source_20_Text"><text:s text:c="2"/>std::vector&lt;</text:span><text:span text:style-name="Source_20_Text"><text:span text:style-name="Variable">int</text:span></text:span><text:span text:style-name="Source_20_Text">&gt;::iterator bound;</text:span></text:p>
      <text:p text:style-name="Preformatted_20_Text"><text:span text:style-name="Source_20_Text"><text:s text:c="2"/>bound = std::partition (myvector.begin(), myvector.end(), IsOdd);</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odd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bou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even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bound;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oft-page-break/><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84"><text:span text:style-name="Citation"><text:span text:style-name="T83">// stable_partition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stable_partition</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IsOdd (</text:span><text:span text:style-name="Source_20_Text"><text:span text:style-name="Variable">int</text:span></text:span><text:span text:style-name="Source_20_Text"> i) { </text:span><text:span text:style-name="Source_20_Text"><text:span text:style-name="Variable">return</text:span></text:span><text:span text:style-name="Source_20_Text"> (i%2)==1;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myvector;</text:span></text:p>
      <text:p text:style-name="Preformatted_20_Text"/>
      <text:p text:style-name="Preformatted_20_Text"><text:span text:style-name="Source_20_Text"><text:s text:c="2"/></text:span><text:span text:style-name="Source_20_Text"><text:span text:style-name="Citation">// set some values:</text:span></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10; ++i) myvector.push_back(i); </text:span><text:span text:style-name="Source_20_Text"><text:span text:style-name="Citation">// 1 2 3 4 5 6 7 8 9</text:span></text:span></text:p>
      <text:p text:style-name="Preformatted_20_Text"/>
      <text:p text:style-name="Preformatted_20_Text"><text:span text:style-name="Source_20_Text"><text:s text:c="2"/>std::vector&lt;</text:span><text:span text:style-name="Source_20_Text"><text:span text:style-name="Variable">int</text:span></text:span><text:span text:style-name="Source_20_Text">&gt;::iterator bound;</text:span></text:p>
      <text:p text:style-name="Preformatted_20_Text"><text:span text:style-name="Source_20_Text"><text:s text:c="2"/>bound = std::stable_partition (myvector.begin(), myvector.end(), IsOdd);</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odd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bou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even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bound;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85"><text:span text:style-name="Source_20_Text"><text:span text:style-name="T52">З Сі++11 додали також функції is_partitioned, partition_copy, partition_point</text:span></text:span></text:p>
      <text:p text:style-name="P85"><text:span text:style-name="Source_20_Text"><text:span text:style-name="T52"/></text:span></text:p>
      <text:p text:style-name="P85"><text:span text:style-name="Source_20_Text"><text:span text:style-name="T11">Sorting</text:span></text:span></text:p>
      <text:p text:style-name="P85"><text:span text:style-name="Source_20_Text"><text:span text:style-name="T52"/></text:span></text:p>
      <text:h text:style-name="P166" text:outline-level="1"><text:span text:style-name="Source_20_Text"><text:span text:style-name="T70">Функція </text:span></text:span><text:span text:style-name="Source_20_Text"><text:span text:style-name="T52">sort — </text:span></text:span><text:span text:style-name="Source_20_Text"><text:span text:style-name="T70">сортує за зростанням вказаний інтервал за вказаним бінарним предікатом (за замовченням — це стандартний або перевантажений оператор &lt;) </text:span></text:span></text:h>
      <text:h text:style-name="P167" text:outline-level="1"><text:span text:style-name="Source_20_Text"><text:span text:style-name="T52">stable_sort — </text:span></text:span><text:span text:style-name="Source_20_Text"><text:span text:style-name="T70">працює майже так саме як <text:s/></text:span></text:span><text:span text:style-name="Source_20_Text"><text:span text:style-name="T52">sort </text:span></text:span><text:span text:style-name="Source_20_Text"><text:span text:style-name="T70">але при цьому обовязково зберігається взаємний порядок елементів, для яких критерій порівняння визначав еквівалентність.</text:span></text:span></text:h>
      <text:p text:style-name="P103"><text:span text:style-name="Source_20_Text"><text:span text:style-name="T52"/></text:span></text:p>
      <text:p text:style-name="Preformatted_20_Text"><text:span text:style-name="Citation"><text:span text:style-name="T84">// stable_sor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stable_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compare_as_ints (</text:span><text:span text:style-name="Source_20_Text"><text:span text:style-name="Variable">double</text:span></text:span><text:span text:style-name="Source_20_Text"> i,</text:span><text:span text:style-name="Source_20_Text"><text:span text:style-name="Variable">double</text:span></text:span><text:span text:style-name="Source_20_Text"> j)</text:span></text:p>
      <text:p text:style-name="Preformatted_20_Text"><text:span text:style-name="Source_20_Text">{</text:span></text:p>
      <text:p text:style-name="Preformatted_20_Text"><text:span text:style-name="Source_20_Text"><text:s text:c="2"/></text:span><text:span text:style-name="Source_20_Text"><text:span text:style-name="Variable">return</text:span></text:span><text:span text:style-name="Source_20_Text"> (</text:span><text:span text:style-name="Source_20_Text"><text:span text:style-name="Variable">int</text:span></text:span><text:span text:style-name="Source_20_Text">(i)&lt;</text:span><text:span text:style-name="Source_20_Text"><text:span text:style-name="Variable">int</text:span></text:span><text:span text:style-name="Source_20_Text">(j));</text:span></text:p>
      <text:p text:style-name="Preformatted_20_Text"><text:soft-page-break/><text:span text:style-name="Source_20_Tex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double</text:span></text:span><text:span text:style-name="Source_20_Text"> mydoubles[] = {3.14, 1.41, 2.72, 4.67, 1.73, 1.32, 1.62, 2.58};</text:span></text:p>
      <text:p text:style-name="Preformatted_20_Text"/>
      <text:p text:style-name="Preformatted_20_Text"><text:span text:style-name="Source_20_Text"><text:s text:c="2"/>std::vector&lt;</text:span><text:span text:style-name="Source_20_Text"><text:span text:style-name="Variable">double</text:span></text:span><text:span text:style-name="Source_20_Text">&gt; myvector;</text:span></text:p>
      <text:p text:style-name="Preformatted_20_Text"/>
      <text:p text:style-name="Preformatted_20_Text"><text:span text:style-name="Source_20_Text"><text:s text:c="2"/>myvector.assign(mydoubles,mydoubles+8);</text:span></text:p>
      <text:p text:style-name="Preformatted_20_Text"/>
      <text:p text:style-name="Preformatted_20_Text"><text:span text:style-name="Source_20_Text"><text:s text:c="2"/>std::cout &lt;&lt; </text:span><text:span text:style-name="Source_20_Text"><text:span text:style-name="User_20_Entry">"using default comparison:"</text:span></text:span><text:span text:style-name="Source_20_Text">;</text:span></text:p>
      <text:p text:style-name="Preformatted_20_Text"><text:span text:style-name="Source_20_Text"><text:s text:c="2"/>std::stable_sort (myvector.begin(), myvector.end());</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double</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myvector.assign(mydoubles,mydoubles+8);</text:span></text:p>
      <text:p text:style-name="Preformatted_20_Text"/>
      <text:p text:style-name="Preformatted_20_Text"><text:span text:style-name="Source_20_Text"><text:s text:c="2"/>std::cout &lt;&lt; </text:span><text:span text:style-name="Source_20_Text"><text:span text:style-name="User_20_Entry">"using 'compare_as_ints' :"</text:span></text:span><text:span text:style-name="Source_20_Text">;</text:span></text:p>
      <text:p text:style-name="Preformatted_20_Text"><text:span text:style-name="Source_20_Text"><text:s text:c="2"/>std::stable_sort (myvector.begin(), myvector.end(), compare_as_ints);</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double</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Heading_20_1" text:outline-level="1"><text:span text:style-name="Source_20_Text"><text:span text:style-name="T52">partial_sort</text:span></text:span></text:h>
      <text:p text:style-name="Text_20_body"><text:span text:style-name="Source_20_Text"><text:span text:style-name="T52"/></text:span></text:p>
      <text:p text:style-name="P3"><text:span text:style-name="Source_20_Text"><text:span text:style-name="T70">Функція часткового сортування </text:span></text:span><text:span text:style-name="Source_20_Text"><text:span text:style-name="T52">partial_sort </text:span></text:span><text:span text:style-name="Source_20_Text"><text:span text:style-name="T70">(pos1,middle,pos2) та <text:s/></text:span></text:span><text:span text:style-name="Source_20_Text"><text:span text:style-name="T52">partial_sort </text:span></text:span><text:span text:style-name="Source_20_Text"><text:span text:style-name="T70">(pos1, middle, pos2, <text:s text:c="2"/>comp) —</text:span></text:span><text:span text:style-name="Source_20_Text"><text:span text:style-name="T52"> </text:span></text:span><text:span text:style-name="Source_20_Text"><text:span text:style-name="T70">сортує елементи діапазону таким чином, що елементи перед</text:span></text:span><text:span text:style-name="Source_20_Text"><text:span text:style-name="T52"> </text:span></text:span><text:span text:style-name="Source_20_Text"><text:span text:style-name="Variable"><text:span text:style-name="T52">middle</text:span></text:span></text:span><text:span text:style-name="Source_20_Text"><text:span text:style-name="T52"> <text:s/></text:span></text:span><text:span text:style-name="Source_20_Text"><text:span text:style-name="T70">сатють</text:span></text:span><text:span text:style-name="Source_20_Text"><text:span text:style-name="T52"> </text:span></text:span><text:span text:style-name="Source_20_Text"><text:span text:style-name="T70">найменшими елементами діапазону та відсортовані за неспадінням</text:span></text:span><text:span text:style-name="Source_20_Text"><text:span text:style-name="T52">.<text:line-break/></text:span></text:span><text:span text:style-name="Source_20_Text"><text:span text:style-name="T70">Критерій порівняння - </text:span></text:span><text:span text:style-name="Source_20_Text"><text:span text:style-name="T52"><text:s/></text:span></text:span><text:span text:style-name="Source_20_Text"><text:span text:style-name="T84">operator&lt;</text:span></text:span><text:span text:style-name="Source_20_Text"><text:span text:style-name="T52"> </text:span></text:span><text:span text:style-name="Source_20_Text"><text:span text:style-name="T70">для першої версії та бінарний предікат </text:span></text:span><text:span text:style-name="Source_20_Text"><text:span text:style-name="Variable"><text:span text:style-name="T52">comp</text:span></text:span></text:span><text:span text:style-name="Source_20_Text"><text:span text:style-name="T52"> </text:span></text:span><text:span text:style-name="Source_20_Text"><text:span text:style-name="T70">для другої</text:span></text:span><text:span text:style-name="Source_20_Text"><text:span text:style-name="T52">.</text:span></text:span></text:p>
      <text:p text:style-name="P85"><text:span text:style-name="Source_20_Text"><text:span text:style-name="T52"/></text:span></text:p>
      <text:p text:style-name="P85"><text:span text:style-name="Citation"><text:span text:style-name="T84">// partial_sor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partial_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9,8,7,6,5,4,3,2,1};</text:span></text:p>
      <text:p text:style-name="Preformatted_20_Text"><text:span text:style-name="Source_20_Text"><text:s text:c="2"/>std::vector&lt;</text:span><text:span text:style-name="Source_20_Text"><text:span text:style-name="Variable">int</text:span></text:span><text:span text:style-name="Source_20_Text">&gt; myvector (myints, myints+9);</text:span></text:p>
      <text:p text:style-name="Preformatted_20_Text"/>
      <text:p text:style-name="Preformatted_20_Text"><text:span text:style-name="Source_20_Text"><text:s text:c="2"/></text:span><text:span text:style-name="Source_20_Text"><text:span text:style-name="Citation">// using default comparison (operator &lt;):</text:span></text:span></text:p>
      <text:p text:style-name="Preformatted_20_Text"><text:soft-page-break/><text:span text:style-name="Source_20_Text"><text:s text:c="2"/>std::partial_sort (myvector.begin(), myvector.begin()+5, myvector.end());</text:span></text:p>
      <text:p text:style-name="Preformatted_20_Text"/>
      <text:p text:style-name="Preformatted_20_Text"><text:span text:style-name="Source_20_Text"><text:s text:c="2"/></text:span><text:span text:style-name="Source_20_Text"><text:span text:style-name="Citation">// using function as comp</text:span></text:span></text:p>
      <text:p text:style-name="Preformatted_20_Text"><text:span text:style-name="Source_20_Text"><text:s text:c="2"/>std::partial_sort (myvector.begin(), myvector.begin()+5, myvector.end(),myfunction);</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myvector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P167" text:outline-level="1"><text:span text:style-name="Source_20_Text"><text:span text:style-name="T29">partial_sort_copy — </text:span></text:span><text:span text:style-name="Source_20_Text"><text:span text:style-name="T30">таке саме як </text:span></text:span><text:span text:style-name="Source_20_Text"><text:span text:style-name="T29">partial_sort, </text:span></text:span><text:span text:style-name="Source_20_Text"><text:span text:style-name="T30">але зберігає невдсортовану частину</text:span></text:span></text:h>
      <text:p text:style-name="P85"><text:span text:style-name="Source_20_Text"><text:span text:style-name="T52"/></text:span></text:p>
      <text:p text:style-name="P85"><text:span text:style-name="Source_20_Text"><text:span text:style-name="T52"/></text:span></text:p>
      <text:h text:style-name="P166" text:outline-level="1"><text:span text:style-name="Source_20_Text"><text:span text:style-name="T52">nth_element</text:span></text:span></text:h>
      <text:p text:style-name="P103"/>
      <text:h text:style-name="P168" text:outline-level="1"><text:span text:style-name="Source_20_Text"><text:span text:style-name="T52">nth_element</text:span></text:span><text:span text:style-name="Source_20_Text"><text:span text:style-name="T70">(pos1,middle,pos2) </text:span></text:span><text:span text:style-name="Source_20_Text"><text:span text:style-name="T71">модифікує діапазое таким чином, що елемент на позиції </text:span></text:span><text:span text:style-name="Source_20_Text"><text:span text:style-name="T70">middle </text:span></text:span><text:span text:style-name="Source_20_Text"><text:span text:style-name="T71">займає ту позицію, яка в нього була би в відсортованому масиві</text:span></text:span><text:span text:style-name="Source_20_Text"><text:span text:style-name="T52">.<text:line-break/></text:span></text:span></text:h>
      <text:p text:style-name="Preformatted_20_Text"><text:span text:style-name="Citation"><text:span text:style-name="T84">// nth_elemen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nth_element, std::random_shuffle</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myvector;</text:span></text:p>
      <text:p text:style-name="Preformatted_20_Text"/>
      <text:p text:style-name="Preformatted_20_Text"><text:span text:style-name="Source_20_Text"><text:s text:c="2"/></text:span><text:span text:style-name="Source_20_Text"><text:span text:style-name="Citation">// set some values:</text:span></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10; i++) myvector.push_back(i); <text:s text:c="2"/></text:span><text:span text:style-name="Source_20_Text"><text:span text:style-name="Citation">// 1 2 3 4 5 6 7 8 9</text:span></text:span></text:p>
      <text:p text:style-name="Preformatted_20_Text"/>
      <text:p text:style-name="Preformatted_20_Text"><text:span text:style-name="Source_20_Text"><text:s text:c="2"/>std::random_shuffle (myvector.begin(), myvector.end());</text:span></text:p>
      <text:p text:style-name="Preformatted_20_Text"/>
      <text:p text:style-name="Preformatted_20_Text"><text:span text:style-name="Source_20_Text"><text:s text:c="2"/></text:span><text:span text:style-name="Source_20_Text"><text:span text:style-name="Citation">// using default comparison (operator &lt;):</text:span></text:span></text:p>
      <text:p text:style-name="Preformatted_20_Text"><text:span text:style-name="Source_20_Text"><text:s text:c="2"/>std::nth_element (myvector.begin(), myvector.begin()+5, myvector.end());</text:span></text:p>
      <text:p text:style-name="Preformatted_20_Text"/>
      <text:p text:style-name="Preformatted_20_Text"><text:span text:style-name="Source_20_Text"><text:s text:c="2"/></text:span><text:span text:style-name="Source_20_Text"><text:span text:style-name="Citation">// using function as comp</text:span></text:span></text:p>
      <text:p text:style-name="Preformatted_20_Text"><text:span text:style-name="Source_20_Text"><text:s text:c="2"/>std::nth_element (myvector.begin(), myvector.begin()+5, myvector.end(),myfunction);</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myvector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114"><text:soft-page-break/><text:span text:style-name="Source_20_Text"><text:span text:style-name="T53">З </text:span></text:span><text:span text:style-name="Source_20_Text"><text:span text:style-name="T71">С</text:span></text:span><text:span text:style-name="Source_20_Text"><text:span text:style-name="T53">і++11 додали is_sorted, is_sorted_until — </text:span></text:span><text:span text:style-name="Source_20_Text"><text:span text:style-name="T71">які визначають чи відсортований даний діапазон або чи відсортований він до деякого елементу.</text:span></text:span></text:p>
      <text:p text:style-name="P114"><text:span text:style-name="Source_20_Text"><text:span text:style-name="T53"/></text:span></text:p>
      <text:p text:style-name="P114"><text:span text:style-name="Source_20_Text"><text:span text:style-name="T53"/></text:span></text:p>
      <text:p text:style-name="P115"><text:span text:style-name="Source_20_Text"><text:span text:style-name="T54">Бінарний пошук</text:span></text:span></text:p>
      <text:p text:style-name="P115"><text:span text:style-name="Source_20_Text"><text:span text:style-name="T54"/></text:span></text:p>
      <text:p text:style-name="P115"><text:span text:style-name="Source_20_Text"><text:span text:style-name="T54">Алгоритми бінарного пошуку працюють на відсортованих або частково відсортованих колекціях</text:span></text:span></text:p>
      <text:p text:style-name="P115"><text:span text:style-name="Source_20_Text"><text:span text:style-name="T54"/></text:span></text:p>
      <text:h text:style-name="P155" text:outline-level="1"><text:span text:style-name="Source_20_Text"><text:span text:style-name="T54">binary_search</text:span></text:span></text:h>
      <text:p text:style-name="P115"><text:span text:style-name="Source_20_Text"><text:span text:style-name="T54">Виконує бінарний пошук даного елемента в послідовності.</text:span></text:span></text:p>
      <text:p text:style-name="P115"><text:span text:style-name="Source_20_Text"><text:span text:style-name="T54"/></text:span></text:p>
      <text:p text:style-name="P105"><text:span text:style-name="Citation"><text:span text:style-name="T85">// binary_search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binary_search,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2,3,4,5,4,3,2,1};</text:span></text:p>
      <text:p text:style-name="Preformatted_20_Text"><text:span text:style-name="Source_20_Text"><text:s text:c="2"/>std::vector&lt;</text:span><text:span text:style-name="Source_20_Text"><text:span text:style-name="Variable">int</text:span></text:span><text:span text:style-name="Source_20_Text">&gt; v(myints,myints+9); <text:s text:c="24"/></text:span><text:span text:style-name="Source_20_Text"><text:span text:style-name="Citation">// 1 2 3 4 5 4 3 2 1</text:span></text:span></text:p>
      <text:p text:style-name="Preformatted_20_Text"/>
      <text:p text:style-name="Preformatted_20_Text"><text:span text:style-name="Source_20_Text"><text:s text:c="2"/></text:span><text:span text:style-name="Source_20_Text"><text:span text:style-name="Citation">// using default comparison:</text:span></text:span></text:p>
      <text:p text:style-name="Preformatted_20_Text"><text:span text:style-name="Source_20_Text"><text:s text:c="2"/>std::sort (v.begin(), v.end());</text:span></text:p>
      <text:p text:style-name="Preformatted_20_Text"/>
      <text:p text:style-name="Preformatted_20_Text"><text:span text:style-name="Source_20_Text"><text:s text:c="2"/>std::cout &lt;&lt; </text:span><text:span text:style-name="Source_20_Text"><text:span text:style-name="User_20_Entry">"looking for a 3... "</text:span></text:span><text:span text:style-name="Source_20_Text">;</text:span></text:p>
      <text:p text:style-name="Preformatted_20_Text"><text:span text:style-name="Source_20_Text"><text:s text:c="2"/></text:span><text:span text:style-name="Source_20_Text"><text:span text:style-name="Variable">if</text:span></text:span><text:span text:style-name="Source_20_Text"> (std::binary_search (v.begin(), v.end(), 3))</text:span></text:p>
      <text:p text:style-name="Preformatted_20_Text"><text:span text:style-name="Source_20_Text"><text:s text:c="4"/>std::cout &lt;&lt; </text:span><text:span text:style-name="Source_20_Text"><text:span text:style-name="User_20_Entry">"found!\n"</text:span></text:span><text:span text:style-name="Source_20_Text">; </text:span><text:span text:style-name="Source_20_Text"><text:span text:style-name="Variable">else</text:span></text:span><text:span text:style-name="Source_20_Text"> std::cout &lt;&lt; </text:span><text:span text:style-name="Source_20_Text"><text:span text:style-name="User_20_Entry">"not found.\n"</text:span></text:span><text:span text:style-name="Source_20_Text">;</text:span></text:p>
      <text:p text:style-name="Preformatted_20_Text"/>
      <text:p text:style-name="Preformatted_20_Text"><text:span text:style-name="Source_20_Text"><text:s text:c="2"/></text:span><text:span text:style-name="Source_20_Text"><text:span text:style-name="Citation">// using myfunction as comp:</text:span></text:span></text:p>
      <text:p text:style-name="Preformatted_20_Text"><text:span text:style-name="Source_20_Text"><text:s text:c="2"/>std::sort (v.begin(), v.end(), myfunction);</text:span></text:p>
      <text:p text:style-name="Preformatted_20_Text"/>
      <text:p text:style-name="Preformatted_20_Text"><text:span text:style-name="Source_20_Text"><text:s text:c="2"/>std::cout &lt;&lt; </text:span><text:span text:style-name="Source_20_Text"><text:span text:style-name="User_20_Entry">"looking for a 6... "</text:span></text:span><text:span text:style-name="Source_20_Text">;</text:span></text:p>
      <text:p text:style-name="Preformatted_20_Text"><text:span text:style-name="Source_20_Text"><text:s text:c="2"/></text:span><text:span text:style-name="Source_20_Text"><text:span text:style-name="Variable">if</text:span></text:span><text:span text:style-name="Source_20_Text"> (std::binary_search (v.begin(), v.end(), 6, myfunction))</text:span></text:p>
      <text:p text:style-name="Preformatted_20_Text"><text:span text:style-name="Source_20_Text"><text:s text:c="4"/>std::cout &lt;&lt; </text:span><text:span text:style-name="Source_20_Text"><text:span text:style-name="User_20_Entry">"found!\n"</text:span></text:span><text:span text:style-name="Source_20_Text">; </text:span><text:span text:style-name="Source_20_Text"><text:span text:style-name="Variable">else</text:span></text:span><text:span text:style-name="Source_20_Text"> std::cout &lt;&lt; </text:span><text:span text:style-name="Source_20_Text"><text:span text:style-name="User_20_Entry">"not found.\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115"><text:span text:style-name="Source_20_Text"><text:span text:style-name="T54"/></text:span></text:p>
      <text:h text:style-name="P155" text:outline-level="1"><text:span text:style-name="Source_20_Text"><text:span text:style-name="T54">equal_range</text:span></text:span></text:h>
      <text:p text:style-name="P4"><text:span text:style-name="Source_20_Text"><text:span text:style-name="T71"/></text:span></text:p>
      <text:p text:style-name="P4"><text:soft-page-break/><text:span text:style-name="Source_20_Text"><text:span text:style-name="T71">Функція </text:span></text:span><text:span text:style-name="Source_20_Text"><text:span text:style-name="T54">equal_range</text:span></text:span><text:span text:style-name="Source_20_Text"><text:span text:style-name="T71">(pos1,pos2, val)</text:span></text:span><text:span text:style-name="Source_20_Text"><text:span text:style-name="T54"> </text:span></text:span><text:span text:style-name="Source_20_Text"><text:span text:style-name="T71">повертає піддіапазон тих елементів діапазону (як пару на початок та кінець піддіапазону), що еквівалентні val.</text:span></text:span></text:p>
      <text:p text:style-name="Preformatted_20_Text"><text:span text:style-name="Citation"><text:span text:style-name="T85">// equal_range example</text:span></text:span></text:p>
      <text:p text:style-name="Preformatted_20_Text"><text:span text:style-name="Citation">// equal_range example</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equal_range,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greater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g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0,20,30,30,20,10,10,20};</text:span></text:p>
      <text:p text:style-name="Preformatted_20_Text"><text:span text:style-name="Source_20_Text"><text:s text:c="2"/>std::vector&lt;</text:span><text:span text:style-name="Source_20_Text"><text:span text:style-name="Variable">int</text:span></text:span><text:span text:style-name="Source_20_Text">&gt; v(myints,myints+8); <text:s text:c="24"/></text:span><text:span text:style-name="Source_20_Text"><text:span text:style-name="Citation">// 10 20 30 30 20 10 10 20</text:span></text:span></text:p>
      <text:p text:style-name="Preformatted_20_Text"><text:span text:style-name="Source_20_Text"><text:s text:c="2"/>std::pair&lt;std::vector&lt;</text:span><text:span text:style-name="Source_20_Text"><text:span text:style-name="Variable">int</text:span></text:span><text:span text:style-name="Source_20_Text">&gt;::iterator,std::vector&lt;</text:span><text:span text:style-name="Source_20_Text"><text:span text:style-name="Variable">int</text:span></text:span><text:span text:style-name="Source_20_Text">&gt;::iterator&gt; bounds;</text:span></text:p>
      <text:p text:style-name="Preformatted_20_Text"/>
      <text:p text:style-name="Preformatted_20_Text"><text:span text:style-name="Source_20_Text"><text:s text:c="2"/></text:span><text:span text:style-name="Source_20_Text"><text:span text:style-name="Citation">// using default comparison:</text:span></text:span></text:p>
      <text:p text:style-name="Preformatted_20_Text"><text:span text:style-name="Source_20_Text"><text:s text:c="2"/>std::sort (v.begin(), v.end()); <text:s text:c="29"/></text:span><text:span text:style-name="Source_20_Text"><text:span text:style-name="Citation">// 10 10 10 20 20 20 30 30</text:span></text:span></text:p>
      <text:p text:style-name="Preformatted_20_Text"><text:span text:style-name="Source_20_Text"><text:s text:c="2"/>bounds=std::equal_range (v.begin(), v.end(), 20); <text:s text:c="11"/></text:span><text:span text:style-name="Source_20_Text"><text:span text:style-name="Citation">// <text:s text:c="9"/>^ <text:s text:c="7"/>^</text:span></text:span></text:p>
      <text:p text:style-name="Preformatted_20_Text"/>
      <text:p text:style-name="Preformatted_20_Text"><text:span text:style-name="Source_20_Text"><text:s text:c="2"/></text:span><text:span text:style-name="Source_20_Text"><text:span text:style-name="Citation">// using "mygreater" as comp:</text:span></text:span></text:p>
      <text:p text:style-name="Preformatted_20_Text"><text:span text:style-name="Source_20_Text"><text:s text:c="2"/>std::sort (v.begin(), v.end(), mygreater); <text:s text:c="18"/></text:span><text:span text:style-name="Source_20_Text"><text:span text:style-name="Citation">// 30 30 20 20 20 10 10 10</text:span></text:span></text:p>
      <text:p text:style-name="Preformatted_20_Text"><text:span text:style-name="Source_20_Text"><text:s text:c="2"/>bounds=std::equal_range (v.begin(), v.end(), 20, mygreater); </text:span><text:span text:style-name="Source_20_Text"><text:span text:style-name="Citation">// <text:s text:c="6"/>^ <text:s text:c="7"/>^</text:span></text:span></text:p>
      <text:p text:style-name="Preformatted_20_Text"/>
      <text:p text:style-name="Preformatted_20_Text"><text:span text:style-name="Source_20_Text"><text:s text:c="2"/>std::cout &lt;&lt; </text:span><text:span text:style-name="Source_20_Text"><text:span text:style-name="User_20_Entry">"bounds at positions "</text:span></text:span><text:span text:style-name="Source_20_Text"> &lt;&lt; (bounds.first - v.begin());</text:span></text:p>
      <text:p text:style-name="Preformatted_20_Text"><text:span text:style-name="Source_20_Text"><text:s text:c="2"/>std::cout &lt;&lt; </text:span><text:span text:style-name="Source_20_Text"><text:span text:style-name="User_20_Entry">" and "</text:span></text:span><text:span text:style-name="Source_20_Text"> &lt;&lt; (bounds.second - v.begin())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Heading_20_1" text:outline-level="1"><text:span text:style-name="Source_20_Text"><text:span text:style-name="T54">lower_bound, upper_bound</text:span></text:span></text:h>
      <text:h text:style-name="P156" text:outline-level="1"><text:span text:style-name="Source_20_Text"><text:span text:style-name="T71">Функції </text:span></text:span><text:span text:style-name="Source_20_Text"><text:span text:style-name="T54">lower_bound</text:span></text:span><text:span text:style-name="Source_20_Text"><text:span text:style-name="T71">(pos1,pos2, val)</text:span></text:span><text:span text:style-name="Source_20_Text"><text:span text:style-name="T54">, upper_bound</text:span></text:span><text:span text:style-name="Source_20_Text"><text:span text:style-name="T71">(pos1,pos2, val) повертають відповідно ітератори на перший та останній елемент <text:s/>піддіапазону еквівалентних val значень.</text:span></text:span></text:h>
      <text:p text:style-name="Text_20_body"><text:span text:style-name="Source_20_Text"><text:span text:style-name="T54"/></text:span></text:p>
      <text:p text:style-name="Preformatted_20_Text"><text:span text:style-name="Citation"><text:span text:style-name="T85">/ lower_bound/upper_bound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lower_bound, std::upper_bound,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0,20,30,30,20,10,10,20};</text:span></text:p>
      <text:p text:style-name="Preformatted_20_Text"><text:span text:style-name="Source_20_Text"><text:s text:c="2"/>std::vector&lt;</text:span><text:span text:style-name="Source_20_Text"><text:span text:style-name="Variable">int</text:span></text:span><text:span text:style-name="Source_20_Text">&gt; v(myints,myints+8); <text:s text:c="10"/></text:span><text:span text:style-name="Source_20_Text"><text:span text:style-name="Citation">// 10 20 30 30 20 10 10 20</text:span></text:span></text:p>
      <text:p text:style-name="Preformatted_20_Text"/>
      <text:p text:style-name="Preformatted_20_Text"><text:span text:style-name="Source_20_Text"><text:s text:c="2"/>std::sort (v.begin(), v.end()); <text:s text:c="15"/></text:span><text:span text:style-name="Source_20_Text"><text:span text:style-name="Citation">// 10 10 10 20 20 20 30 30</text:span></text:span></text:p>
      <text:p text:style-name="Preformatted_20_Text"/>
      <text:p text:style-name="Preformatted_20_Text"><text:soft-page-break/><text:span text:style-name="Source_20_Text"><text:s text:c="2"/>std::vector&lt;</text:span><text:span text:style-name="Source_20_Text"><text:span text:style-name="Variable">int</text:span></text:span><text:span text:style-name="Source_20_Text">&gt;::iterator low,up;</text:span></text:p>
      <text:p text:style-name="Preformatted_20_Text"><text:span text:style-name="Source_20_Text"><text:s text:c="2"/>low=std::lower_bound (v.begin(), v.end(), 20); </text:span><text:span text:style-name="Source_20_Text"><text:span text:style-name="Citation">// <text:s text:c="9"/>^</text:span></text:span></text:p>
      <text:p text:style-name="Preformatted_20_Text"><text:span text:style-name="Source_20_Text"><text:s text:c="2"/>up= std::upper_bound (v.begin(), v.end(), 20); </text:span><text:span text:style-name="Source_20_Text"><text:span text:style-name="Citation">// <text:s text:c="18"/>^</text:span></text:span></text:p>
      <text:p text:style-name="Preformatted_20_Text"/>
      <text:p text:style-name="Preformatted_20_Text"><text:span text:style-name="Source_20_Text"><text:s text:c="2"/>std::cout &lt;&lt; </text:span><text:span text:style-name="Source_20_Text"><text:span text:style-name="User_20_Entry">"lower_bound at position "</text:span></text:span><text:span text:style-name="Source_20_Text"> &lt;&lt; (low- v.begin()) &lt;&lt; </text:span><text:span text:style-name="Source_20_Text"><text:span text:style-name="User_20_Entry">'\n'</text:span></text:span><text:span text:style-name="Source_20_Text">;</text:span></text:p>
      <text:p text:style-name="Preformatted_20_Text"><text:span text:style-name="Source_20_Text"><text:s text:c="2"/>std::cout &lt;&lt; </text:span><text:span text:style-name="Source_20_Text"><text:span text:style-name="User_20_Entry">"upper_bound at position "</text:span></text:span><text:span text:style-name="Source_20_Text"> &lt;&lt; (up - v.begin())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Standard"><text:span text:style-name="Source_20_Text"><text:span text:style-name="T54"/></text:span></text:p>
      <text:p text:style-name="Standard"><text:span text:style-name="Source_20_Text"><text:span text:style-name="T54"/></text:span></text:p>
      <text:p text:style-name="P116"><text:span text:style-name="Source_20_Text"><text:span text:style-name="T55">Злиття </text:span></text:span></text:p>
      <text:p text:style-name="P116"><text:span text:style-name="Source_20_Text"><text:span text:style-name="T55"/></text:span></text:p>
      <text:p text:style-name="P116"><text:span text:style-name="Source_20_Text"><text:span text:style-name="T55">Дані функції працюють для відсортованих послідовностей.</text:span></text:span></text:p>
      <text:p text:style-name="P116"><text:span text:style-name="Source_20_Text"><text:span text:style-name="T55"/></text:span></text:p>
      <text:p text:style-name="P116"><text:span text:style-name="Source_20_Text"><text:span text:style-name="T55"/></text:span></text:p>
      <text:h text:style-name="P157" text:outline-level="1"><text:span text:style-name="Source_20_Text"><text:span text:style-name="T55">merge</text:span></text:span></text:h>
      <text:p text:style-name="P116"><text:span text:style-name="Source_20_Text"><text:span text:style-name="T55"/></text:span></text:p>
      <text:p text:style-name="P121"><text:span text:style-name="Source_20_Text"><text:span text:style-name="T72">Функція </text:span></text:span><text:span text:style-name="Source_20_Text"><text:span text:style-name="T55">merge </text:span></text:span><text:span text:style-name="Source_20_Text"><text:span text:style-name="T72">виконує алгоритм злиття двох відсортованих послідовностей </text:span></text:span></text:p>
      <text:p text:style-name="P116"><text:span text:style-name="Source_20_Text"><text:span text:style-name="T55"/></text:span></text:p>
      <text:h text:style-name="P157" text:outline-level="1"><text:span text:style-name="Source_20_Text"><text:span text:style-name="T55">inplace_merge</text:span></text:span></text:h>
      <text:p text:style-name="P121"><text:span text:style-name="T109">Виконує злиття діапазонів </text:span><text:span text:style-name="Source_20_Text"><text:span text:style-name="T86">[first,middle)</text:span></text:span><text:span text:style-name="Source_20_Text"><text:span text:style-name="T55"> </text:span></text:span><text:span text:style-name="Source_20_Text"><text:span text:style-name="T72">та</text:span></text:span><text:span text:style-name="Source_20_Text"><text:span text:style-name="T55"> </text:span></text:span><text:span text:style-name="Source_20_Text"><text:span text:style-name="T86">[middle,last)</text:span></text:span><text:span text:style-name="Source_20_Text"><text:span text:style-name="T55">, </text:span></text:span><text:span text:style-name="Source_20_Text"><text:span text:style-name="T72">поміщуючи результат в діапазон</text:span></text:span><text:span text:style-name="Source_20_Text"><text:span text:style-name="T55"> </text:span></text:span><text:span text:style-name="Source_20_Text"><text:span text:style-name="T86">[first,last)</text:span></text:span><text:span text:style-name="Source_20_Text"><text:span text:style-name="T55">.<text:line-break/></text:span></text:span></text:p>
      <text:p text:style-name="P121"><text:span text:style-name="Source_20_Text"><text:span text:style-name="T72">Метод зберігає відносне розташування еквівалентних елементів</text:span></text:span></text:p>
      <text:p text:style-name="Preformatted_20_Text"><text:span text:style-name="Citation"><text:span text:style-name="T87">// inplace_merge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inplace_merge, std::sort, std::copy</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first[] = {5,10,15,20,25};</text:span></text:p>
      <text:p text:style-name="Preformatted_20_Text"><text:span text:style-name="Source_20_Text"><text:s text:c="2"/></text:span><text:span text:style-name="Source_20_Text"><text:span text:style-name="Variable">int</text:span></text:span><text:span text:style-name="Source_20_Text"> second[] = {50,40,30,20,10};</text:span></text:p>
      <text:p text:style-name="Preformatted_20_Text"><text:span text:style-name="Source_20_Text"><text:s text:c="2"/>std::vector&lt;</text:span><text:span text:style-name="Source_20_Text"><text:span text:style-name="Variable">int</text:span></text:span><text:span text:style-name="Source_20_Text">&gt; v(10);</text:span></text:p>
      <text:p text:style-name="Preformatted_20_Text"><text:span text:style-name="Source_20_Text"><text:s text:c="2"/>std::vector&lt;</text:span><text:span text:style-name="Source_20_Text"><text:span text:style-name="Variable">int</text:span></text:span><text:span text:style-name="Source_20_Text">&gt;::iterator it;</text:span></text:p>
      <text:p text:style-name="Preformatted_20_Text"/>
      <text:p text:style-name="Preformatted_20_Text"><text:span text:style-name="Source_20_Text"><text:s text:c="2"/>std::sort (first,first+5);</text:span></text:p>
      <text:p text:style-name="Preformatted_20_Text"><text:span text:style-name="Source_20_Text"><text:s text:c="2"/>std::sort (second,second+5);</text:span></text:p>
      <text:p text:style-name="Preformatted_20_Text"/>
      <text:p text:style-name="Preformatted_20_Text"><text:span text:style-name="Source_20_Text"><text:s text:c="2"/>it=std::copy (first, first+5, v.begin());</text:span></text:p>
      <text:p text:style-name="Preformatted_20_Text"><text:span text:style-name="Source_20_Text"><text:s text:c="5"/>std::copy (second,second+5,it);</text:span></text:p>
      <text:p text:style-name="Preformatted_20_Text"/>
      <text:p text:style-name="Preformatted_20_Text"><text:span text:style-name="Source_20_Text"><text:s text:c="2"/>std::inplace_merge (v.begin(),v.begin()+5,v.end());</text:span></text:p>
      <text:p text:style-name="Preformatted_20_Text"/>
      <text:p text:style-name="Preformatted_20_Text"><text:soft-page-break/><text:span text:style-name="Source_20_Text"><text:s text:c="2"/>std::cout &lt;&lt; </text:span><text:span text:style-name="Source_20_Text"><text:span text:style-name="User_20_Entry">"The resulting vector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it=v.begin(); it!=v.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Heading_20_1" text:outline-level="1"><text:span text:style-name="Source_20_Text"><text:span text:style-name="T53">includes</text:span></text:span></text:h>
      <text:p text:style-name="P117"><text:span text:style-name="Source_20_Text"><text:span text:style-name="T56">Перевіряє, чи входить одна відсортована послідовність в іншу</text:span></text:span></text:p>
      <text:p text:style-name="P106"><text:span text:style-name="Citation"><text:span text:style-name="T88">// includes algorithm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includes, std::sort</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 </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container[] = {5,10,15,20,25,30,35,40,45,50};</text:span></text:p>
      <text:p text:style-name="Preformatted_20_Text"><text:span text:style-name="Source_20_Text"><text:s text:c="2"/></text:span><text:span text:style-name="Source_20_Text"><text:span text:style-name="Variable">int</text:span></text:span><text:span text:style-name="Source_20_Text"> continent[] = {40,30,20,10};</text:span></text:p>
      <text:p text:style-name="Preformatted_20_Text"/>
      <text:p text:style-name="Preformatted_20_Text"><text:span text:style-name="Source_20_Text"><text:s text:c="2"/>std::sort (container,container+10);</text:span></text:p>
      <text:p text:style-name="Preformatted_20_Text"><text:span text:style-name="Source_20_Text"><text:s text:c="2"/>std::sort (continent,continent+4);</text:span></text:p>
      <text:p text:style-name="Preformatted_20_Text"/>
      <text:p text:style-name="Preformatted_20_Text"><text:span text:style-name="Source_20_Text"><text:s text:c="2"/></text:span><text:span text:style-name="Source_20_Text"><text:span text:style-name="Citation">// using default comparison:</text:span></text:span></text:p>
      <text:p text:style-name="Preformatted_20_Text"><text:span text:style-name="Source_20_Text"><text:s text:c="2"/></text:span><text:span text:style-name="Source_20_Text"><text:span text:style-name="Variable">if</text:span></text:span><text:span text:style-name="Source_20_Text"> ( std::includes(container,container+10,continent,continent+4) )</text:span></text:p>
      <text:p text:style-name="Preformatted_20_Text"><text:span text:style-name="Source_20_Text"><text:s text:c="4"/>std::cout &lt;&lt; </text:span><text:span text:style-name="Source_20_Text"><text:span text:style-name="User_20_Entry">"container includes continent!\n"</text:span></text:span><text:span text:style-name="Source_20_Text">;</text:span></text:p>
      <text:p text:style-name="Preformatted_20_Text"/>
      <text:p text:style-name="Preformatted_20_Text"><text:span text:style-name="Source_20_Text"><text:s text:c="2"/></text:span><text:span text:style-name="Source_20_Text"><text:span text:style-name="Citation">// using myfunction as comp:</text:span></text:span></text:p>
      <text:p text:style-name="Preformatted_20_Text"><text:span text:style-name="Source_20_Text"><text:s text:c="2"/></text:span><text:span text:style-name="Source_20_Text"><text:span text:style-name="Variable">if</text:span></text:span><text:span text:style-name="Source_20_Text"> ( std::includes(container,container+10,continent,continent+4, myfunction) )</text:span></text:p>
      <text:p text:style-name="Preformatted_20_Text"><text:span text:style-name="Source_20_Text"><text:s text:c="4"/>std::cout &lt;&lt; </text:span><text:span text:style-name="Source_20_Text"><text:span text:style-name="User_20_Entry">"container includes continent!\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P158" text:outline-level="1"><text:span text:style-name="Source_20_Text"><text:span text:style-name="T56">set_union, set_intersection, set_difference, set_symmetric_difference</text:span></text:span></text:h>
      <text:p text:style-name="P5"><text:span text:style-name="Source_20_Text"><text:span text:style-name="T56">- </text:span></text:span><text:span text:style-name="Source_20_Text"><text:span text:style-name="T72">виконують відповідно обєднання, перетин, різницю та симетричну різницю двох відсоротваних послідовностей.</text:span></text:span></text:p>
      <text:p text:style-name="P117"><text:span text:style-name="Source_20_Text"><text:span text:style-name="T56"/></text:span></text:p>
      <text:p text:style-name="P106"><text:span text:style-name="Citation"><text:span text:style-name="T88">// set_symmetric_difference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set_symmetric_difference,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first[] = {5,10,15,20,25};</text:span></text:p>
      <text:p text:style-name="Preformatted_20_Text"><text:span text:style-name="Source_20_Text"><text:s text:c="2"/></text:span><text:span text:style-name="Source_20_Text"><text:span text:style-name="Variable">int</text:span></text:span><text:span text:style-name="Source_20_Text"> second[] = {50,40,30,20,10};</text:span></text:p>
      <text:p text:style-name="Preformatted_20_Text"><text:span text:style-name="Source_20_Text"><text:s text:c="2"/>std::vector&lt;</text:span><text:span text:style-name="Source_20_Text"><text:span text:style-name="Variable">int</text:span></text:span><text:span text:style-name="Source_20_Text">&gt; v(10); <text:s text:c="21"/></text:span><text:span text:style-name="Source_20_Text"><text:span text:style-name="Citation">// 0 <text:s/>0 <text:s/>0 <text:s/>0 <text:s/>0 <text:s/>0 <text:s/>0 <text:s/>0 <text:s/>0 <text:s/>0</text:span></text:span></text:p>
      <text:p text:style-name="Preformatted_20_Text"><text:span text:style-name="Source_20_Text"><text:s text:c="2"/>std::vector&lt;</text:span><text:span text:style-name="Source_20_Text"><text:span text:style-name="Variable">int</text:span></text:span><text:span text:style-name="Source_20_Text">&gt;::iterator it;</text:span></text:p>
      <text:p text:style-name="Preformatted_20_Text"/>
      <text:p text:style-name="Preformatted_20_Text"><text:span text:style-name="Source_20_Text"><text:s text:c="2"/>std::sort (first,first+5); <text:s text:c="4"/></text:span><text:span text:style-name="Source_20_Text"><text:span text:style-name="Citation">// <text:s/>5 10 15 20 25</text:span></text:span></text:p>
      <text:p text:style-name="Preformatted_20_Text"><text:span text:style-name="Source_20_Text"><text:s text:c="2"/>std::sort (second,second+5); <text:s text:c="2"/></text:span><text:span text:style-name="Source_20_Text"><text:span text:style-name="Citation">// 10 20 30 40 50</text:span></text:span></text:p>
      <text:p text:style-name="Preformatted_20_Text"/>
      <text:p text:style-name="Preformatted_20_Text"><text:soft-page-break/><text:span text:style-name="Source_20_Text"><text:s text:c="2"/>it=std::set_symmetric_difference (first, first+5, second, second+5, v.begin());</text:span></text:p>
      <text:p text:style-name="Preformatted_20_Text"><text:span text:style-name="Source_20_Text"><text:s text:c="47"/></text:span><text:span text:style-name="Source_20_Text"><text:span text:style-name="Citation">// <text:s/>5 15 25 30 40 50 <text:s/>0 <text:s/>0 <text:s/>0 <text:s/>0</text:span></text:span></text:p>
      <text:p text:style-name="Preformatted_20_Text"><text:span text:style-name="Source_20_Text"><text:s text:c="2"/>v.resize(it-v.begin()); <text:s text:c="21"/></text:span><text:span text:style-name="Source_20_Text"><text:span text:style-name="Citation">// <text:s/>5 15 25 30 40 50</text:span></text:span></text:p>
      <text:p text:style-name="Preformatted_20_Text"/>
      <text:p text:style-name="Preformatted_20_Text"><text:span text:style-name="Source_20_Text"><text:s text:c="2"/>std::cout &lt;&lt; </text:span><text:span text:style-name="Source_20_Text"><text:span text:style-name="User_20_Entry">"The symmetric difference has "</text:span></text:span><text:span text:style-name="Source_20_Text"> &lt;&lt; (v.size()) &lt;&lt; </text:span><text:span text:style-name="Source_20_Text"><text:span text:style-name="User_20_Entry">" elements:\n"</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it=v.begin(); it!=v.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109"><text:span text:style-name="Source_20_Text"><text:s text:c="2"/>std::cout &lt;&lt; </text:span><text:span text:style-name="Source_20_Text"><text:span text:style-name="User_20_Entry">'\n'</text:span></text:span><text:span text:style-name="Source_20_Text">;</text:span></text:p>
      <text:p text:style-name="P117"><text:span text:style-name="Source_20_Text"><text:span text:style-name="T56"/></text:span></text:p>
      <text:p text:style-name="P117"><text:span text:style-name="Source_20_Text"><text:span text:style-name="T56"/></text:span></text:p>
      <text:p text:style-name="P118"><text:span text:style-name="Source_20_Text"><text:span text:style-name="T57">Робота з купою</text:span></text:span></text:p>
      <text:p text:style-name="P118"><text:span text:style-name="Source_20_Text"><text:span text:style-name="T57"/></text:span></text:p>
      <text:h text:style-name="P159" text:outline-level="1"><text:span text:style-name="Source_20_Text"><text:span text:style-name="T57">make_heap, push_heap, pop_heap, sort_heap — </text:span></text:span><text:span text:style-name="Source_20_Text"><text:span text:style-name="T73">відповідно створюють структуру даних купа, додають елемент до купи, видаляють ел</text:span></text:span><text:span text:style-name="Source_20_Text"><text:span text:style-name="T74">е</text:span></text:span><text:span text:style-name="Source_20_Text"><text:span text:style-name="T73">мент з купи та сортують її.</text:span></text:span></text:h>
      <text:p text:style-name="P84"><text:span text:style-name="Citation"><text:span text:style-name="T83">// range heap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make_heap, std::pop_heap, std::push_heap, std::sort_heap</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0,20,30,5,15};</text:span></text:p>
      <text:p text:style-name="Preformatted_20_Text"><text:span text:style-name="Source_20_Text"><text:s text:c="2"/>std::vector&lt;</text:span><text:span text:style-name="Source_20_Text"><text:span text:style-name="Variable">int</text:span></text:span><text:span text:style-name="Source_20_Text">&gt; v(myints,myints+5);</text:span></text:p>
      <text:p text:style-name="Preformatted_20_Text"/>
      <text:p text:style-name="Preformatted_20_Text"><text:span text:style-name="Source_20_Text"><text:s text:c="2"/>std::make_heap (v.begin(),v.end());</text:span></text:p>
      <text:p text:style-name="Preformatted_20_Text"><text:span text:style-name="Source_20_Text"><text:s text:c="2"/>std::cout &lt;&lt; </text:span><text:span text:style-name="Source_20_Text"><text:span text:style-name="User_20_Entry">"initial max heap <text:s text:c="2"/>: "</text:span></text:span><text:span text:style-name="Source_20_Text"> &lt;&lt; v.fron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pop_heap (v.begin(),v.end()); v.pop_back();</text:span></text:p>
      <text:p text:style-name="Preformatted_20_Text"><text:span text:style-name="Source_20_Text"><text:s text:c="2"/>std::cout &lt;&lt; </text:span><text:span text:style-name="Source_20_Text"><text:span text:style-name="User_20_Entry">"max heap after pop : "</text:span></text:span><text:span text:style-name="Source_20_Text"> &lt;&lt; v.fron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v.push_back(99); std::push_heap (v.begin(),v.end());</text:span></text:p>
      <text:p text:style-name="Preformatted_20_Text"><text:span text:style-name="Source_20_Text"><text:s text:c="2"/>std::cout &lt;&lt; </text:span><text:span text:style-name="Source_20_Text"><text:span text:style-name="User_20_Entry">"max heap after push: "</text:span></text:span><text:span text:style-name="Source_20_Text"> &lt;&lt; v.fron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sort_heap (v.begin(),v.end());</text:span></text:p>
      <text:p text:style-name="Preformatted_20_Text"/>
      <text:p text:style-name="Preformatted_20_Text"><text:span text:style-name="Source_20_Text"><text:s text:c="2"/>std::cout &lt;&lt; </text:span><text:span text:style-name="Source_20_Text"><text:span text:style-name="User_20_Entry">"final sorted range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unsigned</text:span></text:span><text:span text:style-name="Source_20_Text"> i=0; i&lt;v.size(); i++)</text:span></text:p>
      <text:p text:style-name="Preformatted_20_Text"><text:span text:style-name="Source_20_Text"><text:s text:c="4"/>std::cout &lt;&lt; </text:span><text:span text:style-name="Source_20_Text"><text:span text:style-name="User_20_Entry">' '</text:span></text:span><text:span text:style-name="Source_20_Text"> &lt;&lt; v[i];</text:span></text:p>
      <text:p text:style-name="Preformatted_20_Text"/>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86"><text:span text:style-name="Source_20_Text"><text:span text:style-name="T58">З Сі++11 додали також функції </text:span></text:span><text:span text:style-name="Source_20_Text"><text:span text:style-name="T31">is_heap</text:span></text:span><text:span text:style-name="Source_20_Text"><text:span text:style-name="T58">(), is_heap_until</text:span></text:span></text:p>
      <text:p text:style-name="P86"><text:span text:style-name="Citation"><text:span text:style-name="T89">// is_heap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is_heap, std::make_heap, std::pop_heap</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foo {9,5,2,6,4,1,3,8,7};</text:span></text:p>
      <text:p text:style-name="Preformatted_20_Text"><text:soft-page-break/></text:p>
      <text:p text:style-name="Preformatted_20_Text"><text:span text:style-name="Source_20_Text"><text:s text:c="2"/></text:span><text:span text:style-name="Source_20_Text"><text:span text:style-name="Variable">if</text:span></text:span><text:span text:style-name="Source_20_Text"> (!std::is_heap(foo.begin(),foo.end()))</text:span></text:p>
      <text:p text:style-name="Preformatted_20_Text"><text:span text:style-name="Source_20_Text"><text:s text:c="4"/>std::make_heap(foo.begin(),foo.end());</text:span></text:p>
      <text:p text:style-name="Preformatted_20_Text"/>
      <text:p text:style-name="Preformatted_20_Text"><text:span text:style-name="Source_20_Text"><text:s text:c="2"/>std::cout &lt;&lt; </text:span><text:span text:style-name="Source_20_Text"><text:span text:style-name="User_20_Entry">"Popping out elements:"</text:span></text:span><text:span text:style-name="Source_20_Text">;</text:span></text:p>
      <text:p text:style-name="Preformatted_20_Text"><text:span text:style-name="Source_20_Text"><text:s text:c="2"/></text:span><text:span text:style-name="Source_20_Text"><text:span text:style-name="Variable">while</text:span></text:span><text:span text:style-name="Source_20_Text"> (!foo.empty()) {</text:span></text:p>
      <text:p text:style-name="Preformatted_20_Text"><text:span text:style-name="Source_20_Text"><text:s text:c="4"/>std::pop_heap(foo.begin(),foo.end()); <text:s text:c="2"/></text:span><text:span text:style-name="Source_20_Text"><text:span text:style-name="Citation">// moves largest element to back</text:span></text:span></text:p>
      <text:p text:style-name="Preformatted_20_Text"><text:span text:style-name="Source_20_Text"><text:s text:c="4"/>std::cout &lt;&lt; </text:span><text:span text:style-name="Source_20_Text"><text:span text:style-name="User_20_Entry">' '</text:span></text:span><text:span text:style-name="Source_20_Text"> &lt;&lt; foo.back(); <text:s text:c="8"/></text:span><text:span text:style-name="Source_20_Text"><text:span text:style-name="Citation">// prints back</text:span></text:span></text:p>
      <text:p text:style-name="Preformatted_20_Text"><text:span text:style-name="Source_20_Text"><text:s text:c="4"/>foo.pop_back(); <text:s text:c="24"/></text:span><text:span text:style-name="Source_20_Text"><text:span text:style-name="Citation">// pops element out of container</text:span></text:span></text:p>
      <text:p text:style-name="Preformatted_20_Text"><text:span text:style-name="Source_20_Text"><text:s text:c="2"/>}</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86"><text:span text:style-name="Source_20_Text"><text:span text:style-name="T58"/></text:span></text:p>
      <text:p text:style-name="P87"><text:span text:style-name="Source_20_Text"><text:span text:style-name="T59">Мінімум/Макксимум</text:span></text:span></text:p>
      <text:p text:style-name="P82"><text:span text:style-name="Source_20_Text"><text:span text:style-name="T31"/></text:span></text:p>
      <text:h text:style-name="P169" text:outline-level="1">min, <text:span text:style-name="T99">max — повертають відповідно значення мінімально та максимального елементу послідовності</text:span></text:h>
      <text:p text:style-name="P18"/>
      <text:h text:style-name="P170" text:outline-level="1"><text:span text:style-name="T99">min_element, </text:span>m<text:span text:style-name="T99">ax</text:span>_element <text:s/>- <text:span text:style-name="T99">повертають відповідно однонаправлений ітератор на мінімальний та максимальний елементи послідовності</text:span></text:h>
      <text:p text:style-name="P19"/>
      <text:p text:style-name="P20">З Сі++<text:span text:style-name="T117">1</text:span>1 додали також методи</text:p>
      <text:h text:style-name="P170" text:outline-level="1">Minmax, minmax_element — <text:span text:style-name="T99">які повертають відповідно одночасно значення мінімального та максимального елементів або однонаправлений ітератор на них у вигляді пари.</text:span></text:h>
      <text:p text:style-name="P19"/>
      <text:p text:style-name="P19"/>
      <text:p text:style-name="P53">Інші</text:p>
      <text:p text:style-name="P53"/>
      <text:h text:style-name="P171" text:outline-level="1">lexicographical_compare</text:h>
      <text:p text:style-name="P54"/>
      <text:p text:style-name="P99">Lexicographical less-than comparison</text:p>
      <text:p text:style-name="Standard"><text:span text:style-name="Source_20_Text">true</text:span> if the range <text:span text:style-name="Source_20_Text">[first1,last1)</text:span> compares <text:span text:style-name="T1">lexicographically less</text:span> than the range <text:span text:style-name="Source_20_Text">[first2,last2)</text:span>.<text:line-break/><text:line-break/>A <text:span text:style-name="T1">lexicographical comparison</text:span> is the kind of comparison generally used to sort words alphabetically in dictionaries; It involves comparing sequentially the elements that have the same position in both ranges against each other until one element is not equivalent to the other. The result of comparing these first non-matching elements is the result of the lexicographical comparison.<text:line-break/><text:line-break/>If both sequences compare equal until one of them ends, the shorter sequence is <text:span text:style-name="T1">lexicographically </text:span><text:soft-page-break/><text:span text:style-name="T1">less</text:span> than the longer one.<text:line-break/><text:line-break/>The elements are compared using <text:span text:style-name="Source_20_Text">operator&lt;</text:span> for the first version, and <text:span text:style-name="Variable">comp</text:span> for the second. Two elements, <text:span text:style-name="Example">a</text:span> and <text:span text:style-name="Example">b</text:span> are considered equivalent if <text:span text:style-name="Source_20_Text">(!(a&lt;b) &amp;&amp; !(b&lt;a))</text:span> or if <text:span text:style-name="Source_20_Text">(!comp(a,b) &amp;&amp; !comp(b,a))</text:span></text:p>
      <text:p text:style-name="Standard"><text:span text:style-name="Source_20_Text"/></text:p>
      <text:p text:style-name="Preformatted_20_Text"><text:span text:style-name="Citation">// lexicographical_compare example</text:span></text:p>
      <text:p text:style-name="Preformatted_20_Text"><text:span text:style-name="Source_20_Text"><text:span text:style-name="Definition">#include &lt;iostream&gt; <text:s text:c="4"/></text:span></text:span><text:span text:style-name="Source_20_Text"><text:span text:style-name="Citation">// std::cout, std::boolalpha</text:span></text:span></text:p>
      <text:p text:style-name="Preformatted_20_Text"><text:span text:style-name="Source_20_Text"><text:span text:style-name="Definition">#include &lt;algorithm&gt; <text:s text:c="3"/></text:span></text:span><text:span text:style-name="Source_20_Text"><text:span text:style-name="Citation">// std::lexicographical_compare</text:span></text:span></text:p>
      <text:p text:style-name="Preformatted_20_Text"><text:span text:style-name="Source_20_Text"><text:span text:style-name="Definition">#include &lt;cctype&gt; <text:s text:c="6"/></text:span></text:span><text:span text:style-name="Source_20_Text"><text:span text:style-name="Citation">// std::tolower</text:span></text:span></text:p>
      <text:p text:style-name="Preformatted_20_Text"/>
      <text:p text:style-name="Preformatted_20_Text"><text:span text:style-name="Citation">// a case-insensitive comparison function:</text:span></text:p>
      <text:p text:style-name="Preformatted_20_Text"><text:span text:style-name="Source_20_Text"><text:span text:style-name="Variable">bool</text:span></text:span><text:span text:style-name="Source_20_Text"> mycomp (</text:span><text:span text:style-name="Source_20_Text"><text:span text:style-name="Variable">char</text:span></text:span><text:span text:style-name="Source_20_Text"> c1, </text:span><text:span text:style-name="Source_20_Text"><text:span text:style-name="Variable">char</text:span></text:span><text:span text:style-name="Source_20_Text"> c2)</text:span></text:p>
      <text:p text:style-name="Preformatted_20_Text"><text:span text:style-name="Source_20_Text">{ </text:span><text:span text:style-name="Source_20_Text"><text:span text:style-name="Variable">return</text:span></text:span><text:span text:style-name="Source_20_Text"> std::tolower(c1)&lt;std::tolower(c2);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char</text:span></text:span><text:span text:style-name="Source_20_Text"> foo[]=</text:span><text:span text:style-name="Source_20_Text"><text:span text:style-name="User_20_Entry">"Apple"</text:span></text:span><text:span text:style-name="Source_20_Text">;</text:span></text:p>
      <text:p text:style-name="Preformatted_20_Text"><text:span text:style-name="Source_20_Text"><text:s text:c="2"/></text:span><text:span text:style-name="Source_20_Text"><text:span text:style-name="Variable">char</text:span></text:span><text:span text:style-name="Source_20_Text"> bar[]=</text:span><text:span text:style-name="Source_20_Text"><text:span text:style-name="User_20_Entry">"apartment"</text:span></text:span><text:span text:style-name="Source_20_Text">;</text:span></text:p>
      <text:p text:style-name="Preformatted_20_Text"/>
      <text:p text:style-name="Preformatted_20_Text"><text:span text:style-name="Source_20_Text"><text:s text:c="2"/>std::cout &lt;&lt; std::boolalpha;</text:span></text:p>
      <text:p text:style-name="Preformatted_20_Text"/>
      <text:p text:style-name="Preformatted_20_Text"><text:span text:style-name="Source_20_Text"><text:s text:c="2"/>std::cout &lt;&lt; </text:span><text:span text:style-name="Source_20_Text"><text:span text:style-name="User_20_Entry">"Comparing foo and bar lexicographically (foo&lt;bar):\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default comparison (operator&lt;): "</text:span></text:span><text:span text:style-name="Source_20_Text">;</text:span></text:p>
      <text:p text:style-name="Preformatted_20_Text"><text:span text:style-name="Source_20_Text"><text:s text:c="2"/>std::cout &lt;&lt; std::lexicographical_compare(foo,foo+5,bar,bar+9);</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mycomp as comparison object: "</text:span></text:span><text:span text:style-name="Source_20_Text">;</text:span></text:p>
      <text:p text:style-name="Preformatted_20_Text"><text:span text:style-name="Source_20_Text"><text:s text:c="2"/>std::cout &lt;&lt; std::lexicographical_compare(foo,foo+5,bar,bar+9,mycomp);</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P160" text:outline-level="1"><text:span text:style-name="Source_20_Text">next_permutation, prev_permutation</text:span></text:h>
      <text:h text:style-name="P160" text:outline-level="1"><text:span text:style-name="Source_20_Text"><text:span text:style-name="T100"><text:s/></text:span></text:span></text:h>
      <text:p text:style-name="Standard">Transform range to next permutation</text:p>
      <text:p text:style-name="Standard"><text:span text:style-name="Source_20_Text">[first,last) into the next </text:span><text:a xlink:type="simple" xlink:href="http://cplusplus.com/lexicographical_compare" text:style-name="Internet_20_link" text:visited-style-name="Visited_20_Internet_20_Link"><text:span text:style-name="Source_20_Text"><text:span text:style-name="T1">lexicographically</text:span></text:span></text:a><text:span text:style-name="Source_20_Text"><text:span text:style-name="T1"> greater</text:span></text:span><text:span text:style-name="Source_20_Text"> permutation.<text:line-break/><text:line-break/>A </text:span><text:span text:style-name="Source_20_Text"><text:span text:style-name="Definition">permutation</text:span></text:span><text:span text:style-name="Source_20_Text"> is each one of the N! possible arrangements the elements can take (where </text:span><text:span text:style-name="Source_20_Text"><text:span text:style-name="Variable">N</text:span></text:span><text:span text:style-name="Source_20_Text"> is the number of elements in the range). Different permutations can be ordered according to how they compare </text:span><text:a xlink:type="simple" xlink:href="http://cplusplus.com/lexicographical_compare" text:style-name="Internet_20_link" text:visited-style-name="Visited_20_Internet_20_Link"><text:span text:style-name="Source_20_Text"><text:span text:style-name="T1">lexicographicaly</text:span></text:span></text:a><text:span text:style-name="Source_20_Text"> to each other; The first such-sorted possible permutation (the one that would compare </text:span><text:span text:style-name="Source_20_Text"><text:span text:style-name="T1">lexicographically smaller</text:span></text:span><text:span text:style-name="Source_20_Text"> to all other permutations) is the one which has all its elements sorted in ascending order, and the largest has all its elements sorted in descending order.<text:line-break/><text:line-break/>The comparisons of individual elements are performed using either operator&lt; for the first version, or </text:span><text:span text:style-name="Source_20_Text"><text:span text:style-name="Variable">comp</text:span></text:span><text:span text:style-name="Source_20_Text"> for the second.<text:line-break/><text:line-break/></text:span><text:soft-page-break/><text:span text:style-name="Source_20_Text">If the function can determine the next higher permutation, it rearranges the elements as such and returns true. If that was not possible (because it is already at the largest possible permutation), it rearranges the elements according to the first permutation (sorted in ascending order) and returns false.</text:span></text:p>
      <text:p text:style-name="P53"/>
      <text:p text:style-name="P52"/>
      <text:p text:style-name="P88"><text:span text:style-name="Source_20_Text"><text:span text:style-name="Citation">// next_permutation ex</text:span></text:span><text:span text:style-name="Citation">prev_permutation</text:span></text:p>
      <text:p text:style-name="P88"><text:span text:style-name="Citation">ample</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next_permutation, std::sort</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2,3};</text:span></text:p>
      <text:p text:style-name="Preformatted_20_Text"/>
      <text:p text:style-name="Preformatted_20_Text"><text:span text:style-name="Source_20_Text"><text:s text:c="2"/>std::sort (myints,myints+3);</text:span></text:p>
      <text:p text:style-name="Preformatted_20_Text"/>
      <text:p text:style-name="Preformatted_20_Text"><text:span text:style-name="Source_20_Text"><text:s text:c="2"/>std::cout &lt;&lt; </text:span><text:span text:style-name="Source_20_Text"><text:span text:style-name="User_20_Entry">"The 3! possible permutations with 3 elements:\n"</text:span></text:span><text:span text:style-name="Source_20_Text">;</text:span></text:p>
      <text:p text:style-name="Preformatted_20_Text"><text:span text:style-name="Source_20_Text"><text:s text:c="2"/></text:span><text:span text:style-name="Source_20_Text"><text:span text:style-name="Variable">do</text:span></text:span><text:span text:style-name="Source_20_Text"> {</text:span></text:p>
      <text:p text:style-name="Preformatted_20_Text"><text:span text:style-name="Source_20_Text"><text:s text:c="4"/>std::cou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s text:c="2"/>} </text:span><text:span text:style-name="Source_20_Text"><text:span text:style-name="Variable">while</text:span></text:span><text:span text:style-name="Source_20_Text"> ( std::next_permutation(myints,myints+3) );</text:span></text:p>
      <text:p text:style-name="Preformatted_20_Text"/>
      <text:p text:style-name="Preformatted_20_Text"><text:span text:style-name="Source_20_Text"><text:s text:c="2"/>std::cout &lt;&lt; </text:span><text:span text:style-name="Source_20_Text"><text:span text:style-name="User_20_Entry">"After loop: "</text:span></text:span><text:span text:style-name="Source_20_Tex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p>
      <text:p text:style-name="Preformatted_20_Text"><text:span text:style-name="Source_20_Text"><text:span text:style-name="Variable">int</text:span></text:span><text:span text:style-name="Source_20_Text"> myints[] = {1,2,3};</text:span></text:p>
      <text:p text:style-name="Preformatted_20_Text"/>
      <text:p text:style-name="Preformatted_20_Text"><text:span text:style-name="Source_20_Text"><text:s text:c="2"/>std::sort (myints,myints+3);</text:span></text:p>
      <text:p text:style-name="Preformatted_20_Text"><text:span text:style-name="Source_20_Text"><text:s text:c="2"/>std::reverse (myints,myints+3);</text:span></text:p>
      <text:p text:style-name="Preformatted_20_Text"/>
      <text:p text:style-name="Preformatted_20_Text"><text:span text:style-name="Source_20_Text"><text:s text:c="2"/>std::cout &lt;&lt; </text:span><text:span text:style-name="Source_20_Text"><text:span text:style-name="User_20_Entry">"The 3! possible permutations with 3 elements:\n"</text:span></text:span><text:span text:style-name="Source_20_Text">;</text:span></text:p>
      <text:p text:style-name="Preformatted_20_Text"><text:span text:style-name="Source_20_Text"><text:s text:c="2"/></text:span><text:span text:style-name="Source_20_Text"><text:span text:style-name="Variable">do</text:span></text:span><text:span text:style-name="Source_20_Text"> {</text:span></text:p>
      <text:p text:style-name="Preformatted_20_Text"><text:span text:style-name="Source_20_Text"><text:s text:c="4"/>std::cou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s text:c="2"/>} </text:span><text:span text:style-name="Source_20_Text"><text:span text:style-name="Variable">while</text:span></text:span><text:span text:style-name="Source_20_Text"> ( std::prev_permutation(myints,myints+3) );</text:span></text:p>
      <text:p text:style-name="Preformatted_20_Text"/>
      <text:p text:style-name="P109"><text:span text:style-name="Source_20_Text"><text:s text:c="2"/>std::cout &lt;&lt; </text:span><text:span text:style-name="Source_20_Text"><text:span text:style-name="User_20_Entry">"After loop: "</text:span></text:span><text:span text:style-name="Source_20_Tex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61"/>
      <text:p text:style-name="P61"><text:span text:style-name="T110">Алгоритми бібліотеки </text:span>numeric</text:p>
      <text:p text:style-name="P52"/>
      <text:p text:style-name="P64">В бібліотеку <text:span text:style-name="T111">numeric </text:span>входять наступні функції</text:p>
      <text:p text:style-name="P90"><text:span text:style-name="Citation">accumulate</text:span></text:p>
      <text:p text:style-name="P52"/>
      <text:p text:style-name="P64">Функція <text:span text:style-name="Source_20_Text">accumulate(pos1,pos2,init) або accumulate(pos1,pos2,init, fun)</text:span><text:span text:style-name="Citation"> виконує послідовне сумування елемнтів послідовності або послідовне виконання заданої функції </text:span><text:span text:style-name="Source_20_Text">fun</text:span><text:span text:style-name="Citation"> від першого до останнього починаючи з деякого значення <text:s/></text:span><text:span text:style-name="Source_20_Text">init</text:span></text:p>
      <text:p text:style-name="P52"/>
      <text:p text:style-name="P87"><text:span text:style-name="Citation">// accumulate example</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inus</text:span></text:span></text:p>
      <text:p text:style-name="Preformatted_20_Text"><text:span text:style-name="Source_20_Text"><text:span text:style-name="Definition">#include &lt;numeric&gt; <text:s text:c="5"/></text:span></text:span><text:span text:style-name="Source_20_Text"><text:span text:style-name="Citation">// std::accumulate</text:span></text:span></text:p>
      <text:p text:style-name="Preformatted_20_Text"><text:soft-page-break/></text:p>
      <text:p text:style-name="Preformatted_20_Text"><text:span text:style-name="Source_20_Text"><text:span text:style-name="Variable">int</text:span></text:span><text:span text:style-name="Source_20_Text"> myfunction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2*y;}</text:span></text:p>
      <text:p text:style-name="Preformatted_20_Text"><text:span text:style-name="Source_20_Text"><text:span text:style-name="Variable">struct</text:span></text:span><text:span text:style-name="Source_20_Text"> myclass {</text:span></text:p>
      <text:p text:style-name="Preformatted_20_Text"><text:span text:style-name="Source_20_Text"><text:s text:c="8"/></text:span><text:span text:style-name="Source_20_Text"><text:span text:style-name="Variable">int</text:span></text:span><text:span text:style-name="Source_20_Text"> </text:span><text:span text:style-name="Source_20_Text"><text:span text:style-name="Variable">operator</text:span></text:span><text:span text:style-name="Source_20_Text">()(</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3*y;}</text:span></text:p>
      <text:p text:style-name="Preformatted_20_Text"><text:span text:style-name="Source_20_Text">} myobjec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init = 100;</text:span></text:p>
      <text:p text:style-name="Preformatted_20_Text"><text:span text:style-name="Source_20_Text"><text:s text:c="2"/></text:span><text:span text:style-name="Source_20_Text"><text:span text:style-name="Variable">int</text:span></text:span><text:span text:style-name="Source_20_Text"> numbers[] = {10,20,30};</text:span></text:p>
      <text:p text:style-name="Preformatted_20_Text"/>
      <text:p text:style-name="Preformatted_20_Text"><text:span text:style-name="Source_20_Text"><text:s text:c="2"/>std::cout &lt;&lt; </text:span><text:span text:style-name="Source_20_Text"><text:span text:style-name="User_20_Entry">"using default accumulate: "</text:span></text:span><text:span text:style-name="Source_20_Text">;</text:span></text:p>
      <text:p text:style-name="Preformatted_20_Text"><text:span text:style-name="Source_20_Text"><text:s text:c="2"/>std::cout &lt;&lt; std::accumulate(numbers,numbers+3,in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functional's minus: "</text:span></text:span><text:span text:style-name="Source_20_Text">;</text:span></text:p>
      <text:p text:style-name="Preformatted_20_Text"><text:span text:style-name="Source_20_Text"><text:s text:c="2"/>std::cout &lt;&lt; std::accumulate (numbers, numbers+3, init, std::minu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custom function: "</text:span></text:span><text:span text:style-name="Source_20_Text">;</text:span></text:p>
      <text:p text:style-name="Preformatted_20_Text"><text:span text:style-name="Source_20_Text"><text:s text:c="2"/>std::cout &lt;&lt; std::accumulate (numbers, numbers+3, init, myfunction);</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custom object: "</text:span></text:span><text:span text:style-name="Source_20_Text">;</text:span></text:p>
      <text:p text:style-name="Preformatted_20_Text"><text:span text:style-name="Source_20_Text"><text:s text:c="2"/>std::cout &lt;&lt; std::accumulate (numbers, numbers+3, init, myobjec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109"><text:span text:style-name="Source_20_Text"/></text:p>
      <text:h text:style-name="P174" text:outline-level="1"><text:span text:style-name="Source_20_Text">adjacent_difference</text:span></text:h>
      <text:p text:style-name="P52"><text:span text:style-name="T112">Якщо</text:span> <text:span text:style-name="Variable">x</text:span> — <text:span text:style-name="T112">це елемент</text:span> <text:span text:style-name="Source_20_Text">[first,last)</text:span> <text:span text:style-name="T112">та</text:span> <text:span text:style-name="Variable">y</text:span> — <text:span text:style-name="T112">елемент в</text:span> <text:span text:style-name="Source_20_Text">result</text:span>, <text:span text:style-name="T112">то</text:span> <text:span text:style-name="T112">рецзультат цієї функції буде наступний:</text:span><text:line-break/><text:span text:style-name="Source_20_Text">y</text:span><text:span text:style-name="Source_20_Text"><text:span text:style-name="T105">0</text:span></text:span><text:span text:style-name="Source_20_Text"> = x</text:span><text:span text:style-name="Source_20_Text"><text:span text:style-name="T105">0</text:span></text:span><text:span text:style-name="Source_20_Text"> <text:line-break/>y</text:span><text:span text:style-name="Source_20_Text"><text:span text:style-name="T105">1</text:span></text:span><text:span text:style-name="Source_20_Text"> = x</text:span><text:span text:style-name="Source_20_Text"><text:span text:style-name="T105">1</text:span></text:span><text:span text:style-name="Source_20_Text"> - x</text:span><text:span text:style-name="Source_20_Text"><text:span text:style-name="T105">0</text:span></text:span><text:span text:style-name="Source_20_Text"> <text:line-break/>y</text:span><text:span text:style-name="Source_20_Text"><text:span text:style-name="T105">2</text:span></text:span><text:span text:style-name="Source_20_Text"> = x</text:span><text:span text:style-name="Source_20_Text"><text:span text:style-name="T105">2</text:span></text:span><text:span text:style-name="Source_20_Text"> - x</text:span><text:span text:style-name="Source_20_Text"><text:span text:style-name="T105">1</text:span></text:span><text:span text:style-name="Source_20_Text"> <text:line-break/>y</text:span><text:span text:style-name="Source_20_Text"><text:span text:style-name="T105">3</text:span></text:span><text:span text:style-name="Source_20_Text"> = x</text:span><text:span text:style-name="Source_20_Text"><text:span text:style-name="T105">3</text:span></text:span><text:span text:style-name="Source_20_Text"> - x</text:span><text:span text:style-name="Source_20_Text"><text:span text:style-name="T105">2</text:span></text:span><text:span text:style-name="Source_20_Text"> <text:line-break/>y</text:span><text:span text:style-name="Source_20_Text"><text:span text:style-name="T105">4</text:span></text:span><text:span text:style-name="Source_20_Text"> = x</text:span><text:span text:style-name="Source_20_Text"><text:span text:style-name="T105">4</text:span></text:span><text:span text:style-name="Source_20_Text"> - x</text:span><text:span text:style-name="Source_20_Text"><text:span text:style-name="T105">3</text:span></text:span><text:span text:style-name="Source_20_Text"> </text:span></text:p>
      <text:p text:style-name="P51"/>
      <text:p text:style-name="P80"/>
      <text:p text:style-name="P80"><text:span text:style-name="Citation"><text:span text:style-name="T81">// adjacent_difference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ultiplies</text:span></text:span></text:p>
      <text:p text:style-name="Preformatted_20_Text"><text:span text:style-name="Source_20_Text"><text:span text:style-name="Definition">#include &lt;numeric&gt; <text:s text:c="5"/></text:span></text:span><text:span text:style-name="Source_20_Text"><text:span text:style-name="Citation">// std::adjacent_difference</text:span></text:span></text:p>
      <text:p text:style-name="Preformatted_20_Text"/>
      <text:p text:style-name="Preformatted_20_Text"><text:span text:style-name="Source_20_Text"><text:span text:style-name="Variable">int</text:span></text:span><text:span text:style-name="Source_20_Text"> myop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val[] = {1,2,3,5,9,11,12};</text:span></text:p>
      <text:p text:style-name="Preformatted_20_Text"><text:span text:style-name="Source_20_Text"><text:s text:c="2"/></text:span><text:span text:style-name="Source_20_Text"><text:span text:style-name="Variable">int</text:span></text:span><text:span text:style-name="Source_20_Text"> result[7];</text:span></text:p>
      <text:p text:style-name="Preformatted_20_Text"/>
      <text:p text:style-name="Preformatted_20_Text"><text:span text:style-name="Source_20_Text"><text:s text:c="2"/>std::adjacent_difference (val, val+7, result);</text:span></text:p>
      <text:p text:style-name="Preformatted_20_Text"><text:span text:style-name="Source_20_Text"><text:s text:c="2"/>std::cout &lt;&lt; </text:span><text:span text:style-name="Source_20_Text"><text:span text:style-name="User_20_Entry">"using default adjacent_difference: "</text:span></text:span><text:span text:style-name="Source_20_Text">;</text:span></text:p>
      <text:p text:style-name="Preformatted_20_Text"><text:soft-page-break/><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7;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adjacent_difference (val, val+7, result, std::multiplie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using functional operation multiplies: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7;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adjacent_difference (val, val+7, result, myop);</text:span></text:p>
      <text:p text:style-name="Preformatted_20_Text"><text:span text:style-name="Source_20_Text"><text:s text:c="2"/>std::cout &lt;&lt; </text:span><text:span text:style-name="Source_20_Text"><text:span text:style-name="User_20_Entry">"using custom function: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7;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P172" text:outline-level="1"><text:span text:style-name="Source_20_Text"><text:span text:style-name="T31">inner_product</text:span></text:span></text:h>
      <text:p text:style-name="P50"><text:span text:style-name="Source_20_Text"><text:span text:style-name="T31"/></text:span></text:p>
      <text:p text:style-name="P65"><text:span text:style-name="Source_20_Text"><text:span text:style-name="T75">Функція рахує комулятивний скалярний добуток інтервалу</text:span></text:span></text:p>
      <text:p text:style-name="Standard"><text:span text:style-name="Source_20_Text"><text:span text:style-name="Variable"><text:span text:style-name="T31">init</text:span></text:span></text:span><text:span text:style-name="Source_20_Text"><text:span text:style-name="T31"> </text:span></text:span><text:span text:style-name="Source_20_Text"><text:span text:style-name="T75">де добуток рахується як пара на якй вказують числа з</text:span></text:span><text:span text:style-name="Source_20_Text"><text:span text:style-name="T31"> </text:span></text:span><text:span text:style-name="Source_20_Text"><text:span text:style-name="Variable"><text:span text:style-name="T31">first1</text:span></text:span></text:span><text:span text:style-name="Source_20_Text"><text:span text:style-name="T31"> </text:span></text:span><text:span text:style-name="Source_20_Text"><text:span text:style-name="T75">та</text:span></text:span><text:span text:style-name="Source_20_Text"><text:span text:style-name="T31"> </text:span></text:span><text:span text:style-name="Source_20_Text"><text:span text:style-name="Variable"><text:span text:style-name="T31">first2</text:span></text:span></text:span><text:span text:style-name="Source_20_Text"><text:span text:style-name="T31">. </text:span></text:span><text:span text:style-name="Source_20_Text"><text:span text:style-name="T75">Дві операції за замовченням </text:span></text:span><text:span text:style-name="Source_20_Text"><text:span text:style-name="T31">(</text:span></text:span><text:span text:style-name="Source_20_Text"><text:span text:style-name="T75">додавання для результатів та множення дляпар</text:span></text:span><text:span text:style-name="Source_20_Text"><text:span text:style-name="T31">) </text:span></text:span><text:span text:style-name="Source_20_Text"><text:span text:style-name="T75">можуть бути перевантажені бінарними функціями</text:span></text:span><text:span text:style-name="Source_20_Text"><text:span text:style-name="T31"> </text:span></text:span><text:span text:style-name="Source_20_Text"><text:span text:style-name="Variable"><text:span text:style-name="T31">binary_op1</text:span></text:span></text:span><text:span text:style-name="Source_20_Text"><text:span text:style-name="T31"> </text:span></text:span><text:span text:style-name="Source_20_Text"><text:span text:style-name="T75">та</text:span></text:span><text:span text:style-name="Source_20_Text"><text:span text:style-name="T31"> </text:span></text:span><text:span text:style-name="Source_20_Text"><text:span text:style-name="Variable"><text:span text:style-name="T31">binary_op2</text:span></text:span></text:span><text:span text:style-name="Source_20_Text"><text:span text:style-name="T31">.</text:span></text:span></text:p>
      <text:p text:style-name="P67"><text:span text:style-name="Source_20_Text"><text:span text:style-name="T31"/></text:span></text:p>
      <text:p text:style-name="P45"><text:span text:style-name="Source_20_Text"><text:span text:style-name="T44"/></text:span></text:p>
      <text:p text:style-name="P78"><text:span text:style-name="Citation"><text:span text:style-name="T90">// inner_produc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inus, std::divides</text:span></text:span></text:p>
      <text:p text:style-name="Preformatted_20_Text"><text:span text:style-name="Source_20_Text"><text:span text:style-name="Definition">#include &lt;numeric&gt; <text:s text:c="5"/></text:span></text:span><text:span text:style-name="Source_20_Text"><text:span text:style-name="Citation">// std::inner_product</text:span></text:span></text:p>
      <text:p text:style-name="Preformatted_20_Text"/>
      <text:p text:style-name="Preformatted_20_Text"><text:span text:style-name="Source_20_Text"><text:span text:style-name="Variable">int</text:span></text:span><text:span text:style-name="Source_20_Text"> myaccumulator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text:span></text:p>
      <text:p text:style-name="Preformatted_20_Text"><text:span text:style-name="Source_20_Text"><text:span text:style-name="Variable">int</text:span></text:span><text:span text:style-name="Source_20_Text"> myproduct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init = 100;</text:span></text:p>
      <text:p text:style-name="Preformatted_20_Text"><text:span text:style-name="Source_20_Text"><text:s text:c="2"/></text:span><text:span text:style-name="Source_20_Text"><text:span text:style-name="Variable">int</text:span></text:span><text:span text:style-name="Source_20_Text"> series1[] = {10,20,30};</text:span></text:p>
      <text:p text:style-name="Preformatted_20_Text"><text:span text:style-name="Source_20_Text"><text:s text:c="2"/></text:span><text:span text:style-name="Source_20_Text"><text:span text:style-name="Variable">int</text:span></text:span><text:span text:style-name="Source_20_Text"> series2[] = {1,2,3};</text:span></text:p>
      <text:p text:style-name="Preformatted_20_Text"/>
      <text:p text:style-name="Preformatted_20_Text"><text:span text:style-name="Source_20_Text"><text:s text:c="2"/>std::cout &lt;&lt; </text:span><text:span text:style-name="Source_20_Text"><text:span text:style-name="User_20_Entry">"using default inner_product: "</text:span></text:span><text:span text:style-name="Source_20_Text">;</text:span></text:p>
      <text:p text:style-name="Preformatted_20_Text"><text:span text:style-name="Source_20_Text"><text:s text:c="2"/>std::cout &lt;&lt; std::inner_product(series1,series1+3,series2,in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functional operations: "</text:span></text:span><text:span text:style-name="Source_20_Text">;</text:span></text:p>
      <text:p text:style-name="Preformatted_20_Text"><text:span text:style-name="Source_20_Text"><text:s text:c="2"/>std::cout &lt;&lt; std::inner_product(series1,series1+3,series2,init,</text:span></text:p>
      <text:p text:style-name="Preformatted_20_Text"><text:span text:style-name="Source_20_Text"><text:s text:c="34"/>std::minus&lt;</text:span><text:span text:style-name="Source_20_Text"><text:span text:style-name="Variable">int</text:span></text:span><text:span text:style-name="Source_20_Text">&gt;(),std::divide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custom functions: "</text:span></text:span><text:span text:style-name="Source_20_Text">;</text:span></text:p>
      <text:p text:style-name="Preformatted_20_Text"><text:span text:style-name="Source_20_Text"><text:s text:c="2"/>std::cout &lt;&lt; std::inner_product(series1,series1+3,series2,init,</text:span></text:p>
      <text:p text:style-name="Preformatted_20_Text"><text:span text:style-name="Source_20_Text"><text:s text:c="34"/>myaccumulator,myproduc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h text:style-name="P173" text:outline-level="1"><text:soft-page-break/><text:span text:style-name="Source_20_Text"><text:span text:style-name="T43">partial_sum</text:span></text:span></text:h>
      <text:p text:style-name="Standard"><text:span text:style-name="Source_20_Text"><text:span text:style-name="T43"/></text:span></text:p>
      <text:p text:style-name="Standard"><text:span text:style-name="Source_20_Text"><text:span text:style-name="T76">Якщо </text:span></text:span><text:span text:style-name="Source_20_Text"><text:span text:style-name="Variable"><text:span text:style-name="T43">x</text:span></text:span></text:span><text:span text:style-name="Source_20_Text"><text:span text:style-name="T43"> </text:span></text:span><text:span text:style-name="Source_20_Text"><text:span text:style-name="T76">предстваляє елемент в</text:span></text:span><text:span text:style-name="Source_20_Text"><text:span text:style-name="T43"> </text:span></text:span><text:span text:style-name="Source_20_Text"><text:span text:style-name="T90">[first,last)</text:span></text:span><text:span text:style-name="Source_20_Text"><text:span text:style-name="T43"> </text:span></text:span><text:span text:style-name="Source_20_Text"><text:span text:style-name="T76">та</text:span></text:span><text:span text:style-name="Source_20_Text"><text:span text:style-name="T43"> </text:span></text:span><text:span text:style-name="Source_20_Text"><text:span text:style-name="Variable"><text:span text:style-name="T43">y</text:span></text:span></text:span><text:span text:style-name="Source_20_Text"><text:span text:style-name="T43"> </text:span></text:span><text:span text:style-name="Source_20_Text"><text:span text:style-name="T76">представляє елемент в </text:span></text:span><text:span text:style-name="Source_20_Text"><text:span text:style-name="T43"><text:s/></text:span></text:span><text:span text:style-name="Source_20_Text"><text:span text:style-name="Variable"><text:span text:style-name="T43">result</text:span></text:span></text:span><text:span text:style-name="Source_20_Text"><text:span text:style-name="T43">, </text:span></text:span><text:span text:style-name="Source_20_Text"><text:span text:style-name="T76">то результат функції може бути представлений:</text:span></text:span><text:span text:style-name="Source_20_Text"><text:span text:style-name="T43"><text:line-break/></text:span></text:span><text:span text:style-name="Source_20_Text"><text:span text:style-name="T90">y</text:span></text:span><text:span text:style-name="Source_20_Text"><text:span text:style-name="T106">0</text:span></text:span><text:span text:style-name="Source_20_Text"><text:span text:style-name="T90"> = x</text:span></text:span><text:span text:style-name="Source_20_Text"><text:span text:style-name="T106">0</text:span></text:span><text:span text:style-name="Source_20_Text"><text:span text:style-name="T90"> <text:line-break/>y</text:span></text:span><text:span text:style-name="Source_20_Text"><text:span text:style-name="T106">1</text:span></text:span><text:span text:style-name="Source_20_Text"><text:span text:style-name="T90"> = x</text:span></text:span><text:span text:style-name="Source_20_Text"><text:span text:style-name="T106">0</text:span></text:span><text:span text:style-name="Source_20_Text"><text:span text:style-name="T90"> + x</text:span></text:span><text:span text:style-name="Source_20_Text"><text:span text:style-name="T106">1</text:span></text:span><text:span text:style-name="Source_20_Text"><text:span text:style-name="T90"> <text:line-break/>y</text:span></text:span><text:span text:style-name="Source_20_Text"><text:span text:style-name="T106">2</text:span></text:span><text:span text:style-name="Source_20_Text"><text:span text:style-name="T90"> = x</text:span></text:span><text:span text:style-name="Source_20_Text"><text:span text:style-name="T106">0</text:span></text:span><text:span text:style-name="Source_20_Text"><text:span text:style-name="T90"> + x</text:span></text:span><text:span text:style-name="Source_20_Text"><text:span text:style-name="T106">1</text:span></text:span><text:span text:style-name="Source_20_Text"><text:span text:style-name="T90"> + x</text:span></text:span><text:span text:style-name="Source_20_Text"><text:span text:style-name="T106">2</text:span></text:span><text:span text:style-name="Source_20_Text"><text:span text:style-name="T90"> <text:line-break/>y</text:span></text:span><text:span text:style-name="Source_20_Text"><text:span text:style-name="T106">3</text:span></text:span><text:span text:style-name="Source_20_Text"><text:span text:style-name="T90"> = x</text:span></text:span><text:span text:style-name="Source_20_Text"><text:span text:style-name="T106">0</text:span></text:span><text:span text:style-name="Source_20_Text"><text:span text:style-name="T90"> + x</text:span></text:span><text:span text:style-name="Source_20_Text"><text:span text:style-name="T106">1</text:span></text:span><text:span text:style-name="Source_20_Text"><text:span text:style-name="T90"> + x</text:span></text:span><text:span text:style-name="Source_20_Text"><text:span text:style-name="T106">2</text:span></text:span><text:span text:style-name="Source_20_Text"><text:span text:style-name="T90"> + x</text:span></text:span><text:span text:style-name="Source_20_Text"><text:span text:style-name="T106">3</text:span></text:span><text:span text:style-name="Source_20_Text"><text:span text:style-name="T90"> <text:line-break/>y</text:span></text:span><text:span text:style-name="Source_20_Text"><text:span text:style-name="T106">4</text:span></text:span><text:span text:style-name="Source_20_Text"><text:span text:style-name="T90"> = x</text:span></text:span><text:span text:style-name="Source_20_Text"><text:span text:style-name="T106">0</text:span></text:span><text:span text:style-name="Source_20_Text"><text:span text:style-name="T90"> + x</text:span></text:span><text:span text:style-name="Source_20_Text"><text:span text:style-name="T106">1</text:span></text:span><text:span text:style-name="Source_20_Text"><text:span text:style-name="T90"> + x</text:span></text:span><text:span text:style-name="Source_20_Text"><text:span text:style-name="T106">2</text:span></text:span><text:span text:style-name="Source_20_Text"><text:span text:style-name="T90"> + x</text:span></text:span><text:span text:style-name="Source_20_Text"><text:span text:style-name="T106">3</text:span></text:span><text:span text:style-name="Source_20_Text"><text:span text:style-name="T90"> + x</text:span></text:span><text:span text:style-name="Source_20_Text"><text:span text:style-name="T106">4</text:span></text:span><text:span text:style-name="Source_20_Text"><text:span text:style-name="T90"> </text:span></text:span></text:p>
      <text:p text:style-name="Standard"><text:span text:style-name="Source_20_Text"><text:span text:style-name="T43"/></text:span></text:p>
      <text:p text:style-name="Preformatted_20_Text"><text:span text:style-name="Citation"><text:span text:style-name="T90">// partial_sum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ultiplies</text:span></text:span></text:p>
      <text:p text:style-name="Preformatted_20_Text"><text:span text:style-name="Source_20_Text"><text:span text:style-name="Definition">#include &lt;numeric&gt; <text:s text:c="5"/></text:span></text:span><text:span text:style-name="Source_20_Text"><text:span text:style-name="Citation">// std::partial_sum</text:span></text:span></text:p>
      <text:p text:style-name="Preformatted_20_Text"/>
      <text:p text:style-name="Preformatted_20_Text"><text:span text:style-name="Source_20_Text"><text:span text:style-name="Variable">int</text:span></text:span><text:span text:style-name="Source_20_Text"> myop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1;}</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val[] = {1,2,3,4,5};</text:span></text:p>
      <text:p text:style-name="Preformatted_20_Text"><text:span text:style-name="Source_20_Text"><text:s text:c="2"/></text:span><text:span text:style-name="Source_20_Text"><text:span text:style-name="Variable">int</text:span></text:span><text:span text:style-name="Source_20_Text"> result[5];</text:span></text:p>
      <text:p text:style-name="Preformatted_20_Text"/>
      <text:p text:style-name="Preformatted_20_Text"><text:span text:style-name="Source_20_Text"><text:s text:c="2"/>std::partial_sum (val, val+5, result);</text:span></text:p>
      <text:p text:style-name="Preformatted_20_Text"><text:span text:style-name="Source_20_Text"><text:s text:c="2"/>std::cout &lt;&lt; </text:span><text:span text:style-name="Source_20_Text"><text:span text:style-name="User_20_Entry">"using default partial_sum: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5;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partial_sum (val, val+5, result, std::multiplie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using functional operation multiplies: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5;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partial_sum (val, val+5, result, myop);</text:span></text:p>
      <text:p text:style-name="Preformatted_20_Text"><text:span text:style-name="Source_20_Text"><text:s text:c="2"/>std::cout &lt;&lt; </text:span><text:span text:style-name="Source_20_Text"><text:span text:style-name="User_20_Entry">"using custom function: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5;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119"><text:span text:style-name="Source_20_Text"><text:span text:style-name="T66">В Сі++11 до цього переліку функцій також додали функцію iota, яка за даним інтервалом </text:span></text:span><text:span text:style-name="Source_20_Text"><text:span text:style-name="T91">[first,last) </text:span></text:span><text:span text:style-name="Source_20_Text"><text:span text:style-name="T66">повертає послідовні значення </text:span></text:span><text:span text:style-name="Source_20_Text"><text:span text:style-name="Variable"><text:span text:style-name="T66">val</text:span></text:span></text:span><text:span text:style-name="Source_20_Text"><text:span text:style-name="T66">, які отрмуються послі</text:span></text:span><text:span text:style-name="Source_20_Text"><text:span text:style-name="T76">д</text:span></text:span><text:span text:style-name="Source_20_Text"><text:span text:style-name="T66">овним застосуванням інкремен</text:span></text:span><text:span text:style-name="Source_20_Text"><text:span text:style-name="T67">т</text:span></text:span><text:span text:style-name="Source_20_Text"><text:span text:style-name="T66">у </text:span></text:span><text:span text:style-name="Source_20_Text"><text:span text:style-name="T91">++val</text:span></text:span><text:span text:style-name="Source_20_Text"><text:span text:style-name="T66"> до кожного елементу.</text:span></text:span></text:p>
      <text:p text:style-name="P107"><text:span text:style-name="Citation"><text:span text:style-name="T91">// iota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numeric&gt; <text:s text:c="5"/></text:span></text:span><text:span text:style-name="Source_20_Text"><text:span text:style-name="Citation">// std::iota</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numbers[10];</text:span></text:p>
      <text:p text:style-name="Preformatted_20_Text"/>
      <text:p text:style-name="Preformatted_20_Text"><text:span text:style-name="Source_20_Text"><text:s text:c="2"/>std::iota (numbers,numbers+10,100);</text:span></text:p>
      <text:p text:style-name="Preformatted_20_Text"><text:soft-page-break/></text:p>
      <text:p text:style-name="Preformatted_20_Text"><text:span text:style-name="Source_20_Text"><text:s text:c="2"/>std::cout &lt;&lt; </text:span><text:span text:style-name="Source_20_Text"><text:span text:style-name="User_20_Entry">"number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amp; i:numbers) std::cout &lt;&lt; </text:span><text:span text:style-name="Source_20_Text"><text:span text:style-name="User_20_Entry">' '</text:span></text:span><text:span text:style-name="Source_20_Text"> &lt;&lt; i;</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9"><text:span text:style-name="Source_20_Text">}</text:span></text:p>
      <text:p text:style-name="P119"><text:span text:style-name="Source_20_Text"><text:span text:style-name="T66"/></text:span></text:p>
      <text:p text:style-name="P1"><text:span text:style-name="Source_20_Text"><text:span text:style-name="T66"/></text:span></text:p>
      <text:p text:style-name="P1"><text:span text:style-name="Source_20_Text"><text:span text:style-name="T66"/></text:span></text:p>
      <text:p text:style-name="P1"><text:span text:style-name="Source_20_Text"><text:span text:style-name="T66"/></text:span></text:p>
      <text:p text:style-name="P119"><text:span text:style-name="Source_20_Text"><text:span text:style-name="T66"/></text:span></text:p>
      <text:p text:style-name="P44"><text:span text:style-name="Source_20_Text"><text:span text:style-name="T43"/></text:span></text:p>
      <text:p text:style-name="P44"><text:span text:style-name="Source_20_Text"><text:span text:style-name="T43"/></text:span></text:p>
      <text:p text:style-name="P44"><text:span text:style-name="Source_20_Text"><text:span text:style-name="T43"/></text:span></text:p>
      <text:p text:style-name="P44"><text:span text:style-name="Source_20_Text"><text:span text:style-name="T43"/></text:span></text:p>
      <text:p text:style-name="P47"><text:span text:style-name="Source_20_Text"><text:span text:style-name="T41"/></text:span></text:p>
      <text:p text:style-name="P47"><text:span text:style-name="Source_20_Text"><text:span text:style-name="T41"/></text:span></text:p>
      <text:p text:style-name="P47"><text:span text:style-name="Source_20_Text"><text:span text:style-name="T41"/></text:span></text:p>
      <text:p text:style-name="P47"><text:span text:style-name="Source_20_Text"><text:span text:style-name="T41"/></text:span></text:p>
      <text:p text:style-name="P42"><text:span text:style-name="Source_20_Text"><text:span text:style-name="T40"/></text:span></text:p>
      <text:p text:style-name="P42"><text:span text:style-name="Source_20_Text"><text:span text:style-name="T40"/></text:span></text:p>
      <text:p text:style-name="P75"><text:span text:style-name="Source_20_Text"><text:span text:style-name="T37"/></text:span></text:p>
      <text:p text:style-name="P75"><text:span text:style-name="Source_20_Text"><text:span text:style-name="T37"/></text:span></text:p>
      <text:p text:style-name="P75"><text:span text:style-name="Source_20_Text"><text:span text:style-name="T36"/></text:span></text:p>
      <text:p text:style-name="P40"><text:span text:style-name="Source_20_Text"><text:span text:style-name="T36"/></text:span></text:p>
      <text:p text:style-name="P40"><text:span text:style-name="Source_20_Text"><text:span text:style-name="T36"/></text:span></text:p>
      <text:p text:style-name="P35"><text:span text:style-name="Source_20_Text"><text:span text:style-name="T36"/></text:span></text:p>
      <text:p text:style-name="P32"><text:span text:style-name="Source_20_Text"><text:span text:style-name="T35"/></text:span></text:p>
      <text:p text:style-name="P38"><text:span text:style-name="Source_20_Text"><text:span text:style-name="T20"/></text:span></text:p>
      <text:p text:style-name="P37"><text:span text:style-name="Source_20_Text"><text:span text:style-name="T19"/></text:span></text:p>
      <text:p text:style-name="P89"><text:span text:style-name="Source_20_Text"><text:span text:style-name="T60">Функтори, предікати та лямбда(Сі++11)</text:span></text:span></text:p>
      <text:p text:style-name="P24"/>
      <text:p text:style-name="P27"><text:soft-page-break/>Багато з розглянутих алгоритмів Сі++ мають у якості аргументу функцію, наприк<text:span text:style-name="T102">л</text:span>ад, for_each, <text:span text:style-name="T101">generate, find_if.</text:span></text:p>
      <text:p text:style-name="P28">Крім того, функція може бути аргументом конструктору для шаблонів класів set, multiset, map, multimap для задання шляху сортування ключів цих класів.</text:p>
      <text:p text:style-name="P29">Задати цю функцію можна як безпосереньо функцію, тобто приписавши реалізацію або декларацію цієї функції до виклику її як аргумент функції чи конструктору, це фактично означає, що ми використовуємо вказівник на цю функцію. Але інколи було б бажано використати цю функцію як змінну або обєкт, тобто мати її як конкретний екземпляр деякого класу.</text:p>
      <text:p text:style-name="P29">Зокрема, <text:span text:style-name="T103">р</text:span>о<text:span text:style-name="T103">зглянемо функцію, яка приймає лише один аргумент але під час виклику цієї функції нам потрібно передати, наприклад, ще параметр. Однак на Сі++ це неможливо, оскільки функція приймає лише один параметр. Що можна зробити? Очевидною відповіддю можуть бути глобальні змінні. Однак практика гарного кодування не виступає за використання глобальних змінних і стверджує, що їх слід використовувати лише тоді, коли немає іншої альтернативи.</text:span></text:p>
      <text:p text:style-name="P29">На Сі++ для <text:span text:style-name="T104">подібних модифікацій функції</text:span> можна використати функтори, які також звуться функціональними обєктами (<text:span text:style-name="T103">Зверніть увагу, що функтори — це не те само що функції !!</text:span>).<text:span text:style-name="T103"> </text:span></text:p>
      <text:p text:style-name="P30"><text:s/>Функ<text:span text:style-name="T3">то</text:span>ри - це об’єкти, які можна обробляти так, ніби вони є функцією або <text:span text:style-name="T3">вказівником на</text:span> функції. </text:p>
      <text:p text:style-name="P15"/>
      <text:p text:style-name="P6">Функц<text:span text:style-name="T113">і</text:span>ональн<text:span text:style-name="T113">и</text:span>й об<text:span text:style-name="T113">є</text:span>кт <text:span text:style-name="T113">або </text:span>функтор — <text:span text:style-name="T113">це клас який перевантажує оператор виклику</text:span> <text:span text:style-name="Teletype">operator ()</text:span> <text:span text:style-name="T113">нустпним чином, що в коді</text:span> </text:p>
      <text:p text:style-name="P124">FunctionObjectType func;</text:p>
      <text:p text:style-name="P113">func();</text:p>
      <text:p text:style-name="P6"><text:soft-page-break/><text:span text:style-name="T113">вираз</text:span> <text:span text:style-name="Teletype">func()</text:span> <text:span text:style-name="T113">є викликом</text:span> <text:span text:style-name="T113">оператору </text:span><text:span text:style-name="Teletype">()</text:span> <text:span text:style-name="T113">обєкту</text:span> <text:span text:style-name="Teletype">func</text:span>, а не <text:span text:style-name="T113">викликом функції</text:span> <text:span text:style-name="Teletype">func</text:span>. Тип функц<text:span text:style-name="T113">і</text:span>онального об<text:span text:style-name="T113">єкту</text:span> <text:span text:style-name="T113">повинен бути визначеним наступним чином</text:span>: </text:p>
      <text:p text:style-name="P124">class FunctionObjectType {</text:p>
      <text:p text:style-name="P124"><text:s text:c="2"/>public:</text:p>
      <text:p text:style-name="P124"><text:s text:c="2"/>void operator() () {</text:p>
      <text:p text:style-name="P124"><text:s text:c="4"/>// <text:span text:style-name="T113">Код функції</text:span></text:p>
      <text:p text:style-name="P124"><text:s text:c="2"/>}</text:p>
      <text:p text:style-name="P113">};</text:p>
      <text:p text:style-name="P7">У використання функціональних об'єктів є ряд переваг [5] перед використанням функцій, а саме: </text:p>
      <text:p text:style-name="P7">1. Функціональний об'єкт може мати стан. Фактично може бути два об'єкта одного і того ж функціонального типу, що знаходяться в різних станах в одне і теж час, що неможливо для звичайних функцій. Також функціональний об'єкт може забезпечити операції попередньої ініціалізації даних.</text:p>
      <text:p text:style-name="P7">2. Кожен функціональний об'єкт має тип, а отже є можливість передати цей тип як параметр шаблону для вказівки певної поведінки. Наприклад, типи контейнерів з різними функціональними об'єктами відрізняються.</text:p>
      <text:p text:style-name="P7">3. Об'єкти-функції часто виконуються швидше ніж <text:span text:style-name="T113">вказівники</text:span> на функції. Наприклад, вбудува<text:span text:style-name="T113">не</text:span> (inline) звернення до оператора () класу легше, ніж функці<text:span text:style-name="T113">я</text:span>, передану за вказівником.</text:p>
      <text:p text:style-name="P30"/>
      <text:p text:style-name="P30">Функ<text:span text:style-name="T3">то</text:span>ри найчастіше використовуються разом із STL у такому сценарії:</text:p>
      <text:p text:style-name="P11">//class Comparator</text:p>
      <text:p text:style-name="P11">struct Classcomp {</text:p>
      <text:p text:style-name="P11"><text:s text:c="2"/>bool operator() (const int&amp; lhs, const int&amp; rhs) const</text:p>
      <text:p text:style-name="P11"><text:s text:c="2"/>{return lhs&gt;rhs;}</text:p>
      <text:p text:style-name="P11">};</text:p>
      <text:p text:style-name="P11">int main (){</text:p>
      <text:p text:style-name="P11"><text:soft-page-break/><text:s text:c="2"/>int mas[]= {1,2,3,4,5};</text:p>
      <text:p text:style-name="P11"><text:s text:c="3"/>set&lt;int,Classcomp&gt; fifth_set; <text:s text:c="16"/>// class as Compare</text:p>
      <text:p text:style-name="P11">for(int i=0;i&lt;5;++i){</text:p>
      <text:p text:style-name="P11"><text:s text:c="4"/>fifth_set.insert(mas[i]);</text:p>
      <text:p text:style-name="P11">}</text:p>
      <text:p text:style-name="P11">}</text:p>
      <text:p text:style-name="P55"><text:span text:style-name="T61">Таким чином, ф</text:span><text:span text:style-name="T17">унктор (або функці</text:span><text:span text:style-name="T23">ональний</text:span><text:span text:style-name="T17"> об’єкт) - це клас С</text:span><text:span text:style-name="T23">і</text:span><text:span text:style-name="T17">++, який діє як функція. Функ</text:span><text:span text:style-name="T23">то</text:span><text:span text:style-name="T17">ри викликаються з використанням синтаксису виклику функції. </text:span><text:span text:style-name="T24">Для того, щ</text:span><text:span text:style-name="T17">об створити функтор, </text:span><text:span text:style-name="T23">потрібно </text:span><text:span text:style-name="T17">створ</text:span><text:span text:style-name="T23">ити</text:span><text:span text:style-name="T17"> об'єкт MyFunctor, який перевантажує </text:span><text:span text:style-name="T23">оператор “круглі дужки” (</text:span><text:span text:style-name="Emphasis"><text:span text:style-name="T23">operator()</text:span></text:span><text:span text:style-name="T23">).</text:span></text:p>
      <text:p text:style-name="P93"><text:span text:style-name="Strong_20_Emphasis"><text:span text:style-name="T50">Тоді код:</text:span></text:span></text:p>
      <text:p text:style-name="P94">MyFunctor(10);</text:p>
      <text:p text:style-name="P94"/>
      <text:p text:style-name="P93"><text:span text:style-name="Strong_20_Emphasis"><text:span text:style-name="T50">Еквівалентний коду</text:span></text:span></text:p>
      <text:p text:style-name="P96">MyFunctor.operator()(10);</text:p>
      <text:p text:style-name="P8"/>
      <text:p text:style-name="P12">Ще один приклад використання функтору — в алгоритмі transform.</text:p>
      <text:p text:style-name="P12"/>
      <text:p text:style-name="P12">class increment{</text:p>
      <text:p text:style-name="P12"><text:s text:c="5"/>int num;</text:p>
      <text:p text:style-name="P12"><text:s/>public:</text:p>
      <text:p text:style-name="P12"><text:s text:c="5"/>increment(int n): num(n) {}</text:p>
      <text:p text:style-name="P12"><text:s text:c="4"/>int operator(int k){</text:p>
      <text:p text:style-name="P12"><text:s text:c="2"/>return num+k;</text:p>
      <text:p text:style-name="P12">} <text:s text:c="2"/></text:p>
      <text:p text:style-name="P12">};</text:p>
      <text:p text:style-name="P12"/>
      <text:p text:style-name="P12">Тоді рядок</text:p>
      <text:p text:style-name="P95">transform(arr, arr+n, arr, increment(to_add));</text:p>
      <text:p text:style-name="P97"><text:soft-page-break/><text:span text:style-name="Strong_20_Emphasis"><text:span text:style-name="T31"/></text:span></text:p>
      <text:p text:style-name="P98"><text:span text:style-name="Strong_20_Emphasis"><text:span text:style-name="T61">буде еквівалентним насту</text:span></text:span><text:span text:style-name="Strong_20_Emphasis"><text:span text:style-name="T62">п</text:span></text:span><text:span text:style-name="Strong_20_Emphasis"><text:span text:style-name="T61">ному коду:</text:span></text:span></text:p>
      <text:p text:style-name="P95">// Creating object of increment</text:p>
      <text:p text:style-name="P95">increment obj(to_add); </text:p>
      <text:p text:style-name="P95">// Calling () on object</text:p>
      <text:p text:style-name="P95">transform(arr, arr+n, arr, obj); </text:p>
      <text:p text:style-name="P13"/>
      <text:p text:style-name="P48"><text:span text:style-name="T61">Тобто </text:span><text:span text:style-name="T63">о</text:span><text:span text:style-name="T61">бєкт</text:span><text:span text:style-name="T31"> </text:span><text:span text:style-name="Emphasis"><text:span text:style-name="T31">a</text:span></text:span><text:span text:style-name="T31"> </text:span><text:span text:style-name="T61">створений таким, що перевантажує</text:span><text:span text:style-name="Emphasis"><text:span text:style-name="T31"> operator()</text:span></text:span><text:span text:style-name="T31">. </text:span><text:span text:style-name="T61">Таким чином, функтори достатньо ефективні при використанні</text:span><text:span text:style-name="T31"> </text:span><text:span text:style-name="T61">в </text:span><text:span text:style-name="T31">C++ STL.</text:span></text:p>
      <text:p text:style-name="P13"/>
      <text:p text:style-name="P129">Предикати</text:p>
      <text:p text:style-name="P143">Зауважимо, що частковий випадок функторів, які повертають логічний тип bool зветься предікатом. Зокрема предікати потрібні при використанні таких функцій з бібліотеки алгоритмів, як find_if(), count_if, sort тощо. </text:p>
      <text:p text:style-name="P149">Предикати використовуються в алгоритмах сортування, пошука, а також в усіх інших, що мають в кінці _if. Сенс у тому, що об’єкт-функція у випадку використання предикату повертає true або false у залежності від виконання необхідної умови. Це або факт відповідності об’єктом деяких властивостей, або результат порівняння двох об’єктів за визначеною ознакою.</text:p>
      <text:p text:style-name="P132">Приклад використання предикатів</text:p>
      <text:p text:style-name="P130"><text:span text:style-name="T123">class</text:span><text:span text:style-name="T124"> DividedByTwo</text:span></text:p>
      <text:p text:style-name="P134">{</text:p>
      <text:p text:style-name="P130"><text:span text:style-name="T124"><text:s text:c="4"/></text:span><text:span text:style-name="T123">public</text:span><text:span text:style-name="T124">:</text:span></text:p>
      <text:p text:style-name="P130"><text:span text:style-name="T124"><text:s text:c="8"/></text:span><text:span text:style-name="T125">bool</text:span><text:span text:style-name="T124"> operator()(</text:span><text:span text:style-name="T123">const</text:span><text:span text:style-name="T124"> </text:span><text:span text:style-name="T125">int</text:span><text:span text:style-name="T124"> x) </text:span><text:span text:style-name="T123">const</text:span><text:span text:style-name="T124"> <text:s text:c="7"/>{</text:span></text:p>
      <text:p text:style-name="P130"><text:span text:style-name="T124"><text:s text:c="12"/></text:span><text:span text:style-name="T123">return</text:span><text:span text:style-name="T124"> x % </text:span><text:span text:style-name="T126">2</text:span><text:span text:style-name="T124"> == </text:span><text:span text:style-name="T126">0</text:span><text:span text:style-name="T124">;</text:span></text:p>
      <text:p text:style-name="P134"><text:s text:c="8"/>}</text:p>
      <text:p text:style-name="P134">};</text:p>
      <text:p text:style-name="P134"><text:s/></text:p>
      <text:p text:style-name="P130"><text:span text:style-name="T125">int</text:span><text:span text:style-name="T124"> main(){</text:span></text:p>
      <text:p text:style-name="P130"><text:soft-page-break/><text:span text:style-name="T124"><text:s text:c="4"/></text:span><text:span text:style-name="T123">const</text:span><text:span text:style-name="T124"> std::</text:span><text:span text:style-name="T125">size_t</text:span><text:span text:style-name="T124"> N = </text:span><text:span text:style-name="T126">3</text:span><text:span text:style-name="T124">;</text:span></text:p>
      <text:p text:style-name="P130"><text:span text:style-name="T124"><text:s text:c="4"/></text:span><text:span text:style-name="T125">int</text:span><text:span text:style-name="T124"> A[N] = {</text:span><text:span text:style-name="T126">3</text:span><text:span text:style-name="T124">, </text:span><text:span text:style-name="T126">2</text:span><text:span text:style-name="T124">, </text:span><text:span text:style-name="T126">5</text:span><text:span text:style-name="T124">};</text:span></text:p>
      <text:p text:style-name="P134"><text:s text:c="4"/>std::cout &lt;&lt; std::count_if(A, A + N, DividedByTwo());</text:p>
      <text:p text:style-name="P134">}</text:p>
      <text:p text:style-name="P131"><text:span text:style-name="T120">Розглянемо приклад використання предикату на прикладі алгоритму </text:span><text:span text:style-name="T122">count_if.</text:span><text:span text:style-name="T120"> Для того, щоб передати предикату критерій, необхідно в тілі структури створити конструктор так, як показано на прикладі.</text:span></text:p>
      <text:p text:style-name="P135">#include &lt;iostream&gt;</text:p>
      <text:p text:style-name="P135">#include &lt;algorithm&gt;</text:p>
      <text:p text:style-name="P135">#include &lt;vector&gt;</text:p>
      <text:p text:style-name="P135">using namespace std;</text:p>
      <text:p text:style-name="P135"/>
      <text:p text:style-name="P135">struct Prd {</text:p>
      <text:p text:style-name="P135"><text:s text:c="3"/>int my_cnt;</text:p>
      <text:p text:style-name="P135"><text:s text:c="3"/>// Конструктор</text:p>
      <text:p text:style-name="P135"><text:s text:c="3"/>Prd(const int &amp;t) : my_cnt(t) {}</text:p>
      <text:p text:style-name="P135"><text:s text:c="3"/>// Перегрузка операції ()</text:p>
      <text:p text:style-name="P135"><text:s text:c="3"/>bool operator() (const int &amp; v) {</text:p>
      <text:p text:style-name="P135"><text:s text:c="7"/>return v &gt; my_cnt;</text:p>
      <text:p text:style-name="P135"><text:s text:c="3"/>}</text:p>
      <text:p text:style-name="P135">};</text:p>
      <text:p text:style-name="P135"/>
      <text:p text:style-name="P135">int main() {</text:p>
      <text:p text:style-name="P135"><text:s text:c="3"/>int mas[] = <text:s/>{1, 2, 3, 4, 5, 3, 7, 3, 9, 3};</text:p>
      <text:p text:style-name="P135"><text:s text:c="3"/>vector&lt;int&gt; num(mas, mas + 10);</text:p>
      <text:p text:style-name="P135"/>
      <text:p text:style-name="P135"><text:s text:c="3"/>cout &lt;&lt; count_if(num.begin(), num.end(), Prd(3)) &lt;&lt; endl;</text:p>
      <text:p text:style-name="P135"><text:s text:c="3"/>return 0;</text:p>
      <text:p text:style-name="P135">}</text:p>
      <text:p text:style-name="P135"/>
      <text:p text:style-name="P122"><text:span text:style-name="T122">Зрозуміти, як працює програма можна, якщо взяти за увагу, що викликається функція, як аргумент іншої функції, тобто operator()(arg_prd, Prd(arg_crt))</text:span><text:span text:style-name="T120">, де</text:span></text:p>
      <text:p text:style-name="P136">arg_prd, що передається предикату, елемент масиву, а arg_crt - аргумент-критерій методу Prd(). Але оскільки ми маємо справу з класом, то ми кажемо, що другим аргументом викликається наш конструктор. Ось у цьому й розкривається перевага функторів, у порівнянні з звичайними функціями.</text:p>
      <text:p text:style-name="P13"><text:soft-page-break/></text:p>
      <text:p text:style-name="P14"/>
      <text:p text:style-name="P14"/>
      <text:p text:style-name="P14"/>
      <text:h text:style-name="P128" text:outline-level="3">std::function</text:h>
      <text:h text:style-name="P178" text:outline-level="4">Починаючи зі стандарту C ++ 11 шаблонний клас std :: function є поліморфною обгорткою функцій для загального використання. Об'єкти класу std :: function можуть зберігати, копіювати і викликати довільні викликаються об'єкти - функції, лямбда-вирази, вирази зв'язування і інші функціональні об'єкти. <text:span text:style-name="T127">Взагалі кажучи</text:span>, в будь-якому місці, де необхідно використовувати <text:span text:style-name="T127">вказівник</text:span> на функцію для її відкладеного виклику, або для створення функції зворотного виклику, замість нього може бути використаний std :: function, який надає користувачеві велику гнучкість в реалізації. </text:h>
      <text:h text:style-name="P179" text:outline-level="4"><text:span text:style-name="T127">Визначення</text:span> клас<text:span text:style-name="T127">у:</text:span></text:h>
      <text:p text:style-name="P123">template&lt;class&gt; class function; // undefined</text:p>
      <text:p text:style-name="P110">template&lt;class R, class... ArgTypes&gt; class function&lt;R(ArgTypes...)&gt;;</text:p>
      <text:p text:style-name="P2">Так<text:span text:style-name="T127">о</text:span>ж в стандарт<text:span text:style-name="T127">і С++11</text:span> <text:span text:style-name="T127">визначені функції-модифікатори</text:span> <text:span text:style-name="Teletype">swap</text:span> <text:span text:style-name="T127">та</text:span> <text:span text:style-name="Teletype">assign</text:span> <text:span text:style-name="T127">і</text:span> оператор<text:span text:style-name="T127">и</text:span> <text:span text:style-name="T127">порівняння</text:span> (<text:span text:style-name="Teletype">==</text:span> <text:span text:style-name="T127">та</text:span> <text:span text:style-name="Teletype">!=</text:span>) <text:s/><text:span text:style-name="T127">з</text:span> <text:span text:style-name="Teletype">nullptr</text:span>. Доступ <text:span text:style-name="T127">до цільового обєкту жає</text:span> функц<text:span text:style-name="T127">і</text:span>я <text:span text:style-name="Teletype">target</text:span>, а <text:span text:style-name="T127">а до його типу —</text:span> <text:span text:style-name="Teletype">target_type.</text:span> Оператор приведен<text:span text:style-name="T127">н</text:span>я <text:span text:style-name="Teletype">function</text:span> <text:span text:style-name="T127">до</text:span> буле<text:span text:style-name="T127">вого</text:span> типу <text:span text:style-name="T127">повертає</text:span> <text:span text:style-name="Teletype">true</text:span>, ко<text:span text:style-name="T127">ли у класа є цьовий обєкт</text:span>. </text:p>
      <text:h text:style-name="P181" text:outline-level="4">Приклад:</text:h>
      <text:p text:style-name="P123">#include &lt;iostream&gt;</text:p>
      <text:p text:style-name="P123">#include &lt;functional&gt;</text:p>
      <text:p text:style-name="P123"/>
      <text:p text:style-name="P123">struct A {</text:p>
      <text:p text:style-name="P123"><text:s text:c="4"/>A(int num) : num_(num){}</text:p>
      <text:p text:style-name="P123"><text:s text:c="4"/>void printNumberLetter(char c) const {std::cout &lt;&lt; "Number: " &lt;&lt; num_ <text:s/>&lt;&lt; " Letter: " &lt;&lt; c &lt;&lt; std::endl;}</text:p>
      <text:p text:style-name="P123"><text:s text:c="4"/>int num_;</text:p>
      <text:p text:style-name="P123">};</text:p>
      <text:p text:style-name="P123"/>
      <text:p text:style-name="P123">void printLetter(char c)</text:p>
      <text:p text:style-name="P123">{</text:p>
      <text:p text:style-name="P123"><text:s text:c="4"/>std::cout &lt;&lt; c &lt;&lt; std::endl;</text:p>
      <text:p text:style-name="P123">}</text:p>
      <text:p text:style-name="P123"/>
      <text:p text:style-name="P123">struct B {</text:p>
      <text:p text:style-name="P123"><text:s text:c="4"/>void operator() () {std::cout &lt;&lt; "B()" &lt;&lt; std::endl;}</text:p>
      <text:p text:style-name="P123">};</text:p>
      <text:p text:style-name="P123"/>
      <text:p text:style-name="P123">int main()</text:p>
      <text:p text:style-name="P123">{</text:p>
      <text:p text:style-name="P123"><text:s text:c="4"/>// Содержит функцию.</text:p>
      <text:p text:style-name="P123"><text:s text:c="4"/>std::function&lt;void(char)&gt; f_print_Letter = printLetter;</text:p>
      <text:p text:style-name="P123"><text:s text:c="4"/>f_print_Letter('Q');</text:p>
      <text:p text:style-name="P123"/>
      <text:p text:style-name="P123"><text:s text:c="4"/>// Содержит лямбда-выражение.</text:p>
      <text:p text:style-name="P123"><text:soft-page-break/><text:s text:c="4"/>std::function&lt;void()&gt; f_print_Hello = [] () {std::cout &lt;&lt; "Hello world!" &lt;&lt; std::endl;};</text:p>
      <text:p text:style-name="P123"><text:s text:c="4"/>f_print_Hello();</text:p>
      <text:p text:style-name="P123"/>
      <text:p text:style-name="P123"><text:s text:c="4"/>// Содержит связыватель.</text:p>
      <text:p text:style-name="P123"><text:s text:c="4"/>std::function&lt;void()&gt; f_print_Z = std::bind(printLetter, 'Z');</text:p>
      <text:p text:style-name="P123"><text:s text:c="4"/>f_print_Z();</text:p>
      <text:p text:style-name="P123"/>
      <text:p text:style-name="P123"><text:s text:c="4"/>// Содержит вызов метода класса.</text:p>
      <text:p text:style-name="P123"><text:s text:c="4"/>std::function&lt;void(const A&amp;, char)&gt; f_printA = &amp;A::printNumberLetter;</text:p>
      <text:p text:style-name="P123"><text:s text:c="4"/>A a(10);</text:p>
      <text:p text:style-name="P123"><text:s text:c="4"/>f_printA(a, 'A');</text:p>
      <text:p text:style-name="P123"/>
      <text:p text:style-name="P123"><text:s text:c="4"/>// Содержит функциональный объект.</text:p>
      <text:p text:style-name="P123"><text:s text:c="4"/>B b;</text:p>
      <text:p text:style-name="P123"><text:s text:c="4"/>std::function&lt;void()&gt; f_B = b;</text:p>
      <text:p text:style-name="P123"><text:s text:c="4"/>f_B();</text:p>
      <text:p text:style-name="P110">}</text:p>
      <text:p text:style-name="P2"><text:span text:style-name="T128">Результат:</text:span> </text:p>
      <text:p text:style-name="P123">Q</text:p>
      <text:p text:style-name="P123">Hello world!</text:p>
      <text:p text:style-name="P123">Z</text:p>
      <text:p text:style-name="P123">Number: 10 Letter: A</text:p>
      <text:p text:style-name="P110">B()</text:p>
      <text:h text:style-name="P180" text:outline-level="4"><text:bookmark text:name="std::bad_functional_call"/>std::bad_functional_call</text:h>
      <text:p text:style-name="P152"><text:a xlink:type="simple" xlink:href="https://ru.wikipedia.org/wiki/Исключение_(программирование)" text:style-name="Internet_20_link" text:visited-style-name="Visited_20_Internet_20_Link"><text:span text:style-name="T128">В</text:span></text:a><text:span text:style-name="T128">иключення </text:span>тип<text:span text:style-name="T128">у</text:span> <text:span text:style-name="Teletype">bad_functional_call</text:span> буде <text:span text:style-name="T128">створено при спробі виклику </text:span>функц<text:span text:style-name="T128">ії</text:span> <text:span text:style-name="Teletype">function::operator()</text:span>, <text:span text:style-name="T128">якщо в неє буде відсутній цільовий обєкт</text:span>. <text:span text:style-name="T128">Клас </text:span><text:span text:style-name="Teletype">bad_functional_call</text:span> <text:span text:style-name="T128">є </text:span>на<text:span text:style-name="T128">щадком</text:span> <text:span text:style-name="Teletype">std::exception</text:span>, <text:span text:style-name="T128">і в нього є доступним віртуальний </text:span>метод <text:span text:style-name="Teletype">what()</text:span> для <text:span text:style-name="T128">отримання тексту помилки</text:span>. </text:p>
      <text:p text:style-name="P152">При<text:span text:style-name="T128">клад</text:span>: </text:p>
      <text:p text:style-name="P123">#include &lt;iostream&gt;</text:p>
      <text:p text:style-name="P123">#include &lt;functional&gt;</text:p>
      <text:p text:style-name="P123"/>
      <text:p text:style-name="P123">int main()</text:p>
      <text:p text:style-name="P123">{</text:p>
      <text:p text:style-name="P123"><text:s text:c="4"/>std::function&lt;void()&gt; func = nullptr;</text:p>
      <text:p text:style-name="P123"><text:s text:c="4"/>try {</text:p>
      <text:p text:style-name="P123"><text:s text:c="8"/>func();</text:p>
      <text:p text:style-name="P123"><text:s text:c="4"/>} catch(const std::bad_function_call&amp; e) {</text:p>
      <text:p text:style-name="P123"><text:s text:c="8"/>std::cout &lt;&lt; e.what() &lt;&lt; std::endl;</text:p>
      <text:p text:style-name="P123"><text:s text:c="4"/>}</text:p>
      <text:p text:style-name="P110">}</text:p>
      <text:p text:style-name="P110"/>
      <text:p text:style-name="P133"><text:span text:style-name="T118">Більшість функторів і предикатів за кількістю операндів - бінарні, тому дуже часто доводиться використовувати функційні адаптери. Адаптери - також функтори, але вони назначені для зв’язки функторів й аргументів. До стандартних функційних адаптерів відносяться наступні:</text:span></text:p>
      <text:list xml:id="list5542042649086740333" text:style-name="WWNum2">
        <text:list-item>
          <text:p text:style-name="P139"><text:soft-page-break/><text:span text:style-name="T119">bind() - зв’язує аргументи з операцією;</text:span></text:p>
        </text:list-item>
        <text:list-item>
          <text:p text:style-name="P139"><text:span text:style-name="T119">mem_fn() - викликає операцію, що вказує на функцію-член об’єкту;</text:span></text:p>
        </text:list-item>
        <text:list-item>
          <text:p text:style-name="P139"><text:span text:style-name="T119">not1() - унарне заперечення;</text:span></text:p>
        </text:list-item>
        <text:list-item>
          <text:p text:style-name="P140"><text:span text:style-name="T119">not2() - бінарне заперечення.</text:span></text:p>
        </text:list-item>
      </text:list>
      <text:p text:style-name="P138"><text:span text:style-name="T119">За допомогою bind() можна пов’язати аргументи, що викликають об’єкт безпосередньо(вказавши, наприклад</text:span><text:span text:style-name="T118">, конкретне значення) або за допомогою об’єктів, що заповнюють. <text:s/>Ці об’єкти - (_1,_2,_3, ...) визначені в просторі імен placeholders. </text:span></text:p>
      <text:p text:style-name="P138"><text:span text:style-name="T118">Щоб не згадувати цей простір імен в програмі, необхідно використати директиву:</text:span></text:p>
      <text:p text:style-name="P137"><text:span text:style-name="T121">using namespace placeholders;</text:span></text:p>
      <text:h text:style-name="P128" text:outline-level="3"><text:bookmark text:name="std::mem_fn"/>std::mem_fn</text:h>
      <text:p text:style-name="P2">Шаблоная функц<text:span text:style-name="T128">і</text:span>я <text:span text:style-name="Teletype">std::mem_fn</text:span> <text:span text:style-name="T128">створює клас-гортку для</text:span> <text:span text:style-name="T128">в</text:span>каз<text:span text:style-name="T128">івників</text:span> на член<text:span text:style-name="T128">и</text:span> клас<text:span text:style-name="T128">у</text:span>. <text:span text:style-name="T128">Цей обєкт може</text:span> <text:span text:style-name="T128">зберігати</text:span>, коп<text:span text:style-name="T128">іювати та</text:span> <text:span text:style-name="T128">кикликати </text:span>член клас<text:span text:style-name="T128">у</text:span> по <text:span text:style-name="T128">вказівнику</text:span>. </text:p>
      <text:p text:style-name="P151"/>
      <text:p text:style-name="P151">Звязувачи</text:p>
      <text:h text:style-name="P128" text:outline-level="3"><text:bookmark text:name="std::bind"/>std::bind</text:h>
      <text:p text:style-name="P2">Шаблон<text:span text:style-name="T128">на</text:span> функц<text:span text:style-name="T128">і</text:span>я <text:span text:style-name="Teletype">std::bind</text:span> з<text:span text:style-name="T128">веться</text:span> <text:span text:style-name="T128">з</text:span><text:span text:style-name="T1">вяз</text:span><text:span text:style-name="T2">увачем</text:span> <text:span text:style-name="T128">та</text:span> предоставля<text:span text:style-name="T128">є</text:span> п<text:span text:style-name="T128">відтримку часткового використання функцій</text:span>. <text:span text:style-name="T4">Вона прив'язує деякі аргументи до функціонального об'єкту, створюючи новий функціональний об'єкт. Тобто виклик </text:span><text:span text:style-name="T6">звязувача</text:span><text:span text:style-name="T4"> відповідає виклику функціонального об'єкта з деякими певними параметрами. Передавати </text:span><text:span text:style-name="T6">звязувачу</text:span><text:span text:style-name="T4"> можна або безпосередньо значення аргументів, або спеціальні імена </text:span><text:span text:style-name="T6">з</text:span><text:span text:style-name="T4"> простор</text:span><text:span text:style-name="T6">у</text:span><text:span text:style-name="T4"> імен std :: placeholders, які вказують </text:span><text:span text:style-name="T6">з</text:span><text:span text:style-name="T4">вяз</text:span><text:span text:style-name="T6">увачу</text:span><text:span text:style-name="T4"> на те, що даний аргумент буде пов'язаний, і визначають порядок аргументів </text:span><text:span text:style-name="T6">який</text:span><text:span text:style-name="T4"> повертається </text:span><text:span text:style-name="T6">в</text:span><text:span text:style-name="T4"> функціональн</text:span><text:span text:style-name="T6">ий</text:span><text:span text:style-name="T4"> об'єкт.</text:span></text:p>
      <text:h text:style-name="P128" text:outline-level="3"><text:span text:style-name="T128">Визначення</text:span> функц<text:span text:style-name="T128">ії:</text:span></text:h>
      <text:p text:style-name="P123">template&lt;class F, class... BoundArgs&gt;</text:p>
      <text:p text:style-name="P123"><text:s text:c="3"/>unspecified bind(F&amp;&amp; f, BoundArgs&amp;&amp;... bound_args);</text:p>
      <text:p text:style-name="P123">template&lt;class R, class F, class... BoundArgs&gt;</text:p>
      <text:p text:style-name="P110"><text:s text:c="3"/>unspecified bind(F&amp;&amp; f, BoundArgs&amp;&amp;... bound_args);</text:p>
      <text:p text:style-name="P2"><text:span text:style-name="T128">Тут</text:span> <text:span text:style-name="Teletype">f</text:span> — <text:span text:style-name="T128">обєкт виклику</text:span>, <text:span text:style-name="Teletype">bound_args</text:span> — список <text:span text:style-name="T128">з</text:span>вязан<text:span text:style-name="T128">и</text:span>х аргумент<text:span text:style-name="T128">і</text:span>в. <text:span text:style-name="T128">Типом що повертається є</text:span> <text:s/>функциональн<text:span text:style-name="T128">и</text:span>й об<text:span text:style-name="T128">є</text:span>кт не<text:span text:style-name="T128">визначен</text:span>ого тип<text:span text:style-name="T128">у</text:span> <text:span text:style-name="Teletype">T</text:span>, <text:span text:style-name="T128">яки</text:span>й може б<text:span text:style-name="T128">ути</text:span> <text:span text:style-name="T128">застосуваваним в</text:span> <text:span text:style-name="Teletype">std::function</text:span>, <text:span text:style-name="T128">і</text:span> для <text:span text:style-name="T128">я</text:span>кого в<text:span text:style-name="T128">иконується</text:span> <text:soft-page-break/><text:span text:style-name="Teletype">std::is_bind_expression&lt;T&gt;::value == true</text:span>. <text:span text:style-name="T128">Всередині</text:span> <text:span text:style-name="T128">огортка</text:span> <text:span text:style-name="T128">містить</text:span> об<text:span text:style-name="T128">є</text:span>кт тип<text:span text:style-name="T128">у</text:span> <text:span text:style-name="Teletype">std::decay&lt;F&gt;::type</text:span>, по<text:span text:style-name="T128">будованого</text:span> <text:span text:style-name="T128">з</text:span> <text:span text:style-name="Teletype">std::forward&lt;F&gt;(f)</text:span>, а так<text:span text:style-name="T128">о</text:span>же по одному об<text:span text:style-name="T128">є</text:span>кту для к<text:span text:style-name="T128">ожн</text:span>ого аргумент<text:span text:style-name="T128">у</text:span> аналогичного тип<text:span text:style-name="T128">у</text:span> <text:span text:style-name="Teletype">std::decay&lt;Arg_i&gt;::type</text:span>. </text:p>
      <text:h text:style-name="P128" text:outline-level="3"><text:bookmark text:name="std::placeholders"/>std::placeholders</text:h>
      <text:p text:style-name="P154">У просторі імен std :: placeholders містяться спеціальні об'єкти _1, _2, ..., _N, де число N залежить від реалізації. Вони використовуються в функції bind для завдання порядку вільних аргументів. Коли такі об'єкти передаються у вигляді аргументів на функцію bind, то для них генерується функціональний об'єкт, в якому, при виклику з непов'язаними аргументами, кожен заповнювач _N буде замінений на N-й за рахунком непов'язаний аргумент. Для отримання цілого числа k з заповнювач _K передбачений допоміжний шаблонний клас std :: is_placeholder. При передачі йому заповнювач, як параметра шаблона, є можливість отримати ціле число при зверненні до його полю value. Наприклад, is_placeholder &lt;_3&gt; :: value поверне 3.</text:p>
      <text:h text:style-name="P128" text:outline-level="3"><text:bookmark text:name=".D0.9F.D1.80.D0.B8.D0.BC.D0.B5.D1.80"/><text:bookmark text:name="Пример"/>При<text:span text:style-name="T129">клад</text:span></text:h>
      <text:p text:style-name="P123">#include &lt;iostream&gt;</text:p>
      <text:p text:style-name="P123">#include &lt;functional&gt;</text:p>
      <text:p text:style-name="P123"/>
      <text:p text:style-name="P123">int myPlus (int a, int b) {return a + b;}</text:p>
      <text:p text:style-name="P123"/>
      <text:p text:style-name="P123">int main()</text:p>
      <text:p text:style-name="P123">{</text:p>
      <text:p text:style-name="P123"><text:s text:c="4"/>std::function&lt;int (int)&gt; f(std::bind(myPlus, std::placeholders::_1, 5));</text:p>
      <text:p text:style-name="P123"><text:s text:c="4"/>std::cout &lt;&lt; f(10) &lt;&lt; std::endl;</text:p>
      <text:p text:style-name="P110">}</text:p>
      <text:p text:style-name="P2"><text:span text:style-name="T115">Результат:</text:span> </text:p>
      <text:p text:style-name="P111">15</text:p>
      <text:p text:style-name="P14"/>
      <text:p text:style-name="P16">Стандартні функтори</text:p>
      <text:p text:style-name="P56"><text:span text:style-name="T64">Інколи потрібно використати функтор який є достатньо стандартним — наприклад, </text:span><text:span text:style-name="T31"><text:s/></text:span><text:span text:style-name="T64">для того щоб порівнюва</text:span><text:span text:style-name="T68">ти</text:span><text:span text:style-name="T64"> два аргументи числового типу </text:span><text:span text:style-name="T68">або використати додавання, множення і т.п.</text:span><text:span text:style-name="T64"> Для цього можні використати </text:span><text:span text:style-name="T65">стандартний функтор</text:span><text:span text:style-name="T68">и</text:span><text:span text:style-name="T65">, що визначений в бібліотеці &lt;functional&gt;</text:span></text:p>
      <text:p text:style-name="P17"/>
      <text:p text:style-name="P1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table-cell table:style-name="Таблица4.A1" office:value-type="string">
            <text:p text:style-name="P127">Тип </text:p>
          </table:table-cell>
          <table:table-cell table:style-name="Таблица4.A1" office:value-type="string">
            <text:p text:style-name="P127">Назва </text:p>
          </table:table-cell>
          <table:table-cell table:style-name="Таблица4.A1" office:value-type="string">
            <text:p text:style-name="P127">К-<text:span text:style-name="T114">ть</text:span> операнд<text:span text:style-name="T114">і</text:span>в </text:p>
          </table:table-cell>
          <table:table-cell table:style-name="Таблица4.A1" office:value-type="string">
            <text:p text:style-name="P127"><text:span text:style-name="T114">Тип, що повертається</text:span> </text:p>
          </table:table-cell>
          <table:table-cell table:style-name="Таблица4.A1" office:value-type="string">
            <text:p text:style-name="P127">Д<text:span text:style-name="T114">ія</text:span> </text:p>
          </table:table-cell>
        </table:table-row>
        <table:table-row>
          <table:table-cell table:style-name="Таблица4.A1" table:number-rows-spanned="6" office:value-type="string">
            <text:p text:style-name="P127"><text:span text:style-name="T114">Порівняння</text:span> </text:p>
          </table:table-cell>
          <table:table-cell table:style-name="Таблица4.A1" office:value-type="string">
            <text:p text:style-name="P125"><text:span text:style-name="Teletype">equal_to</text:span> </text:p>
          </table:table-cell>
          <table:table-cell table:style-name="Таблица4.A1" office:value-type="string">
            <text:p text:style-name="P125">Б<text:span text:style-name="T114">і</text:span>нарн<text:span text:style-name="T114">и</text:span>й </text:p>
          </table:table-cell>
          <table:table-cell table:style-name="Таблица4.A1" office:value-type="string">
            <text:p text:style-name="P125">bool </text:p>
          </table:table-cell>
          <table:table-cell table:style-name="Таблица4.A1" office:value-type="string">
            <text:p text:style-name="P125"><text:span text:style-name="Teletype">x == y </text:span></text:p>
          </table:table-cell>
        </table:table-row>
        <table:table-row>
          <table:covered-table-cell/>
          <table:table-cell table:style-name="Таблица4.A1" office:value-type="string">
            <text:p text:style-name="P125"><text:span text:style-name="Teletype">not_equal_to</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bool </text:p>
          </table:table-cell>
          <table:table-cell table:style-name="Таблица4.A1" office:value-type="string">
            <text:p text:style-name="P125"><text:span text:style-name="Teletype">x!= y</text:span> </text:p>
          </table:table-cell>
        </table:table-row>
        <table:table-row>
          <table:covered-table-cell/>
          <table:table-cell table:style-name="Таблица4.A1" office:value-type="string">
            <text:p text:style-name="P125"><text:span text:style-name="Teletype">greater</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bool </text:p>
          </table:table-cell>
          <table:table-cell table:style-name="Таблица4.A1" office:value-type="string">
            <text:p text:style-name="P125"><text:span text:style-name="Teletype">x &gt; y</text:span> </text:p>
          </table:table-cell>
        </table:table-row>
        <table:table-row>
          <table:covered-table-cell/>
          <table:table-cell table:style-name="Таблица4.A1" office:value-type="string">
            <text:p text:style-name="P125"><text:span text:style-name="Teletype">less</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bool </text:p>
          </table:table-cell>
          <table:table-cell table:style-name="Таблица4.A1" office:value-type="string">
            <text:p text:style-name="P125"><text:span text:style-name="Teletype">x &lt; y</text:span> </text:p>
          </table:table-cell>
        </table:table-row>
        <table:table-row>
          <table:covered-table-cell/>
          <table:table-cell table:style-name="Таблица4.A1" office:value-type="string">
            <text:p text:style-name="P125"><text:span text:style-name="Teletype">greater_equal</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bool </text:p>
          </table:table-cell>
          <table:table-cell table:style-name="Таблица4.A1" office:value-type="string">
            <text:p text:style-name="P125"><text:span text:style-name="Teletype">x &gt;= y</text:span> </text:p>
          </table:table-cell>
        </table:table-row>
        <table:table-row>
          <table:covered-table-cell/>
          <table:table-cell table:style-name="Таблица4.A1" office:value-type="string">
            <text:p text:style-name="P125"><text:span text:style-name="Teletype">less_equal</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bool </text:p>
          </table:table-cell>
          <table:table-cell table:style-name="Таблица4.A1" office:value-type="string">
            <text:p text:style-name="P125"><text:span text:style-name="Teletype">x &lt;= y</text:span> </text:p>
          </table:table-cell>
        </table:table-row>
        <table:table-row>
          <table:table-cell table:style-name="Таблица4.A1" table:number-rows-spanned="3" office:value-type="string">
            <text:p text:style-name="P127">Лог<text:span text:style-name="T114">и</text:span>ч<text:span text:style-name="T114">ні</text:span> </text:p>
          </table:table-cell>
          <table:table-cell table:style-name="Таблица4.A1" office:value-type="string">
            <text:p text:style-name="P125"><text:span text:style-name="Teletype">logical_and</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bool </text:p>
          </table:table-cell>
          <table:table-cell table:style-name="Таблица4.A1" office:value-type="string">
            <text:p text:style-name="P125"><text:span text:style-name="Teletype">x &amp;&amp; y</text:span> </text:p>
          </table:table-cell>
        </table:table-row>
        <table:table-row>
          <table:covered-table-cell/>
          <table:table-cell table:style-name="Таблица4.A1" office:value-type="string">
            <text:p text:style-name="P125"><text:span text:style-name="Teletype">logical_or</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bool </text:p>
          </table:table-cell>
          <table:table-cell table:style-name="Таблица4.A1" office:value-type="string">
            <text:p text:style-name="P125"><text:span text:style-name="Teletype">x || y</text:span> </text:p>
          </table:table-cell>
        </table:table-row>
        <table:table-row>
          <table:covered-table-cell/>
          <table:table-cell table:style-name="Таблица4.A1" office:value-type="string">
            <text:p text:style-name="P125"><text:span text:style-name="Teletype">logical_not</text:span> </text:p>
          </table:table-cell>
          <table:table-cell table:style-name="Таблица4.A1" office:value-type="string">
            <text:p text:style-name="P126">Унарн<text:span text:style-name="T114">и</text:span>й </text:p>
          </table:table-cell>
          <table:table-cell table:style-name="Таблица4.A1" office:value-type="string">
            <text:p text:style-name="P125">bool </text:p>
          </table:table-cell>
          <table:table-cell table:style-name="Таблица4.A1" office:value-type="string">
            <text:p text:style-name="P125"><text:span text:style-name="Teletype">!x</text:span> </text:p>
          </table:table-cell>
        </table:table-row>
        <table:table-row>
          <table:table-cell table:style-name="Таблица4.A1" table:number-rows-spanned="6" office:value-type="string">
            <text:p text:style-name="P127">Арифметич<text:span text:style-name="T114">ні</text:span> </text:p>
          </table:table-cell>
          <table:table-cell table:style-name="Таблица4.A1" office:value-type="string">
            <text:p text:style-name="P125"><text:span text:style-name="Teletype">plus</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x + y</text:span> </text:p>
          </table:table-cell>
        </table:table-row>
        <table:table-row>
          <table:covered-table-cell/>
          <table:table-cell table:style-name="Таблица4.A1" office:value-type="string">
            <text:p text:style-name="P125"><text:span text:style-name="Teletype">minus</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x - y</text:span> </text:p>
          </table:table-cell>
        </table:table-row>
        <table:table-row>
          <table:covered-table-cell/>
          <table:table-cell table:style-name="Таблица4.A1" office:value-type="string">
            <text:p text:style-name="P125"><text:span text:style-name="Teletype">multiplies</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x * y</text:span> </text:p>
          </table:table-cell>
        </table:table-row>
        <table:table-row>
          <table:covered-table-cell/>
          <table:table-cell table:style-name="Таблица4.A1" office:value-type="string">
            <text:p text:style-name="P125"><text:span text:style-name="Teletype">divides</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x / y</text:span> </text:p>
          </table:table-cell>
        </table:table-row>
        <table:table-row>
          <table:covered-table-cell/>
          <table:table-cell table:style-name="Таблица4.A1" office:value-type="string">
            <text:p text:style-name="P125"><text:span text:style-name="Teletype">modulus</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text:span text:style-name="T114">x</text:span></text:span><text:span text:style-name="Teletype"> % y</text:span> </text:p>
          </table:table-cell>
        </table:table-row>
        <table:table-row>
          <table:covered-table-cell/>
          <table:table-cell table:style-name="Таблица4.A1" office:value-type="string">
            <text:p text:style-name="P125"><text:span text:style-name="Teletype">negate</text:span> </text:p>
          </table:table-cell>
          <table:table-cell table:style-name="Таблица4.A1" office:value-type="string">
            <text:p text:style-name="P126">Унарн<text:span text:style-name="T114">и</text:span>й </text:p>
          </table:table-cell>
          <table:table-cell table:style-name="Таблица4.A1" office:value-type="string">
            <text:p text:style-name="P125">T </text:p>
          </table:table-cell>
          <table:table-cell table:style-name="Таблица4.A1" office:value-type="string">
            <text:p text:style-name="P125"><text:span text:style-name="Teletype">-x</text:span> </text:p>
          </table:table-cell>
        </table:table-row>
        <table:table-row>
          <table:table-cell table:style-name="Таблица4.A1" table:number-rows-spanned="4" office:value-type="string">
            <text:p text:style-name="P127">Б<text:span text:style-name="T114">і</text:span>тов<text:span text:style-name="T114">і</text:span> <text:span text:style-name="T114">(Сі++11)</text:span> </text:p>
          </table:table-cell>
          <table:table-cell table:style-name="Таблица4.A1" office:value-type="string">
            <text:p text:style-name="P125"><text:span text:style-name="Teletype">bit_and</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x &amp; y</text:span> </text:p>
          </table:table-cell>
        </table:table-row>
        <table:table-row>
          <table:covered-table-cell/>
          <table:table-cell table:style-name="Таблица4.A1" office:value-type="string">
            <text:p text:style-name="P125"><text:span text:style-name="Teletype">bit_or</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x | y</text:span> </text:p>
          </table:table-cell>
        </table:table-row>
        <table:table-row>
          <table:covered-table-cell/>
          <table:table-cell table:style-name="Таблица4.A1" office:value-type="string">
            <text:p text:style-name="P125"><text:span text:style-name="Teletype">bit_xor</text:span> </text:p>
          </table:table-cell>
          <table:table-cell table:style-name="Таблица4.A1" office:value-type="string">
            <text:p text:style-name="P126">Б<text:span text:style-name="T114">і</text:span>нарн<text:span text:style-name="T114">и</text:span>й</text:p>
          </table:table-cell>
          <table:table-cell table:style-name="Таблица4.A1" office:value-type="string">
            <text:p text:style-name="P125">T </text:p>
          </table:table-cell>
          <table:table-cell table:style-name="Таблица4.A1" office:value-type="string">
            <text:p text:style-name="P125"><text:span text:style-name="Teletype">x ^ y</text:span> </text:p>
          </table:table-cell>
        </table:table-row>
        <table:table-row>
          <table:covered-table-cell/>
          <table:table-cell table:style-name="Таблица4.A1" office:value-type="string">
            <text:p text:style-name="P125"><text:span text:style-name="Teletype">bit_not</text:span> </text:p>
          </table:table-cell>
          <table:table-cell table:style-name="Таблица4.A1" office:value-type="string">
            <text:p text:style-name="P125">Унарн<text:span text:style-name="T114">и</text:span>й </text:p>
          </table:table-cell>
          <table:table-cell table:style-name="Таблица4.A1" office:value-type="string">
            <text:p text:style-name="P125">T </text:p>
          </table:table-cell>
          <table:table-cell table:style-name="Таблица4.A1" office:value-type="string">
            <text:p text:style-name="P125"><text:span text:style-name="Teletype">~x</text:span> </text:p>
          </table:table-cell>
        </table:table-row>
      </table:table>
      <text:h text:style-name="P104" text:outline-level="3"/>
      <text:p text:style-name="P150"><text:span text:style-name="Source_20_Text"><text:span text:style-name="T98">Приклад</text:span></text:span></text:p>
      <text:p text:style-name="P150"><text:span text:style-name="Source_20_Text"><text:span text:style-name="T98">#include &lt;iostream&gt;</text:span></text:span></text:p>
      <text:p text:style-name="P150"><text:span text:style-name="Source_20_Text"><text:span text:style-name="T98">#include &lt;vector&gt;</text:span></text:span></text:p>
      <text:p text:style-name="P150"><text:span text:style-name="Source_20_Text"><text:span text:style-name="T98">#include &lt;algorithm&gt;</text:span></text:span></text:p>
      <text:p text:style-name="P150"><text:span text:style-name="Source_20_Text"><text:span text:style-name="T98">#include &lt;numeric&gt;</text:span></text:span></text:p>
      <text:p text:style-name="P150"><text:span text:style-name="Source_20_Text"><text:span text:style-name="T98">#include &lt;functional&gt;</text:span></text:span></text:p>
      <text:p text:style-name="P150"><text:span text:style-name="Source_20_Text"><text:span text:style-name="T98"/></text:span></text:p>
      <text:p text:style-name="P150"><text:span text:style-name="Source_20_Text"><text:span text:style-name="T98"/></text:span></text:p>
      <text:p text:style-name="P150"><text:span text:style-name="Source_20_Text"><text:span text:style-name="T98">//using namespace std;</text:span></text:span></text:p>
      <text:p text:style-name="P150"><text:span text:style-name="Source_20_Text"><text:span text:style-name="T98">int main(){</text:span></text:span></text:p>
      <text:p text:style-name="P150"><text:span text:style-name="Source_20_Text"><text:span text:style-name="T98"/></text:span></text:p>
      <text:p text:style-name="P150"><text:span text:style-name="Source_20_Text"><text:span text:style-name="T98">std::vector&lt;double&gt; v1, v2(4);</text:span></text:span></text:p>
      <text:p text:style-name="P150"><text:span text:style-name="Source_20_Text"><text:span text:style-name="T98">double mas1[] ={1.0,2.3,1.0,4.1};</text:span></text:span></text:p>
      <text:p text:style-name="P150"><text:span text:style-name="Source_20_Text"><text:span text:style-name="T98">v1.assign(1.0,4);</text:span></text:span></text:p>
      <text:p text:style-name="P150"><text:span text:style-name="Source_20_Text"><text:span text:style-name="T98">std::copy(mas1,mas1+3,v2.begin()); <text:s/></text:span></text:span></text:p>
      <text:p text:style-name="P150"><text:span text:style-name="Source_20_Text"><text:span text:style-name="T98"/></text:span></text:p>
      <text:p text:style-name="P150"><text:span text:style-name="Source_20_Text"><text:span text:style-name="T98"><text:s/>for (std::vector&lt;double&gt;::iterator it = v2.begin(); it!=v2.end(); ++it)</text:span></text:span></text:p>
      <text:p text:style-name="P150"><text:span text:style-name="Source_20_Text"><text:span text:style-name="T98"><text:s text:c="4"/>std::cout &lt;&lt; ' ' &lt;&lt; *it;</text:span></text:span></text:p>
      <text:p text:style-name="P150"><text:span text:style-name="Source_20_Text"><text:span text:style-name="T98"/></text:span></text:p>
      <text:p text:style-name="P150"><text:soft-page-break/><text:span text:style-name="Source_20_Text"><text:span text:style-name="T98">// using predicate comparison:</text:span></text:span></text:p>
      <text:p text:style-name="P150"><text:span text:style-name="Source_20_Text"><text:span text:style-name="T98">std::pair&lt;std::vector&lt;double&gt;::iterator, std::vector&lt;double&gt;::iterator&gt; it;</text:span></text:span></text:p>
      <text:p text:style-name="P150"><text:span text:style-name="Source_20_Text"><text:span text:style-name="T98"/></text:span></text:p>
      <text:p text:style-name="P150"><text:span text:style-name="Source_20_Text"><text:span text:style-name="T98"><text:s text:c="2"/>it = std::mismatch (v1.begin(), v1.end(), v2.begin(), std::less&lt;double&gt;() );</text:span></text:span></text:p>
      <text:p text:style-name="P150"><text:span text:style-name="Source_20_Text"><text:span text:style-name="T98"><text:s text:c="2"/>std::cout &lt;&lt; "Second mismatching elements: " &lt;&lt; *it.first;</text:span></text:span></text:p>
      <text:p text:style-name="P150"><text:span text:style-name="Source_20_Text"><text:span text:style-name="T98"><text:s text:c="2"/>std::cout &lt;&lt; " and " &lt;&lt; *it.second &lt;&lt; '\n';</text:span></text:span></text:p>
      <text:p text:style-name="P150"><text:span text:style-name="Source_20_Text"><text:span text:style-name="T98"/></text:span></text:p>
      <text:p text:style-name="P150"><text:span text:style-name="Source_20_Text"><text:span text:style-name="T98"><text:s/>std::vector&lt;int&gt; val(v2.begin(),v2.end());</text:span></text:span></text:p>
      <text:p text:style-name="P150"><text:span text:style-name="Source_20_Text"><text:span text:style-name="T98"><text:s/>std::vector&lt;int&gt; result(4);</text:span></text:span></text:p>
      <text:p text:style-name="P150"><text:span text:style-name="Source_20_Text"><text:span text:style-name="T98"><text:s text:c="2"/>std::partial_sum (val.begin(), val.end(), result.begin(), std::multiplies&lt;int&gt;());</text:span></text:span></text:p>
      <text:p text:style-name="P150"><text:span text:style-name="Source_20_Text"><text:span text:style-name="T98"><text:s text:c="2"/>std::cout &lt;&lt; "using functional operation multiplies: ";</text:span></text:span></text:p>
      <text:p text:style-name="P150"><text:span text:style-name="Source_20_Text"><text:span text:style-name="T98"><text:s text:c="2"/>for (int i=0; i&lt;4; i++) std::cout &lt;&lt; result[i] &lt;&lt; ' ';</text:span></text:span></text:p>
      <text:p text:style-name="P150"><text:span text:style-name="Source_20_Text"><text:span text:style-name="T98"><text:s text:c="2"/>std::cout &lt;&lt; '\n';</text:span></text:span></text:p>
      <text:p text:style-name="P150"><text:span text:style-name="Source_20_Text"><text:span text:style-name="T98"/></text:span></text:p>
      <text:p text:style-name="P150"><text:span text:style-name="Source_20_Text"><text:span text:style-name="T98">}</text:span></text:span></text:p>
      <text:p text:style-name="P57"><text:span text:style-name="Source_20_Text"><text:span text:style-name="T81"/></text:span></text:p>
      <text:p text:style-name="P57"><text:span text:style-name="Source_20_Text"><text:span text:style-name="T81"/></text:span></text:p>
      <text:h text:style-name="P17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Liberation Mono" svg:font-family="'Liberation Mono', 'Courier New'" style:font-family-generic="modern"/>
    <style:font-face style:name="FreeSans1" svg:font-family="FreeSans"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atin Modern Roman" svg:font-family="'Latin Modern Roman'"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_20__28_user_29_" style:next-style-name="Text_20_body" style:default-outline-level="1" style:class="text">
      <style:paragraph-properties fo:margin-top="0.423cm" fo:margin-bottom="0.212cm" loext:contextual-spacing="false"/>
      <style:text-properties style:font-name="Liberation Serif1" fo:font-family="'Liberation Serif', 'Times New Roman'" style:font-family-generic="roman" style:font-pitch="variable" fo:font-size="24pt" fo:font-weight="bold" style:font-name-asian="Tahoma" style:font-family-asian="Tahoma" style:font-pitch-asian="variable" style:font-size-asian="24pt" style:font-weight-asian="bold" style:font-name-complex="Tahoma" style:font-family-complex="Tahoma" style:font-pitch-complex="variable" style:font-size-complex="24pt" style:font-weight-complex="bold"/>
    </style:style>
    <style:style style:name="Table_20_Contents_20__28_user_29_" style:display-name="Table Contents (user)" style:family="paragraph" style:parent-style-name="Standard">
      <style:paragraph-properties text:number-lines="false" text:line-number="0"/>
    </style:style>
    <style:style style:name="Preformatted_20_Text_20__28_user_29_" style:display-name="Preformatted Text (user)" style:family="paragraph" style:parent-style-name="Standard">
      <style:paragraph-properties fo:margin-top="0cm" fo:margin-bottom="0cm" loext: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1"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_20__28_user_29_" style:display-name="Source Text (user)" style:family="text">
      <style:text-properties style:font-name="Liberation Mono" fo:font-family="'Liberation Mono', 'Courier New'" style:font-family-generic="modern" style:font-name-asian="Courier New" style:font-family-asian="'Courier New'" style:font-family-generic-asian="modern" style:font-name-complex="Liberation Mono" style:font-family-complex="'Liberation Mono', 'Courier New'" style:font-family-generic-complex="modern"/>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Times New Roman" fo:font-family="'Times New Roman'" style:font-family-generic="roman" style:font-pitch="variable" fo:font-size="15pt" style:text-underline-style="none" style:font-size-asian="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6T11:23:16.631455700</meta:creation-date>
    <dc:date>2021-01-06T18:22:13.617100103</dc:date>
    <meta:editing-duration>PT18H21M5S</meta:editing-duration>
    <meta:editing-cycles>88</meta:editing-cycles>
    <meta:generator>LibreOffice/5.1.2.2$Linux_X86_64 LibreOffice_project/10m0$Build-2</meta:generator>
    <meta:document-statistic meta:table-count="1" meta:image-count="0" meta:object-count="0" meta:page-count="45" meta:paragraph-count="1165" meta:word-count="6978" meta:character-count="54023" meta:non-whitespace-character-count="44855"/>
  </office:meta>
</office:document-meta>
</file>